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A161984EFB076D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0"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1"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T1" style:family="text">
      <style:text-properties fo:color="#000000" style:font-name="osifont1" fo:font-size="15.1000003814697pt" style:font-size-asian="15.1000003814697pt" style:font-name-complex="osifont1" style:font-size-complex="15.1000003814697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8.8999996185303pt" style:font-size-asian="18.8999996185303pt" style:font-name-complex="osifont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A161984EFB076DCD.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282cm" svg:height="0.29cm" svg:x="14.801cm" svg:y="16.565cm" svg:viewBox="0 0 128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342 287v-29h70v-210l-62 44v-33l65-44h32v243h66v29zM735 199c0 29-8 51-25 68-17 16-41 24-71 24-25 0-46-5-61-16-16-11-26-27-30-48l35-4c8 26 27 40 57 40 19 0 33-6 44-17 10-11 15-27 15-46 0-17-5-31-15-42-11-10-25-16-43-16-10 0-18 2-27 5-8 3-16 8-24 15h-34l9-147h155v29h-123l-5 87c15-11 33-17 56-17 27 0 48 8 64 23 16 16 23 37 23 62zM752 291l80-291h30l-78 291zM890 287v-29h69v-210l-61 44v-33l64-44h32v243h66v29zM1283 212c0 25-8 44-24 58s-39 21-69 21c-29 0-52-7-68-20-17-14-25-34-25-59 0-18 5-33 15-45s23-19 39-22v-1c-15-3-26-11-35-22-8-13-13-26-13-42 0-21 8-37 23-50 16-13 37-19 63-19 28 0 49 6 64 18 16 13 23 30 23 52 0 15-4 29-12 41-9 12-21 19-36 22v1c18 3 31 10 41 22 9 12 14 27 14 45zM1240 83c0-31-16-47-51-47-16 0-29 4-37 12-9 8-13 19-13 35 0 15 4 28 13 36s21 12 37 12c17 0 30-3 39-11 8-8 12-21 12-37zM1247 208c0-17-5-29-15-38-10-8-25-13-43-13s-32 5-41 14c-10 9-15 22-15 38 0 37 19 56 57 56 19 0 34-4 43-13 10-10 14-24 14-44z">
          <text:p/>
        </draw:path>
        <draw:path draw:style-name="gr2" draw:text-style-name="P2" draw:layer="layout" svg:width="1.288cm" svg:height="0.296cm" svg:x="14.798cm" svg:y="16.562cm" svg:viewBox="0 0 1289 297" svg:d="M194 215c0 26-8 47-25 61-16 14-40 21-70 21-28 0-50-6-67-19s-27-32-32-57v-3h4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9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6 293l80-291v-2h2 31 4l-1 4-79 291v2h-3-31-3zM209 291h31v3l-2-1 78-291 3 1v3h-31v-3l3 1-79 291-3-1zM344 290v-29-3h2 70v3h-3v-210h3l1 2-61 44-4 3v-5-33-2l1-1 64-44h1 1 32 2v3 243h-2v-3h66 3v3 29 3h-3-171-2zM346 288h171v2h-3v-29h3v3h-66-3v-3-243h3v2h-32v-2l1 2-64 44-2-2h3v33h-3l-1-3 61-44 5-3v6 210 3h-3-70v-3h3v29h-3zM742 202c0 29-9 53-26 70-18 16-42 25-73 25-26 0-47-6-63-17-16-12-26-28-31-50v-3h3l35-4 2-1 1 3c7 26 24 38 54 38 18 0 32-5 42-16s15-25 15-44c0-17-5-30-15-40-11-10-24-15-41-15-9 0-18 2-26 4-7 3-15 8-23 15l-1 1h-1-34-3v-3l9-148 1-2h2 155 3v3 29 3h-3-123v-3h3l-5 87h-3l-2-2c15-12 35-18 58-18 27 0 49 8 66 24 16 17 24 38 24 64zM737 202c0-25-8-44-23-60-16-15-36-22-62-22-22 0-40 5-55 17l-4 3v-6l5-87v-3h3 123v3h-3v-29h3v2h-155v-2h3l-9 147h-3v-3h34v3l-2-2c9-8 17-13 25-16 9-3 18-5 28-5 18 0 33 6 45 17 11 11 16 26 16 44 0 20-5 36-16 48s-27 18-46 18c-31 0-52-15-59-43h2l1 2-35 4-1-2 3-1c4 20 13 36 28 46 16 11 35 16 60 16 30 0 52-7 69-23 17-17 25-38 25-66zM754 293l79-291 1-2h2 30 4l-1 4-79 291v2h-2-32-3zM756 291h32v3l-3-1 79-291 2 1v3h-30v-3l2 1-79 291-3-1zM891 290v-29-3h3 69v3h-3v-210h3l2 2-62 44-4 3v-5-33-2l1-1 64-44h1 1 32 3v3 243h-3v-3h66 3v3 29 3h-3-170-3zM894 288h170v2h-3v-29h3v3h-66-3v-3-243h3v2h-32v-2l1 2-64 44-1-2h3v33h-3l-2-3 61-44 5-3v6 210 3h-3-69v-3h3v29h-3zM1289 215c0 25-8 46-25 60-16 15-40 22-70 22s-53-7-70-21-26-35-26-61c0-18 5-34 16-47 10-12 24-20 41-23v3h-3v-1h3l-1 3c-15-3-27-11-36-23s-14-28-14-44c0-21 9-39 25-52 16-14 37-20 64-20s49 6 65 19 24 32 24 54c0 16-4 31-13 43s-22 20-37 23l-1-3h3v1h-3l1-3c18 3 32 11 42 23s15 28 15 47zM1283 215c0-18-4-32-13-43-10-12-22-19-39-21l-3-1v-2-1-2l3-1c14-3 25-9 33-20 9-12 13-25 13-40 0-21-8-37-23-49-15-13-35-19-61-19s-46 7-61 19-22 28-22 48c0 15 4 29 12 40 9 11 19 18 34 22h2v2 1 3h-2c-16 3-28 9-38 21s-14 26-14 43c0 25 7 43 23 56 16 14 38 20 67 20s51-6 66-20c16-14 23-32 23-56zM1241 86c0-30-16-44-48-44-16 0-27 4-36 11-8 7-11 18-11 33s4 26 12 34 20 11 35 11c16 0 28-3 36-10s12-19 12-35zM1246 86c0 17-4 31-14 39-9 8-22 12-39 12-16 0-30-4-39-13s-14-22-14-38 5-29 14-37 22-12 39-12c35 0 53 17 53 49zM1247 211c0-16-4-28-14-36-9-8-22-12-40-12-17 0-30 4-39 13-10 9-14 20-14 36 0 36 17 53 54 53 18 0 32-4 40-12 9-9 13-22 13-42zM1253 211c0 21-5 36-15 46-9 9-25 14-44 14-39 0-60-20-60-59 0-17 5-30 16-40 10-10 25-14 43-14s34 4 44 13c11 9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6.335cm" svg:height="0.521cm" svg:x="18.609cm" svg:y="15.46cm" svg:viewBox="0 0 6336 522" svg:d="M291 406l-115-169-118 169h-58l147-200-136-185h58l107 151 104-151h57l-131 183 143 202zM352 517v-35h325v35zM958 256c0 103-37 156-109 156-22 0-41-4-56-13-14-9-27-22-36-40 0 6-1 15-1 26-1 12-2 19-2 21h-48c2-11 2-31 2-62v-344h49v116c0 12 0 26-1 42h1c9-19 21-33 36-41s34-12 56-12c37 0 65 12 82 37 18 25 27 63 27 114zM906 258c0-41-5-71-16-89-11-17-29-26-53-26-28 0-48 9-61 28s-19 49-19 90c0 39 6 67 19 86 12 18 32 27 60 27 25 0 43-9 54-27s16-48 16-89zM1056 268c0 34 7 60 21 78 14 19 34 28 61 28 22 0 39-4 51-13 13-9 22-19 27-32l43 12c-18 46-58 71-121 71-43 0-76-14-99-40s-35-65-35-116c0-49 12-86 35-112s55-39 98-39c86 0 130 52 130 157v6zM1216 230c-3-31-11-53-24-68-13-14-32-21-56-21s-43 8-57 24-21 38-22 65zM1404 412c-30 0-52-8-67-25-15-15-22-37-22-64 0-31 10-54 30-71 20-16 52-25 97-26l66-1v-16c0-24-5-41-15-51-10-11-26-16-48-16s-38 4-48 11c-10 8-16 20-18 36l-51-5c8-53 48-79 118-79 37 0 65 8 84 25s28 42 28 74v127c0 15 2 26 6 33s11 11 22 11c4 0 10-1 16-2v32c-13 2-25 4-38 4-18 0-32-5-40-15s-13-25-14-45h-2c-12 22-27 38-43 48-17 10-37 15-61 15zM1415 374c18 0 34-4 48-12 14-9 25-20 33-34s12-29 12-44v-24l-53 1c-23 0-41 2-53 7-12 4-21 11-27 20-7 9-10 21-10 36 0 16 5 28 13 37 9 8 21 13 37 13zM1640 406v-227c0-21 0-44-2-69h47c1 34 2 54 2 60h1c8-25 17-42 27-51 10-10 25-14 43-14 7 0 13 1 20 2v45c-6-1-15-2-26-2-20 0-36 8-47 26-10 18-16 43-16 75v155zM1825 47v-47h49v47zM1825 406v-296h49v296zM2137 406v-188c0-19-2-34-6-45s-10-19-18-23c-9-5-21-7-37-7-24 0-42 8-56 24s-21 38-21 67v172h-49v-233c0-34 0-55-1-63h46c0 1 1 3 1 7s0 9 0 14c1 5 1 15 1 30h1c11-21 24-35 39-44 15-8 34-12 55-12 33 0 57 8 72 24s22 42 22 80v197zM2371 522c-32 0-57-6-76-19-20-12-32-30-37-54l49-7c3 14 11 24 22 32 11 7 26 11 44 11 49 0 73-29 73-87v-48c-10 19-22 34-39 43-16 11-35 15-56 15-36 0-63-13-80-37s-26-61-26-113 10-90 28-115 46-38 83-38c21 0 39 5 55 15 15 9 27 23 35 41h1c0-6 0-15 1-29 1-13 1-21 2-22h47c-1 10-2 30-2 61v226c0 84-41 125-124 125zM2446 258c0-24-3-45-10-62-6-18-15-31-27-40s-26-14-41-14c-25 0-43 9-55 27-11 18-17 48-17 89 0 40 6 69 16 87 11 17 29 26 55 26 16 0 30-4 42-14 12-9 21-22 27-39 7-17 10-37 10-60zM2524 517v-35h325v35zM2929 161c11-20 23-34 38-43s34-13 56-13c32 0 56 8 71 24 15 15 23 42 23 80v197h-49v-188c0-21-2-36-6-46s-10-18-19-22c-9-5-21-7-36-7-23 0-42 8-56 24s-21 37-21 64v175h-49v-406h49v106c0 11 0 22-1 34 0 12-1 19-1 21zM3440 257c0 52-11 91-34 116s-56 39-99 39-76-14-98-41c-22-26-33-64-33-114 0-101 44-152 133-152 45 0 78 12 99 37s32 63 32 115zM3389 257c0-40-6-70-19-88-12-19-32-28-61-28-28 0-49 9-62 28s-19 48-19 88c0 39 6 69 19 88 13 20 32 29 59 29 30 0 51-9 64-28 12-19 19-48 19-89zM3501 406v-406h49v406zM3812 358c-9 19-21 32-36 40-15 10-33 14-56 14-37 0-64-14-82-39-17-25-26-63-26-114 0-103 36-154 108-154 23 0 41 4 56 12s27 21 36 39h1l-1-33v-123h49v344c0 31 1 51 2 62h-47c0-3-1-10-2-21 0-10-1-20-1-27zM3663 257c0 42 6 71 17 89s28 27 53 27c28 0 48-10 60-29 13-19 19-49 19-90 0-39-6-68-19-86-12-18-32-27-60-27-24 0-42 9-53 27-11 19-17 48-17 89zM3974 268c0 34 7 60 21 78 14 19 34 28 61 28 22 0 39-4 51-13 13-9 22-19 27-32l43 12c-18 46-58 71-121 71-43 0-77-14-99-40-23-26-35-65-35-116 0-49 12-86 35-112 22-26 55-39 97-39 87 0 130 52 130 157v6zM4134 230c-3-31-11-53-24-68-13-14-32-21-56-21s-43 8-57 24-21 38-23 65zM4248 406v-227c0-21-1-44-2-69h46c2 34 3 54 3 60h1c8-25 17-42 27-51 10-10 24-14 43-14 6 0 13 1 20 2v45c-7-1-16-2-26-2-21 0-36 8-47 26s-16 43-16 75v155zM4387 517v-35h325v35zM4743 47v-47h49v47zM4743 406v-296h49v296zM5055 406v-188c0-19-2-34-6-45s-10-19-18-23c-9-5-21-7-37-7-24 0-43 8-56 24-14 16-21 38-21 67v172h-49v-233c0-34 0-55-1-63h46c0 1 0 3 1 7 0 4 0 9 0 14 1 5 1 15 1 30h1c11-21 24-35 39-44 15-8 33-12 55-12 33 0 56 8 71 24s23 42 23 80v197zM5399 324c0 27-11 49-32 64-21 16-50 24-88 24-36 0-65-6-85-19s-33-31-39-57l44-9c4 16 13 28 26 35 13 8 31 11 54 11 25 0 43-4 55-11 12-8 17-19 17-35 0-11-4-21-12-28s-21-13-38-18l-36-9c-28-7-48-15-60-22s-21-15-28-25c-6-10-10-22-10-37 0-27 10-47 29-61s47-22 84-22c32 0 58 6 77 18 20 11 32 29 37 55l-44 5c-3-13-10-23-22-30s-28-10-48-10c-22 0-39 3-49 10-11 6-16 17-16 30 0 9 2 15 6 21 5 5 11 10 20 14 8 4 26 9 54 16 26 6 45 12 56 18 11 5 20 11 27 18s12 15 16 24c3 8 5 18 5 30zM5497 268c0 34 7 60 21 78 14 19 35 28 62 28 21 0 38-4 51-13s21-19 26-32l43 12c-18 46-58 71-120 71-44 0-77-14-100-40s-34-65-34-116c0-49 11-86 34-112s55-39 98-39c86 0 130 52 130 157v6zM5657 230c-3-31-11-53-24-68-13-14-32-21-56-21s-43 8-57 24-21 38-22 65zM5771 406v-227c0-21-1-44-2-69h47c1 34 2 54 2 60h1c8-25 17-42 27-51 10-10 25-14 43-14 7 0 13 1 20 2v45c-7-1-15-2-26-2-20 0-36 8-47 26s-16 43-16 75v155zM6070 404c-17 4-33 7-50 7-39 0-59-24-59-68v-197h-34v-36h36l14-66h33v66h55v36h-55v186c0 14 3 24 7 30 5 6 13 9 24 9 7 0 16-2 29-4zM6336 324c0 27-11 49-32 64-21 16-50 24-88 24-37 0-65-6-85-19s-33-31-39-57l43-9c5 16 13 28 26 35 13 8 32 11 55 11 25 0 43-4 55-11 11-8 17-19 17-35 0-11-4-21-12-28s-21-13-39-18l-35-9c-28-7-48-15-60-22s-21-15-28-25-10-22-10-37c0-27 9-47 29-61 19-14 47-22 83-22 33 0 59 6 78 18 19 11 31 29 36 55l-44 5c-2-13-10-23-22-30s-28-10-48-10c-22 0-38 3-49 10-10 6-15 17-15 30 0 9 2 15 6 21 4 5 11 10 19 14 9 4 27 9 54 16 26 6 45 12 57 18 11 5 20 11 27 18 6 7 11 15 15 24 4 8 6 18 6 30z">
          <text:p/>
        </draw:path>
        <draw:path draw:style-name="gr2" draw:text-style-name="P2" draw:layer="layout" svg:width="6.342cm" svg:height="0.526cm" svg:x="18.604cm" svg:y="15.458cm" svg:viewBox="0 0 6343 527" svg:d="M294 410l-116-168 3-2 2 2-118 168-1 1h-1-58-5l3-4 146-200 3 2-3 1-135-185-3-5h5 58 1l1 1 107 152-2 2-2-2 103-152 1-1h2 57 6l-3 5-132 183-2-1 2-2 143 202 3 4h-5-58-1zM296 405h58v3l-3 2-142-202-2-1 2-2 131-184 2 2v3h-57v-3l2 2-104 151-2 4-2-4-107-151 2-2v3h-58v-3l3-2 135 186 1 2-1 1-146 200-3-2v-3h58v3l-2-1 117-168 3-4 2 4 115 168-2 1zM354 519v-35-3h3 325 3v3 35 3h-3-325-3zM357 516h325v3h-3v-35h3v3h-325v-3h2v35h-2zM965 259c0 104-37 158-111 158-23 0-42-5-57-13s-28-22-37-40l2-2v3-3h2c0 6 0 15-1 26 0 12-1 19-1 21l-1 2h-2-48-3l1-3c1-10 1-30 1-61v-345-2h3 49 3v2 117c0 12 0 26-1 42h-3v-3h1v3l-2-2c9-19 22-33 37-42 15-8 35-12 57-12 38 0 67 13 85 39 17 25 26 64 26 115zM960 259c0-50-9-87-26-112s-43-36-80-36c-22 0-40 3-54 11-15 8-26 21-35 40l-1 1h-2-1-3v-3c1-16 1-29 1-41v-117h3v3h-49v-3h3v345c0 31-1 52-2 62l-3-1v-3h48v3h-3c0-2 1-8 2-20 0-12 1-20 1-26v-2h3 2l1 1c9 18 20 30 35 38 14 8 32 12 54 12 71 0 106-50 106-152zM908 261c0-41-5-70-16-87-10-17-27-26-50-26-27 0-46 9-59 28-12 18-18 47-18 88 0 38 6 66 18 84s31 27 58 27c24 0 41-9 51-26 11-18 16-47 16-88zM914 261c0 41-6 72-17 90-11 19-31 29-56 29-28 0-50-10-63-29-12-19-19-48-19-87 0-41 7-72 20-92 13-19 34-29 63-29 25 0 44 9 55 28 11 18 17 48 17 90zM1064 271c0 33 7 59 20 77 14 17 33 26 59 26 21 0 38-4 50-12 12-9 21-19 25-31l1-3 2 1 43 12 3 1-1 3c-18 47-59 72-123 72-44 0-78-14-101-40-24-27-35-67-35-118 0-49 11-88 35-114 23-27 57-40 100-40 88 0 132 54 132 160v6 3h-2-211v-3zM1061 268h211v3h-3v-6c0-104-42-154-127-154-42 0-74 12-96 38-23 25-34 61-34 110 0 51 11 88 34 114 22 25 54 38 97 38 62 0 101-23 118-68l3 1-1 3-43-13 1-2 2 1c-4 13-14 25-27 33-13 9-31 14-53 14-27 0-49-10-63-29-15-19-22-46-22-80v-3zM1218 234c-3-31-10-53-23-67s-30-20-54-20-41 7-55 23c-13 15-21 36-22 64l-2-1v-2h159v2zM1221 236h-159-3v-3c1-28 9-51 23-67s34-25 59-25 45 8 58 22c14 15 22 39 25 70v3zM1409 417c-30 0-53-9-69-25-15-16-23-38-23-66 0-31 10-56 31-73 21-16 54-25 99-27l66-1v3h-2v-16c0-23-5-40-15-49-10-10-24-15-46-15s-37 3-46 10c-10 8-15 18-17 34v3h-3l-51-5h-3v-3c9-54 50-82 121-82 38 0 67 9 86 26 19 18 29 43 29 76v127c0 14 2 25 5 32 4 6 10 9 20 9 4 0 9 0 15-2h4v3 31 2h-3c-12 3-25 5-38 5-19 0-33-5-42-16-9-10-14-25-15-46h3v3h-2v-3l3 1c-13 23-28 39-45 49s-38 15-62 15zM1409 411c23 0 43-5 59-14s31-24 43-47l1-1h1 2 3v3c1 20 5 34 13 43s20 13 38 13c13 0 25-1 37-4l1 3h-3v-31h3v3c-6 1-11 2-16 2-12 0-20-5-25-13-4-8-6-19-6-34v-127c0-32-9-55-27-72-18-16-45-24-82-24-69 0-107 25-115 77l-3-1v-3l51 5v3h-3c2-17 9-30 19-38 11-8 28-12 50-12s39 6 50 17c11 10 16 29 16 53v16 3h-3l-66 1v-3 3c-44 1-76 10-95 26-20 16-29 38-29 68 0 27 7 47 21 62 15 15 36 23 65 23zM1420 374c18 0 33-4 47-12 13-8 24-19 32-32 8-14 12-28 12-43v-24h2l1 2-54 1c-23 1-40 3-52 7-11 5-20 11-26 20-6 8-9 19-9 34s4 26 12 35c8 8 20 12 35 12zM1420 380c-16 0-30-5-39-14s-14-23-14-39c0-15 4-28 10-38 7-9 17-16 29-21 12-4 30-7 54-7v3-3l53-1h3v3 24c0 15-4 31-12 45-9 15-20 27-34 35-15 8-31 13-50 13zM1642 408v-226c0-21 0-44-1-69v-3h2 47 3v3c1 33 2 54 2 60h-3v-2h1v2h-3c8-26 18-44 28-54 11-9 26-14 45-14 7 0 14 1 21 3h2v2 45 4l-4-1c-6-2-14-3-25-3-20 0-34 9-44 25-11 18-16 42-16 74v154 3h-3-49-3zM1645 405h49v3h-3v-154c0-33 6-59 17-77s28-27 49-27c11 0 20 1 27 3l-1 2h-3v-45h3l-1 3c-6-2-12-2-19-2-18 0-31 4-41 13s-18 25-26 50l-1 2h-2-1-3v-3c0-6-1-26-2-60h3v3h-47v-3h3c1 25 2 48 2 69v226h-3zM1827 49v-47-2h3 49 3v2 47 3h-3-49-3zM1830 47h49v2h-3v-47h3v3h-49v-3h3v47h-3zM1827 408v-295-3h3 49 3v3 295 3h-3-49-3zM1830 405h49v3h-3v-295h3v3h-49v-3h3v295h-3zM2139 408v-187c0-19-2-34-6-44-3-10-9-17-17-22-8-4-19-7-35-7-23 0-41 8-54 24-13 15-20 37-20 65v171 3h-3-49-2v-3-232c0-34-1-55-2-62v-4h3 46 2l1 3c0 1 0 3 1 7 0 4 0 9 0 14s1 15 1 30h-3v-3h1v3l-2-2c11-20 25-35 40-44s34-13 56-13c33 0 58 8 74 25 15 16 23 44 23 82v196 3h-3-49-3zM2142 405h49v3h-3v-196c0-37-7-63-22-78-14-16-37-23-69-23-21 0-39 4-53 12-15 8-27 22-38 42l-1 1h-2-1-2l-1-2c0-15 0-24 0-30-1-5-1-9-1-13s0-7-1-7l3-1v3h-46v-3h3c1 8 1 29 1 63v232h-3v-3h49v3h-2v-171c0-29 7-52 21-69s34-25 58-25c16 0 29 2 38 7s16 14 20 25 5 27 5 46v187h-2zM2376 527c-32 0-59-7-78-19-20-13-32-32-38-56l-1-3h3l50-8h2l1 3c3 13 10 22 20 29 11 7 25 11 43 11 47 0 70-27 70-83v-48h3v3-3l2 2c-9 19-23 34-39 44-17 9-36 14-58 14-37 0-65-12-82-37-18-24-26-63-26-115s9-92 28-117c18-25 47-38 85-38 21 0 40 5 56 14 16 10 28 24 37 42l-3 2v-3h1v3h-3c0-6 0-15 1-29 1-13 2-21 3-23v-2h2 47 3l-1 3c-1 10-1 30-1 61v226c0 84-43 127-127 127zM2376 521c82 0 121-39 121-121v-226c0-31 1-51 2-61h3v3h-47v-3l2 2c0 0-1 7-1 20-1 14-1 23-1 29v2h-3-1-2v-1c-9-17-20-30-35-40-15-9-32-14-53-14-36 0-63 12-81 36-18 25-27 62-27 114 0 51 9 88 25 112 17 23 42 35 78 35 21 0 39-5 55-14 16-10 28-23 37-42l1-1h2 3v2 48c0 58-26 89-76 89-19 0-34-4-46-12-11-8-19-19-23-33l3-1v3l-49 7v-3h2c6 22 17 40 36 52s44 18 75 18zM2448 261c0-24-3-44-9-61-7-17-16-30-27-39-12-9-24-13-39-13-24 0-41 8-52 26s-17 46-17 87c0 40 5 68 16 85 10 17 27 25 52 25 15 0 28-4 40-13 11-9 20-21 27-38 6-16 9-36 9-59zM2454 261c0 23-3 44-10 61-7 18-16 31-29 41-12 9-27 14-43 14-26 0-46-10-57-28s-17-48-17-88c0-41 6-72 18-90 12-19 31-29 57-29 16 0 30 5 42 15 13 9 22 23 29 41 7 17 10 38 10 63zM2526 519v-35-3h3 325 3v3 35 3h-3-325-3zM2529 516h325v3h-3v-35h3v3h-325v-3h3v35h-3zM2932 162c10-19 23-34 39-43 15-9 34-14 57-14 33 0 58 8 73 25 16 16 24 44 24 82v196 3h-3-49-3v-3-187c0-20-2-35-6-45-3-10-9-16-17-21-9-4-20-7-35-7-23 0-40 8-54 23-13 16-20 37-20 63v174 3h-3-49-3v-3-406-2h3 49 3v2 107c0 11 0 22-1 34 0 12-1 19-1 21h-3v-3h1v3zM2934 166h-1-3v-3c1-2 1-8 2-20 0-12 1-23 1-34v-107h2v3h-49v-3h3v406h-3v-3h49v3h-2v-174c0-27 7-50 21-66 15-17 34-25 58-25 15 0 28 2 37 7 10 5 17 13 20 24 4 10 6 26 6 47v187h-2v-3h49v3h-3v-196c0-38-7-63-22-79-15-15-37-22-69-22-22 0-40 4-54 13-15 8-27 22-37 41l-1 1zM3448 260c0 52-12 92-35 118-23 25-57 39-101 39s-77-14-100-41c-22-27-33-66-33-116 0-102 45-155 135-155 45 0 80 13 101 38 22 25 33 65 33 117zM3442 260c0-51-10-89-31-113-21-25-53-36-97-36-87 0-130 49-130 149 0 50 11 87 33 112 21 26 52 39 95 39s75-12 97-37 33-62 33-114zM3391 260c0-40-6-69-18-87s-31-26-59-26-47 9-60 27c-12 18-18 47-18 86s6 67 18 87c12 18 31 28 57 28 29 0 49-9 61-28 13-18 19-47 19-87zM3396 260c0 41-6 71-19 91-13 19-35 29-66 29-27 0-48-10-61-30s-20-50-20-90 7-70 20-89c13-20 35-30 64-30 30 0 51 10 64 29 12 19 18 49 18 90zM3503 408v-406-2h3 49 3v2 406 3h-3-49-3zM3506 405h49v3h-3v-406h3v3h-49v-3h3v406h-3zM3820 362c-9 19-22 33-38 42-15 8-34 13-57 13-38 0-66-14-84-39-18-26-27-65-27-116 0-104 38-157 111-157 23 0 42 4 58 12 15 9 27 22 37 41l-3 1v-3h1v3h-3l-1-33v-124-2h3 49 3v2 345c0 31 1 51 2 61v3h-3-47-2l-1-2c0-3-1-10-2-21 0-10 0-20 0-27h2v3h-1v-3zM3817 358h1 3v3c0 7 0 16 1 27 1 10 1 17 2 20h-3v-3h47v3l-3 1c-1-10-1-31-1-62v-345h2v3h-49v-3h3v124h-3 3l1 33v3h-3-1-1l-1-2c-9-17-21-30-35-38-15-8-33-11-55-11-71 0-105 49-105 151 0 51 8 88 25 112 18 25 44 37 80 37 22 0 40-4 55-12 14-8 26-21 35-39l1-2zM3671 260c0 41 6 70 16 88 11 17 27 25 51 25 27 0 46-9 58-28s18-48 18-88c0-39-6-66-18-84s-31-26-58-26c-24 0-40 8-51 26-10 18-16 47-16 87zM3666 260c0-41 5-71 16-90 12-19 31-29 56-29 29 0 50 10 63 29 13 18 19 48 19 87 0 41-6 72-19 91-13 20-35 31-63 31-25 0-44-10-56-29-11-18-16-48-16-90zM3982 271c0 33 7 59 20 77 14 17 33 26 59 26 21 0 37-4 50-12 12-9 20-19 25-31l1-3 2 1 43 12 3 1-1 3c-18 47-59 72-123 72-44 0-78-14-101-40-24-27-35-67-35-118 0-49 11-88 35-114 23-27 57-40 99-40 88 0 133 54 133 160v6 3h-3-210v-3zM3979 268h210v3h-2v-6c0-104-42-154-128-154-41 0-73 12-95 38-23 25-34 61-34 110 0 51 11 88 34 114 22 25 54 38 97 38 62 0 101-23 118-68l3 1-1 3-43-13 1-2 2 1c-5 13-14 25-27 33-13 9-31 14-53 14-27 0-49-10-63-29-15-19-22-46-22-80v-3zM4136 234c-3-31-10-53-23-67s-30-20-54-20-41 7-55 23c-13 15-21 36-22 64l-3-1v-2h160v2zM4139 236h-160-2v-3c1-28 9-51 23-67s34-25 59-25 45 8 58 22c14 15 22 39 25 70v3zM4250 408v-226c0-21-1-44-2-69v-3h3 46 3v3c2 33 2 54 2 60h-2v-2h1v2h-3c8-26 17-44 28-54 10-9 26-14 45-14 7 0 14 1 20 3h3v2 45 4l-4-1c-6-2-15-3-25-3-20 0-34 9-45 25-10 18-15 42-15 74v154 3h-3-49-3zM4253 405h49v3h-3v-154c0-33 5-59 16-77 12-18 28-27 50-27 11 0 20 1 26 3v2h-3v-45h3l-1 3c-7-2-13-2-19-2-18 0-32 4-41 13-10 9-19 25-27 50v2h-2-1-3v-3c0-6-1-26-2-60h2v3h-46v-3h3c1 25 2 48 2 69v226h-3zM4389 519v-35-3h3 325 3v3 35 3h-3-325-3zM4392 516h325v3h-3v-35h3v3h-325v-3h3v35h-3zM4745 49v-47-2h3 49 3v2 47 3h-3-49-3zM4748 47h49v2h-3v-47h3v3h-49v-3h3v47h-3zM4745 408v-295-3h3 49 3v3 295 3h-3-49-3zM4748 405h49v3h-3v-295h3v3h-49v-3h3v295h-3zM5057 408v-187c0-19-2-34-6-44-3-10-9-17-17-22-8-4-19-7-35-7-23 0-41 8-54 24-13 15-20 37-20 65v171 3h-3-49-3v-3-232c0-34 0-55-1-62l-1-4h4 46 2l1 3c0 1 0 3 0 7 1 4 1 9 1 14s1 15 1 30h-3v-3h1v3l-2-2c11-20 25-35 40-44s34-13 56-13c33 0 58 8 74 25 15 16 23 44 23 82v196 3h-3-49-3zM5060 405h49v3h-3v-196c0-37-7-63-22-78-14-16-37-23-69-23-21 0-39 4-53 12-15 8-27 22-38 42l-1 1h-2-1-3v-2c0-15 0-24-1-30 0-5 0-9 0-13s-1-7-1-7l3-1v3h-46v-3h3c1 8 1 29 1 63v232h-3v-3h49v3h-2v-171c0-29 7-52 21-69s34-25 58-25c16 0 29 2 38 7s16 14 20 25c3 11 5 27 5 46v187h-2zM5407 327c0 28-11 51-33 66-21 16-52 24-90 24-37 0-66-7-86-19-21-12-34-32-40-58l-1-3 3-1 43-8 3-1 1 3c4 15 12 26 24 33 13 7 30 10 53 10 25 0 42-3 53-11 11-7 16-17 16-32 0-11-3-19-11-26-7-7-20-12-37-17l1-3-1 3-35-9v-3 3c-29-8-49-15-61-22s-22-16-29-26c-7-11-11-24-11-39 0-27 10-49 30-64 20-14 49-21 86-21 33 0 59 6 79 17 20 12 32 31 38 57v3l-3 1-44 5h-3v-2c-3-13-9-22-21-28-11-7-27-11-46-11-22 0-38 4-48 10s-14 15-14 28c0 8 2 14 6 19s10 10 18 13c8 4 26 9 53 16 27 6 46 13 57 18 12 6 21 12 28 19s12 15 16 24c4 10 6 20 6 32zM5401 327c0-11-2-21-5-29-4-9-8-16-15-23-6-6-15-12-26-18-11-5-30-11-56-18l1-2-1 2c-27-6-46-12-54-16-9-3-16-9-21-14-4-6-7-14-7-23 0-14 6-26 17-33s28-10 51-10c20 0 37 3 49 11 13 7 21 18 23 32h-2l-1-3 44-5 1 3h-3c-5-24-16-42-35-53s-44-17-76-17c-37 0-64 7-82 21-19 14-28 33-28 59 0 14 3 26 10 35 6 10 15 18 27 25 11 7 31 14 59 21l35 9c18 5 32 11 40 19 9 8 13 18 13 30 0 16-6 29-18 37s-32 12-57 12c-23 0-42-4-56-11-13-8-23-20-27-37l3-1v3l-43 9-1-3 3-1c6 25 18 43 38 55 19 12 47 18 83 18 38 0 66-7 87-22 20-15 30-35 30-62zM5505 271c0 33 7 59 21 77 13 17 32 26 59 26 21 0 37-4 49-12 13-9 21-19 25-31l1-3 3 1 43 12 3 1-1 3c-18 47-60 72-123 72-45 0-79-14-102-40-23-27-35-67-35-118 0-49 12-88 35-114 23-27 57-40 100-40 88 0 133 54 133 160v6 3h-3-211v-3zM5502 268h211v3h-3v-6c0-104-42-154-127-154-42 0-74 12-96 38-22 25-33 61-33 110 0 51 11 88 33 114 22 25 55 38 98 38 61 0 100-23 117-68l3 1-1 3-43-13 1-2 3 1c-5 13-14 25-28 33-13 9-31 14-52 14-28 0-50-10-64-29s-22-46-22-80v-3zM5659 234c-2-31-10-53-23-67-12-14-30-20-54-20-23 0-41 7-55 23-13 15-20 36-21 64l-3-1v-2h159v2zM5662 236h-159-3v-3c1-28 9-51 23-67 15-16 35-25 59-25 25 0 45 8 58 22 14 15 22 39 25 70v3zM5773 408v-226c0-21 0-44-1-69l-1-3h3 47 3v3c1 33 2 54 2 60h-3v-2h1v2h-3c8-26 18-44 28-54 11-9 26-14 45-14 7 0 14 1 21 3h2v2 45 4l-4-1c-6-2-14-3-25-3-20 0-34 9-44 25-11 18-16 42-16 74v154 3h-3-49-3zM5776 405h49v3h-3v-154c0-33 6-59 17-77s28-27 49-27c11 0 20 1 27 3l-1 2h-3v-45h3l-1 3c-6-2-13-2-19-2-18 0-31 4-41 13s-18 25-26 50l-1 2h-2-1-3v-3c0-6-1-26-2-60h3v3h-47v-3h3c1 25 2 48 2 69v226h-3zM6075 409c-16 4-33 6-50 6-41 0-62-24-62-69v-197h3v3h-34-3v-3-36-3h3 36v3h-3l15-67v-3h2 33 3v3 67h-3v-3h55 2v3 36 3h-2-55v-3h3v186c0 14 2 23 6 28s11 8 22 8c7 0 16-1 28-4l3-1v4 36 2zM6072 406v-36h3v3c-12 2-22 3-29 3-12 0-21-3-26-9s-8-17-8-32v-186-3h3 55v3h-3v-36h3v3h-55-3v-3-67h3v3h-33v-3l3 1-14 67-1 2h-2-36v-3h3v36h-3v-3h34 3v3 197c0 43 18 64 56 64 17 0 33-2 49-7l1 3zM6343 327c0 28-11 51-32 66-22 16-52 24-90 24-37 0-66-7-87-19-20-12-34-32-40-58v-3l2-1 44-8 2-1 1 3c4 15 12 26 25 33 12 7 30 10 53 10 24 0 42-3 53-11 11-7 16-17 16-32 0-11-3-19-11-26s-20-12-38-17l1-3-1 3-35-9 1-3-1 3c-28-8-48-15-61-22-12-7-22-16-29-26-7-11-10-24-10-39 0-27 10-49 30-64 19-14 48-21 85-21 33 0 60 6 79 17 20 12 33 31 38 57l1 3-3 1-44 5h-3l-1-2c-2-13-9-22-20-28-12-7-27-11-47-11-21 0-37 4-47 10s-15 15-15 28c0 8 2 14 6 19s10 10 19 13c8 4 26 9 53 16 26 6 45 13 57 18 11 6 21 12 28 19s12 15 16 24c3 10 5 20 5 32zM6338 327c0-11-2-21-5-29-4-9-9-16-15-23-7-6-15-12-27-18-11-5-29-11-55-18v-2 2c-28-6-46-12-55-16-9-3-16-9-20-14-5-6-7-14-7-23 0-14 6-26 17-33s28-10 50-10c21 0 37 3 50 11 12 7 20 18 23 32h-3v-3l44-5v3h-2c-5-24-17-42-35-53-19-11-44-17-77-17-36 0-63 7-82 21-18 14-27 33-27 59 0 14 3 26 9 35 7 10 16 18 27 25 12 7 32 14 60 21l35 9c18 5 31 11 40 19 8 8 13 18 13 30 0 16-7 29-19 37s-31 12-56 12c-24 0-43-4-56-11-14-8-23-20-27-37l2-1 1 3-43 9-1-3 3-1c6 25 18 43 37 55 20 12 47 18 84 18s66-7 86-22c21-15 31-35 31-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7cm" svg:height="0.28cm" svg:x="18.593cm" svg:y="18.847cm" svg:viewBox="0 0 1868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3-58-23-104 0-47 8-82 23-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9 188c0 28-9 51-26 67-17 18-40 26-71 26-25 0-45-6-61-18-15-11-25-27-29-48l35-4c7 27 26 40 56 40 19 0 34-5 44-16 11-12 16-27 16-47 0-17-5-31-16-41-11-11-25-16-43-16-9 0-18 1-26 4s-16 8-25 15h-33l9-146h154v30h-123l-5 86c15-12 34-17 56-17 27 0 48 7 64 23s24 36 24 62zM1868 135c0 46-9 82-26 107-17 26-41 39-72 39-22 0-39-5-51-14-13-9-22-24-28-44l33-5c7 23 23 34 46 34 20 0 36-9 46-28 11-18 17-45 18-79-6 11-14 21-27 28-12 7-26 10-41 10-24 0-44-8-58-25-15-17-22-39-22-66 0-29 7-51 23-67 16-17 39-25 67-25 30 0 53 11 69 34 15 22 23 56 23 101zM1830 101c0-22-5-39-15-53-10-13-23-20-40-20s-30 6-40 17c-9 12-14 27-14 47 0 19 5 35 14 47 10 11 23 17 39 17 10 0 20-2 28-7 9-5 16-11 21-19 5-9 7-18 7-29z">
          <text:p/>
        </draw:path>
        <draw:path draw:style-name="gr2" draw:text-style-name="P2" draw:layer="layout" svg:width="1.871cm" svg:height="0.284cm" svg:x="18.591cm" svg:y="18.845cm" svg:viewBox="0 0 1872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6-12-73-38c-16-24-24-59-24-105 0-47 8-82 23-106 17-24 42-36 75-36s57 12 73 36c15 24 23 60 23 106zM1208 142c0-46-8-80-23-103s-37-35-69-35-56 11-71 34c-16 23-23 58-23 104 0 45 8 80 24 103 16 24 38 36 69 36s53-12 69-36 24-58 24-103zM1172 142c0-39-4-67-13-84s-23-26-43-26c-21 0-35 8-44 25s-14 45-14 85c0 38 5 66 14 84 9 17 23 26 43 26s34-9 43-27c10-18 14-45 14-83zM1176 142c0 38-4 67-14 85-10 19-26 28-47 28s-37-9-47-27c-9-19-14-47-14-86 0-40 5-69 14-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3 190c0 29-9 52-26 70-18 16-42 25-73 25-25 0-46-6-62-17-16-12-26-29-30-50l-1-2 2-1 36-4h1l1 2c7 26 25 39 54 39 19 0 32-6 43-17 10-11 15-25 15-45 0-17-5-30-15-40-11-10-24-15-42-15-9 0-18 1-26 4-7 3-15 8-23 15h-1-1-33-3l1-2 9-146v-2h2 154 2v2 30 2h-2-123v-2h2l-5 86h-2l-1-2c15-11 35-17 57-17 27 0 49 8 65 24 17 16 25 37 25 63zM1649 190c0-25-8-45-23-60-16-16-36-23-63-23-22 0-40 5-55 17l-3 2v-4l5-86v-2h2 123v2h-2v-30h2v2h-154v-2h2l-9 147-2-1v-1h33v1l-1-1c8-7 17-12 25-15s17-5 27-5c18 0 33 6 44 16 11 11 17 26 17 43 0 20-6 36-17 48-10 12-26 17-45 17-31 0-51-14-58-41l2-1v2l-35 4v-2h2c4 20 13 36 28 48 16 11 35 16 60 16 30 0 53-8 70-25 17-16 25-38 25-66zM1872 137c0 47-9 83-26 108-17 27-42 40-74 40-22 0-39-5-53-14-13-9-22-25-28-45v-2l2-1 33-5h2v1c7 22 21 33 44 33 20 0 34-9 45-27s16-44 17-78h2l1 1c-5 12-14 21-27 28-13 8-27 11-42 11-25 0-45-8-60-26-15-17-22-39-22-67 0-29 8-52 24-69 16-16 39-25 68-25 31 0 54 12 70 35 16 22 24 57 24 102zM1868 137c0-45-8-78-23-100s-37-33-67-33c-28 0-50 8-65 24-16 16-24 38-24 66 0 27 8 48 22 65 14 16 33 24 57 24 15 0 28-3 40-10s21-16 26-27l4-9v10c-1 34-7 61-18 80s-27 29-48 29c-24 0-40-12-48-35l2-1 1 2-34 5v-2h2c5 19 14 34 27 43 12 9 29 13 50 13 31 0 54-12 71-38 17-25 25-60 25-106zM1830 103c0-21-5-38-14-51-10-13-23-20-39-20s-29 6-38 17c-10 11-14 26-14 45s4 34 14 45c9 11 21 17 37 17 10 0 19-2 27-7 9-4 15-10 20-18s7-17 7-28zM1834 103c0 11-2 21-8 30-5 8-12 15-21 20-9 4-18 7-29 7-16 0-30-6-40-18s-15-28-15-48 5-36 15-48 24-18 41-18 31 7 42 21c10 14 15 32 15 54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3.151cm" svg:height="7.507cm" svg:x="7.395cm" svg:y="2.538cm" svg:viewBox="0 0 3152 7508" svg:d="M1343 7330c109 63 240 112 386 142 290 61 613 44 881-45 268-90 454-243 508-418 11-36 16-71 16-107v-1460c24-101 24-195 0-269v-3985c0-70-21-139-62-205l-123-72c108-129 182-294 199-445 18-150-23-268-110-318-32-19-70-28-112-26l-213-122c42-2 81 6 113 25l212 123c-32-19-70-28-112-26l-374 216-298 172 262 148 1-3c-1 2-1 4-2 6l93-195c-41 58-73 124-91 189l151-261c-22 22-42 46-60 72l282-184c-68-4-150 37-222 112l283-95c-18-10-38-16-61-17l139 189c0-82-28-143-78-172l-95 559c104-105 173-259 173-387l-173 387 93 53c108-129 182-294 199-445 18-150-23-268-110-318l-212-123c-32-19-71-27-113-25l-2106 1217-358 1313c-18 66-48 133-89 193-94 142-152 304-159 448-7 143 38 253 124 302l212 123c45 26 101 34 163 23 10 23 19 47 27 73 77 256 68 581-26 928-30 111-75 223-129 327-161 116-296 321-348 528-53 207-14 381 101 447l136 78c7 10 13 21 18 33l328 780v117l212 122 21-12z">
          <text:p/>
        </draw:path>
        <draw:polygon draw:style-name="gr7" draw:text-style-name="P1" draw:layer="layout" svg:width="0cm" svg:height="0cm" svg:x="10.012cm" svg:y="8.829cm" svg:viewBox="0 0 0 0" draw:points="0,0">
          <text:p/>
        </draw:polygon>
        <draw:path draw:style-name="gr6" draw:text-style-name="P3" draw:layer="layout" svg:width="2.294cm" svg:height="6.319cm" svg:x="8.233cm" svg:y="3.727cm" svg:viewBox="0 0 2295 6320" svg:d="M503 6142c109 63 240 112 386 142 290 61 613 44 881-45 268-90 455-243 509-418 11-36 16-72 16-108v-1460-269-3984c0 36-5 71-16 107-54 175-241 328-509 418-268 89-591 106-881 45-146-30-277-79-386-142l-503-290v1298l87 50 416 240c61 36 129 72 196 107 38 21 75 41 112 62 74 43 144 89 199 145 20 20 37 41 52 65 24 37 40 81 40 128 0 23-4 45-11 66-8 22-19 42-33 60-36 46-86 76-141 94-80 26-173 26-266 3-51-14-102-34-148-61v2l-503-292v494c3-7 5-14 8-20 14-31 29-53 47-72 17-19 36-34 57-46l141-82c19-11 40-18 62-21 57-8 121 8 188 46 32 19 66 41 98 64 40 29 76 59 109 89 77 70 137 139 179 212 11 21 22 43 32 70 6 15 12 33 16 52 5 21 9 47 9 73 0 27-4 51-9 71-4 18-10 33-16 46-10 23-21 41-32 57-25 33-56 60-93 82l-185 106c-23 14-49 23-78 29-3 0-7 1-10 1 45 28 91 61 132 94 42 34 80 68 113 103 50 51 90 103 121 157 11 20 22 43 32 69 6 16 12 33 16 52 5 22 9 47 9 74 0 26-4 50-9 70-4 18-10 33-16 46-10 23-21 41-32 57-25 33-56 60-93 82l-156 90c58 31 116 62 171 94 74 43 144 88 199 144 20 20 37 42 52 65 24 38 40 82 40 128 0 23-4 46-11 66-8 23-19 43-33 60-36 46-86 77-141 95-80 26-173 26-266 2-51-13-102-34-148-60l-503-291v1299z">
          <text:p/>
        </draw:path>
        <draw:polygon draw:style-name="gr7" draw:text-style-name="P1" draw:layer="layout" svg:width="0cm" svg:height="0cm" svg:x="10.012cm" svg:y="8.829cm" svg:viewBox="0 0 0 0" draw:points="0,0">
          <text:p/>
        </draw:polygon>
        <draw:path draw:style-name="gr6" draw:text-style-name="P3" draw:layer="layout" svg:width="2.527cm" svg:height="1.794cm" svg:x="8cm" svg:y="2.539cm" svg:viewBox="0 0 2528 1795" svg:d="M212 1339l21-12 503 290c110 63 241 112 387 142 290 61 613 44 881-45 268-90 454-243 508-418 11-36 16-71 16-107 0-70-21-139-62-205l-123-72-93-53-106-62-109-62-106-61-19-12-262-151 298-172c3-2 6-4 9-5-3 1-6 3-9 5l374-217-213-122-2107 1217z">
          <text:p/>
        </draw:path>
        <draw:polygon draw:style-name="gr7" draw:text-style-name="P1" draw:layer="layout" svg:width="0cm" svg:height="0cm" svg:x="10.012cm" svg:y="8.829cm" svg:viewBox="0 0 0 0" draw:points="0,0">
          <text:p/>
        </draw:polygon>
        <draw:path draw:style-name="gr6" draw:text-style-name="P3" draw:layer="layout" svg:width="0.778cm" svg:height="5.725cm" svg:x="7.607cm" svg:y="3.865cm" svg:viewBox="0 0 779 5726" svg:d="M628 4415c95-131 151-288 151-421 0-8 0-16-1-24-33-40-65-87-90-136-13-24-24-48-34-72l-26-16v-63c-19-71-23-130-21-176 3-45 11-78 21-105v-659c-19-71-23-131-21-176 3-45 11-78 21-106v-494c95-131 151-288 151-422 0-83-22-152-64-197l-87-50v-1298l-21 12-358 1313c-17 67-48 133-89 194-94 141-152 304-159 447s38 253 124 303c45 26 101 34 162 23 29-5 60-15 91-29 66 48 119 125 148 225 78 255 69 581-25 928-30 111-75 222-129 326-161 116-296 321-348 528-53 208-14 381 101 447 17 11 35 18 54 23 13 3 25 8 37 14 27 16 49 42 63 76l328 779v117l21-12z">
          <text:p/>
        </draw:path>
        <draw:polygon draw:style-name="gr7" draw:text-style-name="P1" draw:layer="layout" svg:width="0cm" svg:height="0cm" svg:x="10.012cm" svg:y="8.829cm" svg:viewBox="0 0 0 0" draw:points="0,0">
          <text:p/>
        </draw:polygon>
        <draw:path draw:style-name="gr6" draw:text-style-name="P3" draw:layer="layout" svg:width="1.59cm" svg:height="0.918cm" svg:x="8.683cm" svg:y="3.268cm" svg:viewBox="0 0 1591 919" svg:d="M1590 467c1-3 1-5 1-8 0-253-356-459-795-459s-796 206-796 459c0 3 0 5 0 8 1 28 7 56 16 84 60 165 271 299 551 348s584 5 791-116c110-63 185-144 217-232 9-28 15-56 15-84z">
          <text:p/>
        </draw:path>
        <draw:polygon draw:style-name="gr7" draw:text-style-name="P1" draw:layer="layout" svg:width="0cm" svg:height="0cm" svg:x="10.012cm" svg:y="8.829cm" svg:viewBox="0 0 0 0" draw:points="0,0">
          <text:p/>
        </draw:polygon>
        <draw:path draw:style-name="gr6" draw:text-style-name="P3" draw:layer="layout" svg:width="1.558cm" svg:height="0.734cm" svg:x="8.699cm" svg:y="3.452cm" svg:viewBox="0 0 1559 735" svg:d="M0 367c59 165 270 300 550 348 280 49 584 5 791-115 111-64 186-145 218-233-76-214-402-367-780-367s-703 153-779 367z">
          <text:p/>
        </draw:path>
        <draw:polygon draw:style-name="gr7" draw:text-style-name="P1" draw:layer="layout" svg:width="0cm" svg:height="0cm" svg:x="10.012cm" svg:y="8.829cm" svg:viewBox="0 0 0 0" draw:points="0,0">
          <text:p/>
        </draw:polygon>
        <draw:path draw:style-name="gr6" draw:text-style-name="P3" draw:layer="layout" svg:width="0.968cm" svg:height="1.003cm" svg:x="8.212cm" svg:y="6.083cm" svg:viewBox="0 0 969 1004" svg:d="M818 865c37-22 68-49 93-82 11-16 22-34 32-57 6-13 12-28 16-46 5-20 10-44 10-71 0-26-5-52-10-73-4-19-10-37-16-52-10-27-21-49-32-71-42-73-102-142-179-212-33-30-69-60-109-89-32-23-66-45-98-64-67-38-131-54-188-46-22 3-43 10-62 21l-141 82c-21 12-40 27-57 46-18 19-33 41-47 72-3 6-5 13-8 20-10 28-18 61-21 106s2 106 21 177c13 47 33 100 60 151 33 62 75 121 118 167 44 46 86 79 124 102 2 1 5 3 8 5 55 31 98 43 134 49 30 5 56 4 79 1 3 0 7-1 10-1 29-6 55-15 78-29z">
          <text:p/>
        </draw:path>
        <draw:polygon draw:style-name="gr7" draw:text-style-name="P1" draw:layer="layout" svg:width="0cm" svg:height="0cm" svg:x="10.012cm" svg:y="8.829cm" svg:viewBox="0 0 0 0" draw:points="0,0">
          <text:p/>
        </draw:polygon>
        <draw:path draw:style-name="gr6" draw:text-style-name="P3" draw:layer="layout" svg:width="0.968cm" svg:height="0.998cm" svg:x="8.212cm" svg:y="7.028cm" svg:viewBox="0 0 969 999" svg:d="M818 860c37-22 68-49 93-82 11-16 22-34 32-57 6-13 12-28 16-46 5-20 10-44 10-70 0-27-5-52-10-74-4-19-10-36-16-52-10-27-21-50-32-70-31-54-71-106-121-157-33-35-71-69-113-103-41-33-87-66-132-94-23 3-49 4-79-1-36-6-79-18-134-49-3-2-6-4-8-5-18 4-34 10-49 19l-141 81c-21 12-40 27-57 46-18 19-33 42-47 72-3 7-5 13-8 21-10 27-18 60-21 105-3 46 2 105 21 177 7 26 16 52 26 79 10 24 21 48 34 72 25 49 57 96 90 136 55 66 113 111 160 138 55 32 98 44 134 50 35 5 64 3 89-1 29-5 55-15 78-28l29-17z">
          <text:p/>
        </draw:path>
        <draw:polygon draw:style-name="gr7" draw:text-style-name="P1" draw:layer="layout" svg:width="0cm" svg:height="0cm" svg:x="10.012cm" svg:y="8.829cm" svg:viewBox="0 0 0 0" draw:points="0,0">
          <text:p/>
        </draw:polygon>
        <draw:path draw:style-name="gr6" draw:text-style-name="P3" draw:layer="layout" svg:width="1.102cm" svg:height="0.987cm" svg:x="8.233cm" svg:y="5.213cm" svg:viewBox="0 0 1103 988" svg:d="M504 910c46 27 97 47 148 61 93 23 186 23 266-3 55-18 105-48 141-94 14-18 25-38 33-60 7-21 11-43 11-66 0-47-16-91-40-128-15-24-32-45-52-65-55-56-125-102-199-145-37-21-74-41-112-62-67-35-135-71-196-107l-416-241c42 45 64 114 64 197 0 135-56 292-152 423l504 292z">
          <text:p/>
        </draw:path>
        <draw:polygon draw:style-name="gr7" draw:text-style-name="P1" draw:layer="layout" svg:width="0cm" svg:height="0cm" svg:x="10.012cm" svg:y="8.829cm" svg:viewBox="0 0 0 0" draw:points="0,0">
          <text:p/>
        </draw:polygon>
        <draw:path draw:style-name="gr6" draw:text-style-name="P3" draw:layer="layout" svg:width="0.818cm" svg:height="2.379cm" svg:x="7.395cm" svg:y="3.755cm" svg:viewBox="0 0 819 2380" svg:d="M819 122l-212-122-358 1313c-18 66-48 133-89 193-94 142-152 304-159 448-7 143 38 254 124 303l212 123c-86-50-131-160-124-304 7-143 65-306 160-447 41-61 72-127 89-194z">
          <text:p/>
        </draw:path>
        <draw:polygon draw:style-name="gr7" draw:text-style-name="P1" draw:layer="layout" svg:width="0cm" svg:height="0cm" svg:x="10.012cm" svg:y="8.829cm" svg:viewBox="0 0 0 0" draw:points="0,0">
          <text:p/>
        </draw:polygon>
        <draw:path draw:style-name="gr6" draw:text-style-name="P3" draw:layer="layout" svg:width="1.102cm" svg:height="0.814cm" svg:x="8.233cm" svg:y="7.835cm" svg:viewBox="0 0 1103 815" svg:d="M504 737c46 26 97 47 148 60 93 24 186 24 266-2 55-18 105-49 141-96 14-17 25-37 33-60 7-20 11-43 11-66 0-46-16-90-40-128-15-23-32-45-52-65-55-56-125-101-199-144-55-32-113-63-171-94l-29 17c-23 13-49 23-78 28-25 4-54 6-89 1-36-6-79-18-134-50-47-27-105-72-160-138 1 8 1 16 1 24 0 133-56 290-152 421z">
          <text:p/>
        </draw:path>
        <draw:polygon draw:style-name="gr7" draw:text-style-name="P1" draw:layer="layout" svg:width="0cm" svg:height="0cm" svg:x="10.012cm" svg:y="8.829cm" svg:viewBox="0 0 0 0" draw:points="0,0">
          <text:p/>
        </draw:polygon>
        <draw:path draw:style-name="gr6" draw:text-style-name="P3" draw:layer="layout" svg:width="0.418cm" svg:height="1.479cm" svg:x="7.766cm" svg:y="6.128cm" svg:viewBox="0 0 419 1480" svg:d="M127 29c29-5 60-15 91-29 66 48 119 125 149 225 77 255 68 582-26 929-30 111-75 222-129 326l-212-122c54-104 99-216 128-327 94-347 103-673 26-929-8-26-17-50-27-73z">
          <text:p/>
        </draw:path>
        <draw:polygon draw:style-name="gr7" draw:text-style-name="P1" draw:layer="layout" svg:width="0cm" svg:height="0cm" svg:x="10.012cm" svg:y="8.829cm" svg:viewBox="0 0 0 0" draw:points="0,0">
          <text:p/>
        </draw:polygon>
        <draw:path draw:style-name="gr6" draw:text-style-name="P3" draw:layer="layout" svg:width="0.531cm" svg:height="0.684cm" svg:x="7.766cm" svg:y="5.272cm" svg:viewBox="0 0 532 685" svg:d="M469 423c40-79 63-161 63-234 0-72-23-129-63-161-5-4-10-7-15-10-2-1-4-3-6-4-18-8-36-13-56-14-11 0-22 0-33 2-51 7-107 36-160 83-93 81-166 207-190 328-17 85-9 161 24 211 12 19 27 34 45 44 101 58 264-33 370-207 7-12 14-25 21-38z">
          <text:p/>
        </draw:path>
        <draw:polygon draw:style-name="gr7" draw:text-style-name="P1" draw:layer="layout" svg:width="0cm" svg:height="0cm" svg:x="10.012cm" svg:y="8.829cm" svg:viewBox="0 0 0 0" draw:points="0,0">
          <text:p/>
        </draw:polygon>
        <draw:path draw:style-name="gr6" draw:text-style-name="P3" draw:layer="layout" svg:width="0.53cm" svg:height="0.684cm" svg:x="7.766cm" svg:y="7.721cm" svg:viewBox="0 0 531 685" svg:d="M308 448l106 61v1c11-16 23-32 33-48 7-13 14-26 21-39 40-78 63-161 63-233 0-73-23-131-63-163-5-3-10-7-15-10-2-1-4-2-6-3-18-8-36-13-56-14-59-3-128 27-193 84-93 83-166 209-190 330-17 85-8 160 24 209 12 19 27 34 45 44 90 52 232-14 337-158z">
          <text:p/>
        </draw:path>
        <draw:polygon draw:style-name="gr7" draw:text-style-name="P1" draw:layer="layout" svg:width="0cm" svg:height="0cm" svg:x="10.012cm" svg:y="8.829cm" svg:viewBox="0 0 0 0" draw:points="0,0">
          <text:p/>
        </draw:polygon>
        <draw:path draw:style-name="gr6" draw:text-style-name="P3" draw:layer="layout" svg:width="0.583cm" svg:height="1.097cm" svg:x="7.395cm" svg:y="7.485cm" svg:viewBox="0 0 584 1098" svg:d="M371 0l213 122c-162 116-297 321-349 528-53 209-14 382 101 448l-76-44-136-78c-115-66-154-241-101-448 52-207 187-412 348-528z">
          <text:p/>
        </draw:path>
        <draw:polygon draw:style-name="gr7" draw:text-style-name="P1" draw:layer="layout" svg:width="0cm" svg:height="0cm" svg:x="10.012cm" svg:y="8.829cm" svg:viewBox="0 0 0 0" draw:points="0,0">
          <text:p/>
        </draw:polygon>
        <draw:path draw:style-name="gr6" draw:text-style-name="P3" draw:layer="layout" svg:width="0.474cm" svg:height="0.612cm" svg:x="8.287cm" svg:y="6.356cm" svg:viewBox="0 0 475 613" svg:d="M475 443c0-1 0-1 0-2-1-14-2-29-4-44-17-125-96-261-196-339-12-10-25-19-38-26-131-76-237-14-237 138 0 151 106 334 237 410 131 75 238 14 238-137z">
          <text:p/>
        </draw:path>
        <draw:polygon draw:style-name="gr7" draw:text-style-name="P1" draw:layer="layout" svg:width="0cm" svg:height="0cm" svg:x="10.012cm" svg:y="8.829cm" svg:viewBox="0 0 0 0" draw:points="0,0">
          <text:p/>
        </draw:polygon>
        <draw:path draw:style-name="gr6" draw:text-style-name="P3" draw:layer="layout" svg:width="0.474cm" svg:height="0.612cm" svg:x="8.287cm" svg:y="6.356cm" svg:viewBox="0 0 475 613" svg:d="M475 443c0-1 0-1 0-2-1-14-2-29-4-44-17-125-96-261-196-339-32-11-62-10-85 4-65 38-65 159 0 271 65 113 170 173 235 136l50-28-50 28c23-13 40-39 46-72-6 33-23 59-46 72-65 37-170-23-235-136-65-112-65-233 0-271 23-14 53-15 85-4-12-10-25-19-38-26-131-76-237-14-237 138 0 151 106 334 237 410 131 75 238 14 238-137z">
          <text:p/>
        </draw:path>
        <draw:polygon draw:style-name="gr7" draw:text-style-name="P1" draw:layer="layout" svg:width="0cm" svg:height="0cm" svg:x="10.012cm" svg:y="8.829cm" svg:viewBox="0 0 0 0" draw:points="0,0">
          <text:p/>
        </draw:polygon>
        <draw:path draw:style-name="gr6" draw:text-style-name="P3" draw:layer="layout" svg:width="0.474cm" svg:height="0.612cm" svg:x="8.287cm" svg:y="7.296cm" svg:viewBox="0 0 475 613" svg:d="M475 443c0 0 0-1 0-2-1-14-2-29-4-44-17-126-96-262-196-339-12-10-25-18-38-26-131-75-237-14-237 137s106 336 237 411c131 76 238 14 238-137z">
          <text:p/>
        </draw:path>
        <draw:polygon draw:style-name="gr7" draw:text-style-name="P1" draw:layer="layout" svg:width="0cm" svg:height="0cm" svg:x="10.012cm" svg:y="8.829cm" svg:viewBox="0 0 0 0" draw:points="0,0">
          <text:p/>
        </draw:polygon>
        <draw:path draw:style-name="gr6" draw:text-style-name="P3" draw:layer="layout" svg:width="0.474cm" svg:height="0.612cm" svg:x="8.287cm" svg:y="7.296cm" svg:viewBox="0 0 475 613" svg:d="M475 443c0 0 0-1 0-2-1-14-2-29-4-44-17-126-96-262-196-339-32-11-62-10-85 4-65 37-65 158 0 271s170 174 235 136l50-28-50 28c23-13 40-38 46-72-6 34-23 59-46 72-65 38-170-23-235-136s-65-234 0-271c23-14 53-15 85-4-12-10-25-18-38-26-131-75-237-14-237 137s106 336 237 411c131 76 238 14 238-137z">
          <text:p/>
        </draw:path>
        <draw:polygon draw:style-name="gr7" draw:text-style-name="P1" draw:layer="layout" svg:width="0cm" svg:height="0cm" svg:x="10.012cm" svg:y="8.829cm" svg:viewBox="0 0 0 0" draw:points="0,0">
          <text:p/>
        </draw:polygon>
        <draw:path draw:style-name="gr6" draw:text-style-name="P3" draw:layer="layout" svg:width="0.424cm" svg:height="0.522cm" svg:x="6.209cm" svg:y="8.555cm" svg:viewBox="0 0 425 523" svg:d="M332 511c-12 7-25 11-39 12-84 9-192-77-252-201s-53-247 16-288l35-20c20-12 44-17 70-12 71 11 151 78 206 171 54 93 71 196 45 263-10 25-25 43-45 55z">
          <text:p/>
        </draw:path>
        <draw:polygon draw:style-name="gr7" draw:text-style-name="P1" draw:layer="layout" svg:width="0cm" svg:height="0cm" svg:x="10.012cm" svg:y="8.829cm" svg:viewBox="0 0 0 0" draw:points="0,0">
          <text:p/>
        </draw:polygon>
        <draw:path draw:style-name="gr6" draw:text-style-name="P3" draw:layer="layout" svg:width="0.424cm" svg:height="0.522cm" svg:x="6.209cm" svg:y="7.614cm" svg:viewBox="0 0 425 523" svg:d="M332 511c-12 6-25 10-39 12-84 9-192-79-252-203s-53-246 16-286l35-21c20-11 44-15 70-11 71 10 151 77 206 170 54 93 71 196 45 263-10 24-25 44-45 55z">
          <text:p/>
        </draw:path>
        <draw:polygon draw:style-name="gr7" draw:text-style-name="P1" draw:layer="layout" svg:width="0cm" svg:height="0cm" svg:x="10.012cm" svg:y="8.829cm" svg:viewBox="0 0 0 0" draw:points="0,0">
          <text:p/>
        </draw:polygon>
        <draw:path draw:style-name="gr6" draw:text-style-name="P3" draw:layer="layout" svg:width="0.389cm" svg:height="0.502cm" svg:x="6.209cm" svg:y="8.575cm" svg:viewBox="0 0 390 503" svg:d="M333 490c-12 7-25 11-39 12-84 9-193-77-253-201-60-125-53-248 16-288 76-44 200 27 276 159s76 274 0 318z">
          <text:p/>
        </draw:path>
        <draw:polygon draw:style-name="gr7" draw:text-style-name="P1" draw:layer="layout" svg:width="0cm" svg:height="0cm" svg:x="10.012cm" svg:y="8.829cm" svg:viewBox="0 0 0 0" draw:points="0,0">
          <text:p/>
        </draw:polygon>
        <draw:path draw:style-name="gr6" draw:text-style-name="P3" draw:layer="layout" svg:width="0.389cm" svg:height="0.502cm" svg:x="6.209cm" svg:y="7.635cm" svg:viewBox="0 0 390 503" svg:d="M333 490c-12 6-25 10-39 12-84 9-193-78-253-202s-53-247 16-287c76-44 200 27 276 159s76 274 0 318z">
          <text:p/>
        </draw:path>
        <draw:polygon draw:style-name="gr7" draw:text-style-name="P1" draw:layer="layout" svg:width="0cm" svg:height="0cm" svg:x="10.012cm" svg:y="8.829cm" svg:viewBox="0 0 0 0" draw:points="0,0">
          <text:p/>
        </draw:polygon>
        <draw:path draw:style-name="gr6" draw:text-style-name="P3" draw:layer="layout" svg:width="1.568cm" svg:height="0.364cm" svg:x="8.694cm" svg:y="3.304cm" svg:viewBox="0 0 1569 365" svg:d="M1569 365c-25-87-94-168-196-234-334-175-844-175-1178 0-102 66-170 147-195 234 155-167 456-272 784-272s629 105 785 272z">
          <text:p/>
        </draw:path>
        <draw:polygon draw:style-name="gr7" draw:text-style-name="P1" draw:layer="layout" svg:width="0cm" svg:height="0cm" svg:x="10.012cm" svg:y="8.829cm" svg:viewBox="0 0 0 0" draw:points="0,0">
          <text:p/>
        </draw:polygon>
        <draw:path draw:style-name="gr6" draw:text-style-name="P3" draw:layer="layout" svg:width="0.557cm" svg:height="0.935cm" svg:x="7.655cm" svg:y="8.538cm" svg:viewBox="0 0 558 936" svg:d="M558 936l-213-122-327-781c-5-12-11-23-18-33l76 44c17 10 35 17 54 22 13 3 25 8 37 14 27 16 49 42 63 76z">
          <text:p/>
        </draw:path>
        <draw:polygon draw:style-name="gr7" draw:text-style-name="P1" draw:layer="layout" svg:width="0cm" svg:height="0cm" svg:x="10.012cm" svg:y="8.829cm" svg:viewBox="0 0 0 0" draw:points="0,0">
          <text:p/>
        </draw:polygon>
        <draw:path draw:style-name="gr6" draw:text-style-name="P3" draw:layer="layout" svg:width="1.589cm" svg:height="0.422cm" svg:x="8.683cm" svg:y="3.397cm" svg:viewBox="0 0 1590 423" svg:d="M1590 339c0-23-4-45-10-67-155-168-456-272-784-272s-629 104-785 272c-6 22-10 44-11 67 1 28 7 56 16 84 77-214 402-368 780-368s703 154 779 368c9-28 15-56 15-84z">
          <text:p/>
        </draw:path>
        <draw:polygon draw:style-name="gr7" draw:text-style-name="P1" draw:layer="layout" svg:width="0cm" svg:height="0cm" svg:x="10.012cm" svg:y="8.829cm" svg:viewBox="0 0 0 0" draw:points="0,0">
          <text:p/>
        </draw:polygon>
        <draw:path draw:style-name="gr6" draw:text-style-name="P3" draw:layer="layout" svg:width="0.519cm" svg:height="0.589cm" svg:x="6.266cm" svg:y="8.475cm" svg:viewBox="0 0 520 590" svg:d="M0 114l35-20c20-12 44-16 70-12l35-21c8-12 18-22 30-29 73-41 189 26 261 151 71 124 71 258 0 300l35-21c72-41 72-175 0-299-72-125-188-192-260-151 72-41 188 26 260 151 72 124 72 258 0 299l-35 21c-11 6-24 10-37 11-1 0-2 1-3 1l2-1 26-15c69-40 69-169 0-289-69-119-181-185-251-145l-28 16c8-12 18-22 30-29l36-20-36 20c73-41 189 26 261 151 71 124 71 258 0 300-11 6-24 10-37 11-1 0-2 1-3 1l-35 20 37-21-37 21c-10 25-25 43-45 55l-35 20c76-44 76-186 0-317-77-132-200-203-276-159z">
          <text:p/>
        </draw:path>
        <draw:polygon draw:style-name="gr7" draw:text-style-name="P1" draw:layer="layout" svg:width="0cm" svg:height="0cm" svg:x="10.012cm" svg:y="8.829cm" svg:viewBox="0 0 0 0" draw:points="0,0">
          <text:p/>
        </draw:polygon>
        <draw:path draw:style-name="gr6" draw:text-style-name="P3" draw:layer="layout" svg:width="0.519cm" svg:height="0.59cm" svg:x="6.266cm" svg:y="7.535cm" svg:viewBox="0 0 520 591" svg:d="M0 114l35-21c20-11 44-15 70-11l35-21c8-12 18-21 30-28l36-20c72-42 188 25 260 149 72 125 72 260 0 301 72-41 72-176 0-301-72-124-188-191-260-149l-36 20c73-41 189 26 261 150 71 124 71 259 0 300l35-20-35 20c-11 7-24 11-37 12-1 0-2 0-3 0h1l27-16c69-40 69-170 0-289-69-120-181-184-251-145l-28 16c8-12 18-21 30-28 73-41 189 26 261 150 71 124 71 259 0 300-11 7-24 11-37 12-1 0-2 0-3 0l-35 21 36-21-36 21c-10 24-25 43-45 54l-35 21c76-44 76-187 0-319-77-131-200-202-276-158z">
          <text:p/>
        </draw:path>
        <draw:polygon draw:style-name="gr7" draw:text-style-name="P1" draw:layer="layout" svg:width="0cm" svg:height="0cm" svg:x="10.012cm" svg:y="8.829cm" svg:viewBox="0 0 0 0" draw:points="0,0">
          <text:p/>
        </draw:polygon>
        <draw:path draw:style-name="gr6" draw:text-style-name="P3" draw:layer="layout" svg:width="0.425cm" svg:height="0.623cm" svg:x="7.766cm" svg:y="5.272cm" svg:viewBox="0 0 426 624" svg:d="M426 129c0-51-12-95-33-129-11 0-22 0-33 2-51 7-107 37-160 84 1-1 2-1 4-1 25-6 48-4 66 7 61 35 61 148 0 254-60 105-159 162-220 127-19-11-33-30-40-55 0-1-1-2-1-4-17 85-9 160 24 210 101 5 225-85 309-223 53-89 84-187 84-272z">
          <text:p/>
        </draw:path>
        <draw:polygon draw:style-name="gr7" draw:text-style-name="P1" draw:layer="layout" svg:width="0cm" svg:height="0cm" svg:x="10.012cm" svg:y="8.829cm" svg:viewBox="0 0 0 0" draw:points="0,0">
          <text:p/>
        </draw:polygon>
        <draw:path draw:style-name="gr6" draw:text-style-name="P3" draw:layer="layout" svg:width="0.424cm" svg:height="0.622cm" svg:x="7.766cm" svg:y="7.721cm" svg:viewBox="0 0 425 623" svg:d="M309 448c72-99 116-218 116-319 0-52-12-96-33-129-59-3-128 27-193 85 1 0 3-1 4-1 25-6 48-4 66 7 61 35 61 149 0 254-60 105-159 162-220 127-19-11-33-29-40-54 0-1-1-2-1-4-17 85-8 160 24 209 88 5 195-63 277-175z">
          <text:p/>
        </draw:path>
        <draw:polygon draw:style-name="gr7" draw:text-style-name="P1" draw:layer="layout" svg:width="0cm" svg:height="0cm" svg:x="10.012cm" svg:y="8.829cm" svg:viewBox="0 0 0 0" draw:points="0,0">
          <text:p/>
        </draw:polygon>
        <draw:path draw:style-name="gr6" draw:text-style-name="P3" draw:layer="layout" svg:width="0.302cm" svg:height="0.659cm" svg:x="8.233cm" svg:y="6.608cm" svg:viewBox="0 0 303 660" svg:d="M0 0c13 47 33 100 61 151 33 62 75 121 118 168 44 46 86 79 124 102-18 4-34 10-49 19l-141 81c-21 12-40 27-57 46-19 19-34 42-48 72-3 7-5 13-8 21z">
          <text:p/>
        </draw:path>
        <draw:polygon draw:style-name="gr7" draw:text-style-name="P1" draw:layer="layout" svg:width="0cm" svg:height="0cm" svg:x="10.012cm" svg:y="8.829cm" svg:viewBox="0 0 0 0" draw:points="0,0">
          <text:p/>
        </draw:polygon>
        <draw:path draw:style-name="gr6" draw:text-style-name="P3" draw:layer="layout" svg:width="0.282cm" svg:height="0.514cm" svg:x="10.034cm" svg:y="2.821cm" svg:viewBox="0 0 283 515" svg:d="M283 128c0-51-11-95-33-128-69-4-151 38-223 113 7-4 14-7 21-9 26-8 50-7 69 4 42 25 53 93 27 171s-84 147-144 174l109 62c104-104 174-259 174-387z">
          <text:p/>
        </draw:path>
        <draw:polygon draw:style-name="gr7" draw:text-style-name="P1" draw:layer="layout" svg:width="0cm" svg:height="0cm" svg:x="10.012cm" svg:y="8.829cm" svg:viewBox="0 0 0 0" draw:points="0,0">
          <text:p/>
        </draw:polygon>
        <draw:path draw:style-name="gr6" draw:text-style-name="P3" draw:layer="layout" svg:width="0.279cm" svg:height="0.576cm" svg:x="10.143cm" svg:y="2.821cm" svg:viewBox="0 0 280 577" svg:d="M0 515l107 62c104-105 173-260 173-388 0-82-28-143-78-172-18-10-38-16-61-17 22 32 33 76 33 127 0 128-69 284-174 388z">
          <text:p/>
        </draw:path>
        <draw:polygon draw:style-name="gr7" draw:text-style-name="P1" draw:layer="layout" svg:width="0cm" svg:height="0cm" svg:x="10.012cm" svg:y="8.829cm" svg:viewBox="0 0 0 0" draw:points="0,0">
          <text:p/>
        </draw:polygon>
        <draw:path draw:style-name="gr6" draw:text-style-name="P3" draw:layer="layout" svg:width="0.365cm" svg:height="0.481cm" svg:x="6.371cm" svg:y="7.568cm" svg:viewBox="0 0 366 482" svg:d="M0 48c71 10 151 77 205 170s71 197 45 264l35-21 28-16c70-40 70-170 0-289-69-120-181-184-250-145l-28 16z">
          <text:p/>
        </draw:path>
        <draw:polygon draw:style-name="gr7" draw:text-style-name="P1" draw:layer="layout" svg:width="0cm" svg:height="0cm" svg:x="10.012cm" svg:y="8.829cm" svg:viewBox="0 0 0 0" draw:points="0,0">
          <text:p/>
        </draw:polygon>
        <draw:path draw:style-name="gr6" draw:text-style-name="P3" draw:layer="layout" svg:width="0.365cm" svg:height="0.481cm" svg:x="6.371cm" svg:y="8.508cm" svg:viewBox="0 0 366 482" svg:d="M0 48c71 11 151 77 205 170s71 197 45 264l35-20 28-16c70-40 70-170 0-290-69-119-181-184-250-144l-28 16z">
          <text:p/>
        </draw:path>
        <draw:polygon draw:style-name="gr7" draw:text-style-name="P1" draw:layer="layout" svg:width="0cm" svg:height="0cm" svg:x="10.012cm" svg:y="8.829cm" svg:viewBox="0 0 0 0" draw:points="0,0">
          <text:p/>
        </draw:polygon>
        <draw:path draw:style-name="gr6" draw:text-style-name="P3" draw:layer="layout" svg:width="0.305cm" svg:height="0.402cm" svg:x="7.775cm" svg:y="7.801cm" svg:viewBox="0 0 306 403" svg:d="M193 3c16 55 0 131-40 201-40 69-98 121-153 134l193-335c25-6 48-4 66 7 62 36 62 150 0 255-60 105-159 163-219 127-19-11-33-29-40-54z">
          <text:p/>
        </draw:path>
        <draw:polygon draw:style-name="gr7" draw:text-style-name="P1" draw:layer="layout" svg:width="0cm" svg:height="0cm" svg:x="10.012cm" svg:y="8.829cm" svg:viewBox="0 0 0 0" draw:points="0,0">
          <text:p/>
        </draw:polygon>
        <draw:path draw:style-name="gr6" draw:text-style-name="P3" draw:layer="layout" svg:width="0.305cm" svg:height="0.402cm" svg:x="7.775cm" svg:y="5.352cm" svg:viewBox="0 0 306 403" svg:d="M193 3c16 53 0 131-40 200-40 70-98 121-153 134l193-334c25-6 48-4 66 7 62 35 62 149 0 255-60 105-159 162-219 127-19-11-33-30-40-55z">
          <text:p/>
        </draw:path>
        <draw:polygon draw:style-name="gr7" draw:text-style-name="P1" draw:layer="layout" svg:width="0cm" svg:height="0cm" svg:x="10.012cm" svg:y="8.829cm" svg:viewBox="0 0 0 0" draw:points="0,0">
          <text:p/>
        </draw:polygon>
        <draw:path draw:style-name="gr6" draw:text-style-name="P3" draw:layer="layout" svg:width="0.264cm" svg:height="0.354cm" svg:x="9.928cm" svg:y="2.919cm" svg:viewBox="0 0 265 355" svg:d="M154 5c26-8 51-7 70 4 42 25 53 94 27 172s-85 147-145 174l-106-61c46-21 91-67 122-124s43-119 32-165z">
          <text:p/>
        </draw:path>
        <draw:polygon draw:style-name="gr7" draw:text-style-name="P1" draw:layer="layout" svg:width="0cm" svg:height="0cm" svg:x="10.012cm" svg:y="8.829cm" svg:viewBox="0 0 0 0" draw:points="0,0">
          <text:p/>
        </draw:polygon>
        <draw:path draw:style-name="gr6" draw:text-style-name="P3" draw:layer="layout" svg:width="0.212cm" svg:height="0.274cm" svg:x="6.297cm" svg:y="8.689cm" svg:viewBox="0 0 213 275" svg:d="M181 268c-6 3-14 6-22 7-46 4-105-43-137-111-33-68-29-135 8-157 42-24 109 15 151 87 42 71 42 150 0 174z">
          <text:p/>
        </draw:path>
        <draw:polygon draw:style-name="gr7" draw:text-style-name="P1" draw:layer="layout" svg:width="0cm" svg:height="0cm" svg:x="10.012cm" svg:y="8.829cm" svg:viewBox="0 0 0 0" draw:points="0,0">
          <text:p/>
        </draw:polygon>
        <draw:path draw:style-name="gr6" draw:text-style-name="P3" draw:layer="layout" svg:width="0.212cm" svg:height="0.273cm" svg:x="6.297cm" svg:y="7.749cm" svg:viewBox="0 0 213 274" svg:d="M181 267c-6 4-14 6-22 7-46 5-105-42-137-110-33-67-29-135 8-157 42-24 109 15 151 87s42 150 0 173z">
          <text:p/>
        </draw:path>
        <draw:polygon draw:style-name="gr7" draw:text-style-name="P1" draw:layer="layout" svg:width="0cm" svg:height="0cm" svg:x="10.012cm" svg:y="8.829cm" svg:viewBox="0 0 0 0" draw:points="0,0">
          <text:p/>
        </draw:polygon>
        <draw:path draw:style-name="gr6" draw:text-style-name="P3" draw:layer="layout" svg:width="0.382cm" svg:height="0.237cm" svg:x="7.798cm" svg:y="8.168cm" svg:viewBox="0 0 383 238" svg:d="M0 175c12 19 27 34 46 45 90 52 232-15 337-159l-106-61c-82 112-189 180-277 175z">
          <text:p/>
        </draw:path>
        <draw:polygon draw:style-name="gr7" draw:text-style-name="P1" draw:layer="layout" svg:width="0cm" svg:height="0cm" svg:x="10.012cm" svg:y="8.829cm" svg:viewBox="0 0 0 0" draw:points="0,0">
          <text:p/>
        </draw:polygon>
        <draw:path draw:style-name="gr6" draw:text-style-name="P3" draw:layer="layout" svg:width="0.2cm" svg:height="0.333cm" svg:x="7.774cm" svg:y="5.356cm" svg:viewBox="0 0 201 334" svg:d="M1 334c0-1-1-2-1-4 24-121 98-248 191-329 1-1 2-1 4-1 16 53 0 130-40 200s-99 121-154 134z">
          <text:p/>
        </draw:path>
        <draw:polygon draw:style-name="gr7" draw:text-style-name="P1" draw:layer="layout" svg:width="0cm" svg:height="0cm" svg:x="10.012cm" svg:y="8.829cm" svg:viewBox="0 0 0 0" draw:points="0,0">
          <text:p/>
        </draw:polygon>
        <draw:path draw:style-name="gr6" draw:text-style-name="P3" draw:layer="layout" svg:width="1.59cm" svg:height="0.467cm" svg:x="8.683cm" svg:y="3.268cm" svg:viewBox="0 0 1591 468" svg:d="M0 460c0 3 0 5 0 8 1-23 5-45 11-67 25-87 94-168 196-234 9-5 18-11 27-16 310-179 813-179 1124 0 9 5 18 11 27 16 102 66 170 147 195 234 6 22 10 44 10 67 1-3 1-5 1-8 0-254-356-460-795-460s-796 206-796 460z">
          <text:p/>
        </draw:path>
        <draw:polygon draw:style-name="gr7" draw:text-style-name="P1" draw:layer="layout" svg:width="0cm" svg:height="0cm" svg:x="10.012cm" svg:y="8.829cm" svg:viewBox="0 0 0 0" draw:points="0,0">
          <text:p/>
        </draw:polygon>
        <draw:polygon draw:style-name="gr6" draw:text-style-name="P3" draw:layer="layout" svg:width="0.212cm" svg:height="0.239cm" svg:x="8cm" svg:y="9.351cm" svg:viewBox="0 0 213 240" draw:points="213,240 213,123 0,0 0,118">
          <text:p/>
        </draw:polygon>
        <draw:polygon draw:style-name="gr7" draw:text-style-name="P1" draw:layer="layout" svg:width="0cm" svg:height="0cm" svg:x="10.012cm" svg:y="8.829cm" svg:viewBox="0 0 0 0" draw:points="0,0">
          <text:p/>
        </draw:polygon>
        <draw:path draw:style-name="gr6" draw:text-style-name="P3" draw:layer="layout" svg:width="0.176cm" svg:height="0.288cm" svg:x="9.91cm" svg:y="2.924cm" svg:viewBox="0 0 177 289" svg:d="M0 278c0-2 0-4 0-7 18-65 51-131 92-190 18-26 38-50 60-72 7-4 14-7 21-9 11 46-1 108-32 165s-76 103-123 124z">
          <text:p/>
        </draw:path>
        <draw:polygon draw:style-name="gr7" draw:text-style-name="P1" draw:layer="layout" svg:width="0cm" svg:height="0cm" svg:x="10.012cm" svg:y="8.829cm" svg:viewBox="0 0 0 0" draw:points="0,0">
          <text:p/>
        </draw:polygon>
        <draw:path draw:style-name="gr6" draw:text-style-name="P3" draw:layer="layout" svg:width="1.178cm" svg:height="0.15cm" svg:x="8.889cm" svg:y="3.284cm" svg:viewBox="0 0 1179 151" svg:d="M1179 151c-9-5-18-11-27-16-312-180-815-180-1125 0-9 5-18 11-27 16 334-176 844-176 1179 0z">
          <text:p/>
        </draw:path>
        <draw:polygon draw:style-name="gr7" draw:text-style-name="P1" draw:layer="layout" svg:width="0cm" svg:height="0cm" svg:x="10.012cm" svg:y="8.829cm" svg:viewBox="0 0 0 0" draw:points="0,0">
          <text:p/>
        </draw:polygon>
        <draw:path draw:style-name="gr6" draw:text-style-name="P3" draw:layer="layout" svg:width="0.019cm" svg:height="0.269cm" svg:x="10.527cm" svg:y="7.711cm" svg:viewBox="0 0 20 270" svg:d="M0 270v-270c26 74 26 168 0 270z">
          <text:p/>
        </draw:path>
        <draw:polygon draw:style-name="gr7" draw:text-style-name="P1" draw:layer="layout" svg:width="0cm" svg:height="0cm" svg:x="10.012cm" svg:y="8.829cm" svg:viewBox="0 0 0 0" draw:points="0,0">
          <text:p/>
        </draw:polygon>
        <draw:path draw:style-name="gr6" draw:text-style-name="P3" draw:layer="layout" svg:width="0.026cm" svg:height="0.079cm" svg:x="8.233cm" svg:y="7.548cm" svg:viewBox="0 0 27 80" svg:d="M0 0c7 26 16 52 27 80l-27-16z">
          <text:p/>
        </draw:path>
        <draw:polygon draw:style-name="gr7" draw:text-style-name="P1" draw:layer="layout" svg:width="0cm" svg:height="0cm" svg:x="10.012cm" svg:y="8.829cm" svg:viewBox="0 0 0 0" draw:points="0,0">
          <text:p/>
        </draw:polygon>
        <draw:line draw:style-name="gr8" draw:text-style-name="P1" draw:layer="layout" svg:x1="8.001cm" svg:y1="3.755cm" svg:x2="7.643cm" svg:y2="5.069cm">
          <text:p/>
        </draw:line>
        <draw:line draw:style-name="gr8" draw:text-style-name="P1" draw:layer="layout" svg:x1="8.213cm" svg:y1="3.878cm" svg:x2="8cm" svg:y2="3.755cm">
          <text:p/>
        </draw:line>
        <draw:line draw:style-name="gr8" draw:text-style-name="P1" draw:layer="layout" svg:x1="8.213cm" svg:y1="3.877cm" svg:x2="7.855cm" svg:y2="5.191cm">
          <text:p/>
        </draw:line>
        <draw:path draw:style-name="gr8" draw:text-style-name="P1" draw:layer="layout" svg:width="0.089cm" svg:height="0.194cm" svg:x="7.766cm" svg:y="5.19cm" svg:viewBox="0 0 90 195" svg:d="M90 0c-17 67-48 134-90 195">
          <text:p/>
        </draw:path>
        <draw:path draw:style-name="gr8" draw:text-style-name="P1" draw:layer="layout" svg:width="0.089cm" svg:height="0.193cm" svg:x="7.554cm" svg:y="5.068cm" svg:viewBox="0 0 90 194" svg:d="M90 0c-18 67-49 134-90 194">
          <text:p/>
        </draw:path>
        <draw:path draw:style-name="gr8" draw:text-style-name="P1" draw:layer="layout" svg:width="0.16cm" svg:height="0.75cm" svg:x="7.607cm" svg:y="5.384cm" svg:viewBox="0 0 161 751" svg:d="M161 0c-95 141-153 305-160 448s38 253 125 303">
          <text:p/>
        </draw:path>
        <draw:path draw:style-name="gr8" draw:text-style-name="P1" draw:layer="layout" svg:width="0.253cm" svg:height="0.034cm" svg:x="7.731cm" svg:y="6.128cm" svg:viewBox="0 0 254 35" svg:d="M0 6c68 40 157 38 254-6">
          <text:p/>
        </draw:path>
        <draw:path draw:style-name="gr8" draw:text-style-name="P1" draw:layer="layout" svg:width="0.16cm" svg:height="0.75cm" svg:x="7.395cm" svg:y="5.261cm" svg:viewBox="0 0 161 751" svg:d="M161 0c-95 142-153 304-160 449-8 143 38 253 124 302">
          <text:p/>
        </draw:path>
        <draw:line draw:style-name="gr8" draw:text-style-name="P1" draw:layer="layout" svg:x1="8.001cm" svg:y1="9.352cm" svg:x2="7.673cm" svg:y2="8.571cm">
          <text:p/>
        </draw:line>
        <draw:line draw:style-name="gr8" draw:text-style-name="P1" draw:layer="layout" svg:x1="8.213cm" svg:y1="9.474cm" svg:x2="8cm" svg:y2="9.351cm">
          <text:p/>
        </draw:line>
        <draw:line draw:style-name="gr8" draw:text-style-name="P1" draw:layer="layout" svg:x1="8.213cm" svg:y1="9.474cm" svg:x2="7.885cm" svg:y2="8.694cm">
          <text:p/>
        </draw:line>
        <draw:line draw:style-name="gr8" draw:text-style-name="P1" draw:layer="layout" svg:x1="8.213cm" svg:y1="9.591cm" svg:x2="8cm" svg:y2="9.468cm">
          <text:p/>
        </draw:line>
        <draw:line draw:style-name="gr8" draw:text-style-name="P1" draw:layer="layout" svg:x1="8.212cm" svg:y1="9.59cm" svg:x2="8.212cm" svg:y2="9.473cm">
          <text:p/>
        </draw:line>
        <draw:line draw:style-name="gr8" draw:text-style-name="P1" draw:layer="layout" svg:x1="8cm" svg:y1="9.468cm" svg:x2="8cm" svg:y2="9.351cm">
          <text:p/>
        </draw:line>
        <draw:path draw:style-name="gr8" draw:text-style-name="P1" draw:layer="layout" svg:width="0.018cm" svg:height="0.033cm" svg:x="7.655cm" svg:y="8.538cm" svg:viewBox="0 0 19 34" svg:d="M19 34c-5-13-11-24-19-34">
          <text:p/>
        </draw:path>
        <draw:path draw:style-name="gr8" draw:text-style-name="P1" draw:layer="layout" svg:width="0.063cm" svg:height="0.076cm" svg:x="7.822cm" svg:y="8.618cm" svg:viewBox="0 0 64 77" svg:d="M64 77c-14-35-36-61-64-77">
          <text:p/>
        </draw:path>
        <draw:path draw:style-name="gr8" draw:text-style-name="P1" draw:layer="layout" svg:width="0.037cm" svg:height="0.014cm" svg:x="7.785cm" svg:y="8.604cm" svg:viewBox="0 0 38 15" svg:d="M38 15c-12-7-24-12-38-15">
          <text:p/>
        </draw:path>
        <draw:path draw:style-name="gr8" draw:text-style-name="P1" draw:layer="layout" svg:width="0.372cm" svg:height="0.975cm" svg:x="7.607cm" svg:y="7.607cm" svg:viewBox="0 0 373 976" svg:d="M373 0c-162 116-297 321-349 528-54 209-14 382 101 448">
          <text:p/>
        </draw:path>
        <draw:path draw:style-name="gr8" draw:text-style-name="P1" draw:layer="layout" svg:width="0.054cm" svg:height="0.022cm" svg:x="7.731cm" svg:y="8.582cm" svg:viewBox="0 0 55 23" svg:d="M0 0c17 10 36 17 55 23">
          <text:p/>
        </draw:path>
        <draw:line draw:style-name="gr8" draw:text-style-name="P1" draw:layer="layout" svg:x1="7.766cm" svg:y1="7.485cm" svg:x2="7.979cm" svg:y2="7.608cm">
          <text:p/>
        </draw:line>
        <draw:path draw:style-name="gr8" draw:text-style-name="P1" draw:layer="layout" svg:width="0.371cm" svg:height="0.975cm" svg:x="7.395cm" svg:y="7.485cm" svg:viewBox="0 0 372 976" svg:d="M372 0c-162 116-297 321-349 528-53 207-14 382 101 448">
          <text:p/>
        </draw:path>
        <draw:path draw:style-name="gr8" draw:text-style-name="P1" draw:layer="layout" svg:width="0.128cm" svg:height="0.327cm" svg:x="7.766cm" svg:y="7.158cm" svg:viewBox="0 0 129 328" svg:d="M129 0c-30 111-75 224-129 328">
          <text:p/>
        </draw:path>
        <draw:path draw:style-name="gr8" draw:text-style-name="P1" draw:layer="layout" svg:width="0.129cm" svg:height="0.326cm" svg:x="7.978cm" svg:y="7.281cm" svg:viewBox="0 0 130 327" svg:d="M130 0c-30 112-75 223-130 327">
          <text:p/>
        </draw:path>
        <draw:path draw:style-name="gr8" draw:text-style-name="P1" draw:layer="layout" svg:width="0.078cm" svg:height="0.928cm" svg:x="7.894cm" svg:y="6.23cm" svg:viewBox="0 0 79 929" svg:d="M26 0c78 256 69 581-26 929">
          <text:p/>
        </draw:path>
        <draw:path draw:style-name="gr8" draw:text-style-name="P1" draw:layer="layout" svg:width="0.077cm" svg:height="0.928cm" svg:x="8.107cm" svg:y="6.353cm" svg:viewBox="0 0 78 929" svg:d="M25 0c78 255 69 581-25 929">
          <text:p/>
        </draw:path>
        <draw:path draw:style-name="gr8" draw:text-style-name="P1" draw:layer="layout" svg:width="0.027cm" svg:height="0.073cm" svg:x="7.893cm" svg:y="6.157cm" svg:viewBox="0 0 28 74" svg:d="M0 0c11 24 20 48 28 74">
          <text:p/>
        </draw:path>
        <draw:path draw:style-name="gr8" draw:text-style-name="P1" draw:layer="layout" svg:width="0.148cm" svg:height="0.225cm" svg:x="7.984cm" svg:y="6.128cm" svg:viewBox="0 0 149 226" svg:d="M0 0c66 49 120 126 149 226">
          <text:p/>
        </draw:path>
        <draw:line draw:style-name="gr8" draw:text-style-name="P1" draw:layer="layout" svg:x1="8.234cm" svg:y1="9.578cm" svg:x2="8.212cm" svg:y2="9.591cm">
          <text:p/>
        </draw:line>
        <draw:line draw:style-name="gr8" draw:text-style-name="P1" draw:layer="layout" svg:x1="8.233cm" svg:y1="8.28cm" svg:x2="8.233cm" svg:y2="9.578cm">
          <text:p/>
        </draw:line>
        <draw:path draw:style-name="gr8" draw:text-style-name="P1" draw:layer="layout" svg:width="0.151cm" svg:height="0.421cm" svg:x="8.233cm" svg:y="7.859cm" svg:viewBox="0 0 152 422" svg:d="M0 422c96-132 152-289 152-422">
          <text:p/>
        </draw:path>
        <draw:path draw:style-name="gr8" draw:text-style-name="P1" draw:layer="layout" svg:width="0cm" svg:height="0.023cm" svg:x="8.383cm" svg:y="7.835cm" svg:viewBox="0 0 1 24" svg:d="M1 24c0-8 0-16-1-24">
          <text:p/>
        </draw:path>
        <draw:line draw:style-name="gr8" draw:text-style-name="P1" draw:layer="layout" svg:x1="8.233cm" svg:y1="5.832cm" svg:x2="8.233cm" svg:y2="6.326cm">
          <text:p/>
        </draw:line>
        <draw:line draw:style-name="gr8" draw:text-style-name="P1" draw:layer="layout" svg:x1="8.233cm" svg:y1="6.608cm" svg:x2="8.233cm" svg:y2="7.267cm">
          <text:p/>
        </draw:line>
        <draw:line draw:style-name="gr8" draw:text-style-name="P1" draw:layer="layout" svg:x1="8.233cm" svg:y1="7.548cm" svg:x2="8.233cm" svg:y2="7.611cm">
          <text:p/>
        </draw:line>
        <draw:path draw:style-name="gr8" draw:text-style-name="P1" draw:layer="layout" svg:width="0.151cm" svg:height="0.422cm" svg:x="8.233cm" svg:y="5.41cm" svg:viewBox="0 0 152 423" svg:d="M0 423c96-131 152-289 152-423">
          <text:p/>
        </draw:path>
        <draw:path draw:style-name="gr8" draw:text-style-name="P1" draw:layer="layout" svg:width="0.064cm" svg:height="0.197cm" svg:x="8.32cm" svg:y="5.213cm" svg:viewBox="0 0 65 198" svg:d="M65 198c0-83-22-152-65-198">
          <text:p/>
        </draw:path>
        <draw:line draw:style-name="gr8" draw:text-style-name="P1" draw:layer="layout" svg:x1="8.233cm" svg:y1="3.865cm" svg:x2="8.233cm" svg:y2="5.163cm">
          <text:p/>
        </draw:line>
        <draw:line draw:style-name="gr8" draw:text-style-name="P1" draw:layer="layout" svg:x1="8.212cm" svg:y1="3.878cm" svg:x2="8.234cm" svg:y2="3.865cm">
          <text:p/>
        </draw:line>
        <draw:path draw:style-name="gr8" draw:text-style-name="P1" draw:layer="layout" svg:width="0.088cm" svg:height="0.014cm" svg:x="8.124cm" svg:y="5.272cm" svg:viewBox="0 0 89 15" svg:d="M89 15c-26-13-56-19-89-13">
          <text:p/>
        </draw:path>
        <draw:path draw:style-name="gr8" draw:text-style-name="P1" draw:layer="layout" svg:width="0.015cm" svg:height="0.01cm" svg:x="8.218cm" svg:y="5.29cm" svg:viewBox="0 0 16 11" svg:d="M16 11c-5-4-11-8-16-11">
          <text:p/>
        </draw:path>
        <draw:path draw:style-name="gr8" draw:text-style-name="P1" draw:layer="layout" svg:width="0.006cm" svg:height="0.004cm" svg:x="8.212cm" svg:y="5.286cm" svg:viewBox="0 0 7 5" svg:d="M7 5c-3-1-5-4-7-5">
          <text:p/>
        </draw:path>
        <draw:path draw:style-name="gr8" draw:text-style-name="P1" draw:layer="layout" svg:width="0.063cm" svg:height="0.161cm" svg:x="8.233cm" svg:y="5.3cm" svg:viewBox="0 0 64 162" svg:d="M64 162c0-73-24-130-64-162">
          <text:p/>
        </draw:path>
        <draw:path draw:style-name="gr8" draw:text-style-name="P1" draw:layer="layout" svg:width="0.063cm" svg:height="0.234cm" svg:x="8.233cm" svg:y="5.461cm" svg:viewBox="0 0 64 235" svg:d="M0 235c40-79 64-161 64-235">
          <text:p/>
        </draw:path>
        <draw:path draw:style-name="gr8" draw:text-style-name="P1" draw:layer="layout" svg:width="0.021cm" svg:height="0.038cm" svg:x="8.212cm" svg:y="5.695cm" svg:viewBox="0 0 22 39" svg:d="M0 39c7-12 15-26 22-39">
          <text:p/>
        </draw:path>
        <draw:path draw:style-name="gr8" draw:text-style-name="P1" draw:layer="layout" svg:width="0.358cm" svg:height="0.665cm" svg:x="7.766cm" svg:y="5.274cm" svg:viewBox="0 0 359 666" svg:d="M359 0c-118 17-250 143-317 303-68 161-53 312 35 363">
          <text:p/>
        </draw:path>
        <draw:path draw:style-name="gr8" draw:text-style-name="P1" draw:layer="layout" svg:width="0.369cm" svg:height="0.223cm" svg:x="7.843cm" svg:y="5.733cm" svg:viewBox="0 0 370 224" svg:d="M0 207c102 58 265-34 370-207">
          <text:p/>
        </draw:path>
        <draw:path draw:style-name="gr8" draw:text-style-name="P1" draw:layer="layout" svg:width="0.032cm" svg:height="0.048cm" svg:x="8.18cm" svg:y="8.182cm" svg:viewBox="0 0 33 49" svg:d="M0 49c11-16 23-33 33-49">
          <text:p/>
        </draw:path>
        <draw:line draw:style-name="gr8" draw:text-style-name="P1" draw:layer="layout" svg:x1="8.18cm" svg:y1="8.23cm" svg:x2="8.18cm" svg:y2="8.229cm">
          <text:p/>
        </draw:line>
        <draw:path draw:style-name="gr8" draw:text-style-name="P1" draw:layer="layout" svg:width="0.446cm" svg:height="0.666cm" svg:x="7.766cm" svg:y="7.721cm" svg:viewBox="0 0 447 667" svg:d="M447 14c-106-53-271 47-372 225s-100 369 3 428">
          <text:p/>
        </draw:path>
        <draw:path draw:style-name="gr8" draw:text-style-name="P1" draw:layer="layout" svg:width="0.337cm" svg:height="0.176cm" svg:x="7.843cm" svg:y="8.229cm" svg:viewBox="0 0 338 177" svg:d="M0 159c91 52 233-14 338-159">
          <text:p/>
        </draw:path>
        <draw:path draw:style-name="gr8" draw:text-style-name="P1" draw:layer="layout" svg:width="0.015cm" svg:height="0.01cm" svg:x="8.218cm" svg:y="7.738cm" svg:viewBox="0 0 16 11" svg:d="M16 11c-5-3-11-8-16-11">
          <text:p/>
        </draw:path>
        <draw:path draw:style-name="gr8" draw:text-style-name="P1" draw:layer="layout" svg:width="0.006cm" svg:height="0.003cm" svg:x="8.212cm" svg:y="7.735cm" svg:viewBox="0 0 7 4" svg:d="M7 4c-3-1-5-2-7-4">
          <text:p/>
        </draw:path>
        <draw:path draw:style-name="gr8" draw:text-style-name="P1" draw:layer="layout" svg:width="0.063cm" svg:height="0.162cm" svg:x="8.233cm" svg:y="7.748cm" svg:viewBox="0 0 64 163" svg:d="M64 163c0-72-24-131-64-163">
          <text:p/>
        </draw:path>
        <draw:path draw:style-name="gr8" draw:text-style-name="P1" draw:layer="layout" svg:width="0.063cm" svg:height="0.233cm" svg:x="8.233cm" svg:y="7.91cm" svg:viewBox="0 0 64 234" svg:d="M0 234c40-78 64-162 64-234">
          <text:p/>
        </draw:path>
        <draw:path draw:style-name="gr8" draw:text-style-name="P1" draw:layer="layout" svg:width="0.021cm" svg:height="0.039cm" svg:x="8.212cm" svg:y="8.143cm" svg:viewBox="0 0 22 40" svg:d="M0 40c7-13 15-26 22-40">
          <text:p/>
        </draw:path>
        <draw:path draw:style-name="gr8" draw:text-style-name="P1" draw:layer="layout" svg:width="1.558cm" svg:height="0.367cm" svg:x="8.699cm" svg:y="3.452cm" svg:viewBox="0 0 1559 368" svg:d="M0 368c76-214 401-368 779-368s704 154 780 368">
          <text:p/>
        </draw:path>
        <draw:path draw:style-name="gr8" draw:text-style-name="P1" draw:layer="layout" svg:width="0.233cm" svg:height="0.324cm" svg:x="10.04cm" svg:y="3.727cm" svg:viewBox="0 0 234 325" svg:d="M0 325c150-87 234-203 234-325">
          <text:p/>
        </draw:path>
        <draw:path draw:style-name="gr8" draw:text-style-name="P1" draw:layer="layout" svg:width="1.59cm" svg:height="0.459cm" svg:x="8.683cm" svg:y="3.268cm" svg:viewBox="0 0 1591 460" svg:d="M1591 460c0-253-356-460-795-460s-796 207-796 460">
          <text:p/>
        </draw:path>
        <draw:path draw:style-name="gr8" draw:text-style-name="P1" draw:layer="layout" svg:width="1.357cm" svg:height="0.459cm" svg:x="8.683cm" svg:y="3.727cm" svg:viewBox="0 0 1358 460" svg:d="M0 0c0 186 195 354 492 425s639 32 866-100">
          <text:p/>
        </draw:path>
        <draw:path draw:style-name="gr8" draw:text-style-name="P1" draw:layer="layout" svg:width="0.232cm" svg:height="0.316cm" svg:x="10.04cm" svg:y="3.419cm" svg:viewBox="0 0 233 317" svg:d="M233 317c-3-120-87-233-233-317">
          <text:p/>
        </draw:path>
        <draw:path draw:style-name="gr8" draw:text-style-name="P1" draw:layer="layout" svg:width="1.124cm" svg:height="0.135cm" svg:x="8.916cm" svg:y="3.284cm" svg:viewBox="0 0 1125 136" svg:d="M1125 136c-311-181-815-181-1125 0">
          <text:p/>
        </draw:path>
        <draw:path draw:style-name="gr8" draw:text-style-name="P1" draw:layer="layout" svg:width="0.233cm" svg:height="0.316cm" svg:x="8.683cm" svg:y="3.419cm" svg:viewBox="0 0 234 317" svg:d="M234 0c-146 84-230 197-234 317">
          <text:p/>
        </draw:path>
        <draw:path draw:style-name="gr8" draw:text-style-name="P1" draw:layer="layout" svg:width="1.178cm" svg:height="0.131cm" svg:x="8.889cm" svg:y="3.304cm" svg:viewBox="0 0 1179 132" svg:d="M1179 132c-335-176-845-176-1179 0">
          <text:p/>
        </draw:path>
        <draw:path draw:style-name="gr8" draw:text-style-name="P1" draw:layer="layout" svg:width="1.568cm" svg:height="0.271cm" svg:x="8.694cm" svg:y="3.397cm" svg:viewBox="0 0 1569 272" svg:d="M1569 272c-156-168-457-272-785-272s-629 104-784 272">
          <text:p/>
        </draw:path>
        <draw:line draw:style-name="gr8" draw:text-style-name="P1" draw:layer="layout" svg:x1="8.737cm" svg:y1="8.572cm" svg:x2="8.233cm" svg:y2="8.28cm">
          <text:p/>
        </draw:line>
        <draw:line draw:style-name="gr8" draw:text-style-name="P1" draw:layer="layout" svg:x1="8.737cm" svg:y1="9.869cm" svg:x2="8.233cm" svg:y2="9.578cm">
          <text:p/>
        </draw:line>
        <draw:line draw:style-name="gr8" draw:text-style-name="P1" draw:layer="layout" svg:x1="8.26cm" svg:y1="7.628cm" svg:x2="8.233cm" svg:y2="7.611cm">
          <text:p/>
        </draw:line>
        <draw:path draw:style-name="gr8" draw:text-style-name="P1" draw:layer="layout" svg:width="0.291cm" svg:height="0.337cm" svg:x="9.044cm" svg:y="8.071cm" svg:viewBox="0 0 292 338" svg:d="M292 338c0-46-16-90-40-128-15-23-32-46-52-66-55-56-126-101-200-144">
          <text:p/>
        </draw:path>
        <draw:path draw:style-name="gr8" draw:text-style-name="P1" draw:layer="layout" svg:width="0.171cm" svg:height="0.094cm" svg:x="8.873cm" svg:y="7.977cm" svg:viewBox="0 0 172 95" svg:d="M172 95c-55-33-114-64-172-95">
          <text:p/>
        </draw:path>
        <draw:path draw:style-name="gr8" draw:text-style-name="P1" draw:layer="layout" svg:width="0.599cm" svg:height="0.241cm" svg:x="8.736cm" svg:y="8.408cm" svg:viewBox="0 0 600 242" svg:d="M0 164c46 26 97 47 148 60 93 24 186 24 266-2 55-18 105-49 142-95 14-18 25-38 33-61 7-20 11-43 11-66">
          <text:p/>
        </draw:path>
        <draw:line draw:style-name="gr8" draw:text-style-name="P1" draw:layer="layout" svg:x1="8.737cm" svg:y1="6.123cm" svg:x2="8.233cm" svg:y2="5.832cm">
          <text:p/>
        </draw:line>
        <draw:path draw:style-name="gr8" draw:text-style-name="P1" draw:layer="layout" svg:width="0.049cm" svg:height="0.02cm" svg:x="8.486cm" svg:y="7.028cm" svg:viewBox="0 0 50 21" svg:d="M50 0c-19 5-35 11-50 21">
          <text:p/>
        </draw:path>
        <draw:path draw:style-name="gr8" draw:text-style-name="P1" draw:layer="layout" svg:width="0.062cm" svg:height="0.021cm" svg:x="8.486cm" svg:y="6.085cm" svg:viewBox="0 0 63 22" svg:d="M63 0c-22 3-44 10-63 22">
          <text:p/>
        </draw:path>
        <draw:path draw:style-name="gr8" draw:text-style-name="P1" draw:layer="layout" svg:width="0.188cm" svg:height="0.048cm" svg:x="8.548cm" svg:y="6.083cm" svg:viewBox="0 0 189 49" svg:d="M189 49c-68-39-132-55-189-47">
          <text:p/>
        </draw:path>
        <draw:line draw:style-name="gr8" draw:text-style-name="P1" draw:layer="layout" svg:x1="8.737cm" svg:y1="5.454cm" svg:x2="8.233cm" svg:y2="5.163cm">
          <text:p/>
        </draw:line>
        <draw:path draw:style-name="gr8" draw:text-style-name="P1" draw:layer="layout" svg:width="0.291cm" svg:height="0.338cm" svg:x="9.044cm" svg:y="5.622cm" svg:viewBox="0 0 292 339" svg:d="M292 339c0-47-16-92-40-129-15-24-32-45-52-65-55-56-126-102-200-145">
          <text:p/>
        </draw:path>
        <draw:path draw:style-name="gr8" draw:text-style-name="P1" draw:layer="layout" svg:width="0.308cm" svg:height="0.169cm" svg:x="8.736cm" svg:y="5.453cm" svg:viewBox="0 0 309 170" svg:d="M309 170c-37-21-74-41-112-62-67-35-135-72-197-108">
          <text:p/>
        </draw:path>
        <draw:path draw:style-name="gr8" draw:text-style-name="P1" draw:layer="layout" svg:width="0.599cm" svg:height="0.24cm" svg:x="8.736cm" svg:y="5.96cm" svg:viewBox="0 0 600 241" svg:d="M0 163c46 27 97 47 148 61 93 23 186 23 266-3 55-18 105-48 142-95 14-18 25-38 33-60 7-21 11-43 11-66">
          <text:p/>
        </draw:path>
        <draw:line draw:style-name="gr8" draw:text-style-name="P1" draw:layer="layout" svg:x1="8.233cm" svg:y1="3.865cm" svg:x2="8.737cm" svg:y2="4.156cm">
          <text:p/>
        </draw:line>
        <draw:path draw:style-name="gr8" draw:text-style-name="P1" draw:layer="layout" svg:width="0.386cm" svg:height="0.365cm" svg:x="8.736cm" svg:y="6.131cm" svg:viewBox="0 0 387 366" svg:d="M0 0c32 19 66 41 98 64 40 29 76 59 109 89 77 70 138 140 180 213">
          <text:p/>
        </draw:path>
        <draw:path draw:style-name="gr8" draw:text-style-name="P1" draw:layer="layout" svg:width="0.057cm" svg:height="0.195cm" svg:x="9.122cm" svg:y="6.496cm" svg:viewBox="0 0 58 196" svg:d="M0 0c11 21 22 44 33 71 6 15 12 33 16 52 5 21 9 47 9 73">
          <text:p/>
        </draw:path>
        <draw:path draw:style-name="gr8" draw:text-style-name="P1" draw:layer="layout" svg:width="0.057cm" svg:height="0.174cm" svg:x="9.122cm" svg:y="6.691cm" svg:viewBox="0 0 58 175" svg:d="M0 175c11-16 22-35 33-58 6-13 12-28 16-46 5-20 9-44 9-71">
          <text:p/>
        </draw:path>
        <draw:path draw:style-name="gr8" draw:text-style-name="P1" draw:layer="layout" svg:width="0.093cm" svg:height="0.082cm" svg:x="9.029cm" svg:y="6.865cm" svg:viewBox="0 0 94 83" svg:d="M0 83c38-23 69-50 94-83">
          <text:p/>
        </draw:path>
        <draw:path draw:style-name="gr8" draw:text-style-name="P1" draw:layer="layout" svg:width="0.366cm" svg:height="0.354cm" svg:x="8.756cm" svg:y="7.083cm" svg:viewBox="0 0 367 355" svg:d="M0 0c45 28 91 61 132 94 42 34 81 69 114 104 50 51 90 103 121 157">
          <text:p/>
        </draw:path>
        <draw:path draw:style-name="gr8" draw:text-style-name="P1" draw:layer="layout" svg:width="0.057cm" svg:height="0.195cm" svg:x="9.122cm" svg:y="7.437cm" svg:viewBox="0 0 58 196" svg:d="M0 0c11 20 22 43 33 69 6 17 12 34 16 53 5 22 9 47 9 74">
          <text:p/>
        </draw:path>
        <draw:path draw:style-name="gr8" draw:text-style-name="P1" draw:layer="layout" svg:width="0.057cm" svg:height="0.173cm" svg:x="9.122cm" svg:y="7.632cm" svg:viewBox="0 0 58 174" svg:d="M0 174c11-16 22-34 33-57 6-13 12-28 16-46 5-21 9-45 9-71">
          <text:p/>
        </draw:path>
        <draw:path draw:style-name="gr8" draw:text-style-name="P1" draw:layer="layout" svg:width="0.093cm" svg:height="0.082cm" svg:x="9.029cm" svg:y="7.805cm" svg:viewBox="0 0 94 83" svg:d="M0 83c38-22 69-49 94-83">
          <text:p/>
        </draw:path>
        <draw:path draw:style-name="gr8" draw:text-style-name="P1" draw:layer="layout" svg:width="0.386cm" svg:height="0.142cm" svg:x="8.736cm" svg:y="9.868cm" svg:viewBox="0 0 387 143" svg:d="M0 0c109 63 240 113 387 143">
          <text:p/>
        </draw:path>
        <draw:path draw:style-name="gr8" draw:text-style-name="P1" draw:layer="layout" svg:width="1.389cm" svg:height="0.499cm" svg:x="9.122cm" svg:y="9.547cm" svg:viewBox="0 0 1390 500" svg:d="M0 464c290 61 613 44 881-45 268-90 455-244 509-419">
          <text:p/>
        </draw:path>
        <draw:path draw:style-name="gr8" draw:text-style-name="P1" draw:layer="layout" svg:width="0.016cm" svg:height="0.107cm" svg:x="10.511cm" svg:y="9.44cm" svg:viewBox="0 0 17 108" svg:d="M0 108c12-36 17-72 17-108">
          <text:p/>
        </draw:path>
        <draw:path draw:style-name="gr8" draw:text-style-name="P1" draw:layer="layout" svg:width="0.016cm" svg:height="0.107cm" svg:x="10.511cm" svg:y="3.727cm" svg:viewBox="0 0 17 108" svg:d="M0 108c12-36 17-71 17-108">
          <text:p/>
        </draw:path>
        <draw:path draw:style-name="gr8" draw:text-style-name="P1" draw:layer="layout" svg:width="0.062cm" svg:height="0.205cm" svg:x="10.465cm" svg:y="3.522cm" svg:viewBox="0 0 63 206" svg:d="M63 206c0-70-22-139-63-206">
          <text:p/>
        </draw:path>
        <draw:path draw:style-name="gr8" draw:text-style-name="P1" draw:layer="layout" svg:width="1.389cm" svg:height="0.499cm" svg:x="9.122cm" svg:y="3.834cm" svg:viewBox="0 0 1390 500" svg:d="M0 464c290 61 613 44 881-45 268-91 455-244 509-419">
          <text:p/>
        </draw:path>
        <draw:path draw:style-name="gr8" draw:text-style-name="P1" draw:layer="layout" svg:width="0.386cm" svg:height="0.142cm" svg:x="8.736cm" svg:y="4.155cm" svg:viewBox="0 0 387 143" svg:d="M0 0c109 64 240 113 387 143">
          <text:p/>
        </draw:path>
        <draw:line draw:style-name="gr8" draw:text-style-name="P1" draw:layer="layout" svg:x1="9.647cm" svg:y1="3.049cm" svg:x2="10.466cm" svg:y2="3.523cm">
          <text:p/>
        </draw:line>
        <draw:path draw:style-name="gr8" draw:text-style-name="P1" draw:layer="layout" svg:width="0.237cm" svg:height="0.41cm" svg:x="8.524cm" svg:y="7.328cm" svg:viewBox="0 0 238 411" svg:d="M238 411c0-151-106-335-238-411">
          <text:p/>
        </draw:path>
        <draw:path draw:style-name="gr8" draw:text-style-name="P1" draw:layer="layout" svg:width="0.474cm" svg:height="0.612cm" svg:x="8.287cm" svg:y="7.296cm" svg:viewBox="0 0 475 613" svg:d="M237 32c-131-75-237-14-237 137s106 336 237 411c131 76 238 14 238-137">
          <text:p/>
        </draw:path>
        <draw:path draw:style-name="gr8" draw:text-style-name="P1" draw:layer="layout" svg:width="0.237cm" svg:height="0.41cm" svg:x="8.524cm" svg:y="6.388cm" svg:viewBox="0 0 238 411" svg:d="M238 411c0-152-106-336-238-411">
          <text:p/>
        </draw:path>
        <draw:path draw:style-name="gr8" draw:text-style-name="P1" draw:layer="layout" svg:width="0.474cm" svg:height="0.612cm" svg:x="8.287cm" svg:y="6.356cm" svg:viewBox="0 0 475 613" svg:d="M237 32c-131-76-237-14-237 138 0 151 106 334 237 410 131 75 238 14 238-137">
          <text:p/>
        </draw:path>
        <draw:path draw:style-name="gr8" draw:text-style-name="P1" draw:layer="layout" svg:width="0.085cm" svg:height="0.012cm" svg:x="8.477cm" svg:y="7.347cm" svg:viewBox="0 0 86 13" svg:d="M86 8c-33-12-63-11-86 5">
          <text:p/>
        </draw:path>
        <draw:path draw:style-name="gr8" draw:text-style-name="P1" draw:layer="layout" svg:width="0.284cm" svg:height="0.417cm" svg:x="8.428cm" svg:y="7.358cm" svg:viewBox="0 0 285 418" svg:d="M49 0c-65 37-65 158 0 271s171 174 236 136">
          <text:p/>
        </draw:path>
        <draw:path draw:style-name="gr8" draw:text-style-name="P1" draw:layer="layout" svg:width="0.045cm" svg:height="0.072cm" svg:x="8.712cm" svg:y="7.692cm" svg:viewBox="0 0 46 73" svg:d="M0 73c23-13 39-39 46-73">
          <text:p/>
        </draw:path>
        <draw:path draw:style-name="gr8" draw:text-style-name="P1" draw:layer="layout" svg:width="0.085cm" svg:height="0.011cm" svg:x="8.477cm" svg:y="6.406cm" svg:viewBox="0 0 86 12" svg:d="M86 8c-33-12-63-11-86 4">
          <text:p/>
        </draw:path>
        <draw:path draw:style-name="gr8" draw:text-style-name="P1" draw:layer="layout" svg:width="0.284cm" svg:height="0.418cm" svg:x="8.428cm" svg:y="6.417cm" svg:viewBox="0 0 285 419" svg:d="M49 0c-65 38-65 160 0 272 65 113 171 173 236 136">
          <text:p/>
        </draw:path>
        <draw:path draw:style-name="gr8" draw:text-style-name="P1" draw:layer="layout" svg:width="0.045cm" svg:height="0.072cm" svg:x="8.712cm" svg:y="6.752cm" svg:viewBox="0 0 46 73" svg:d="M0 73c23-13 39-40 46-73">
          <text:p/>
        </draw:path>
        <draw:path draw:style-name="gr8" draw:text-style-name="P1" draw:layer="layout" svg:width="0.116cm" svg:height="0.319cm" svg:x="8.074cm" svg:y="7.849cm" svg:viewBox="0 0 117 320" svg:d="M0 320c73-100 117-219 117-320">
          <text:p/>
        </draw:path>
        <draw:path draw:style-name="gr8" draw:text-style-name="P1" draw:layer="layout" svg:width="0.033cm" svg:height="0.128cm" svg:x="8.157cm" svg:y="7.721cm" svg:viewBox="0 0 34 129" svg:d="M34 129c0-53-12-96-34-129">
          <text:p/>
        </draw:path>
        <draw:path draw:style-name="gr8" draw:text-style-name="P1" draw:layer="layout" svg:width="0.276cm" svg:height="0.175cm" svg:x="7.798cm" svg:y="8.168cm" svg:viewBox="0 0 277 176" svg:d="M0 176c88 5 195-64 277-176">
          <text:p/>
        </draw:path>
        <draw:path draw:style-name="gr8" draw:text-style-name="P1" draw:layer="layout" svg:width="0.07cm" svg:height="0.01cm" svg:x="7.964cm" svg:y="7.801cm" svg:viewBox="0 0 71 11" svg:d="M0 5c27-8 52-6 71 6">
          <text:p/>
        </draw:path>
        <draw:path draw:style-name="gr8" draw:text-style-name="P1" draw:layer="layout" svg:width="0.266cm" svg:height="0.391cm" svg:x="7.815cm" svg:y="7.811cm" svg:viewBox="0 0 267 392" svg:d="M220 0c62 35 62 149 0 255-60 105-159 162-220 127">
          <text:p/>
        </draw:path>
        <draw:path draw:style-name="gr8" draw:text-style-name="P1" draw:layer="layout" svg:width="0.041cm" svg:height="0.058cm" svg:x="7.774cm" svg:y="8.134cm" svg:viewBox="0 0 42 59" svg:d="M42 59c-20-11-34-32-42-59">
          <text:p/>
        </draw:path>
        <draw:line draw:style-name="gr8" draw:text-style-name="P1" draw:layer="layout" svg:x1="8.074cm" svg:y1="8.168cm" svg:x2="8.181cm" svg:y2="8.231cm">
          <text:p/>
        </draw:line>
        <draw:line draw:style-name="gr8" draw:text-style-name="P1" draw:layer="layout" svg:x1="8.181cm" svg:y1="8.23cm" svg:x2="8.074cm" svg:y2="8.168cm">
          <text:p/>
        </draw:line>
        <draw:path draw:style-name="gr8" draw:text-style-name="P1" draw:layer="layout" svg:width="0.199cm" svg:height="0.334cm" svg:x="7.775cm" svg:y="7.804cm" svg:viewBox="0 0 200 335" svg:d="M194 0c16 55 0 131-40 201-40 69-98 121-154 134">
          <text:p/>
        </draw:path>
        <draw:path draw:style-name="gr8" draw:text-style-name="P1" draw:layer="layout" svg:width="0.019cm" svg:height="0.269cm" svg:x="10.527cm" svg:y="7.711cm" svg:viewBox="0 0 20 270" svg:d="M0 270c26-102 26-196 0-270">
          <text:p/>
        </draw:path>
        <draw:path draw:style-name="gr8" draw:text-style-name="P1" draw:layer="layout" svg:width="0.203cm" svg:height="0.763cm" svg:x="10.342cm" svg:y="2.687cm" svg:viewBox="0 0 204 764" svg:d="M0 764c108-130 183-295 200-446 18-150-23-268-111-318">
          <text:p/>
        </draw:path>
        <draw:path draw:style-name="gr8" draw:text-style-name="P1" draw:layer="layout" svg:width="0.112cm" svg:height="0.026cm" svg:x="10.319cm" svg:y="2.661cm" svg:viewBox="0 0 113 27" svg:d="M113 27c-32-19-70-29-113-27">
          <text:p/>
        </draw:path>
        <draw:line draw:style-name="gr8" draw:text-style-name="P1" draw:layer="layout" svg:x1="9.647cm" svg:y1="3.05cm" svg:x2="10.32cm" svg:y2="2.661cm">
          <text:p/>
        </draw:line>
        <draw:path draw:style-name="gr8" draw:text-style-name="P1" draw:layer="layout" svg:width="0.093cm" svg:height="0.195cm" svg:x="9.908cm" svg:y="3.005cm" svg:viewBox="0 0 94 196" svg:d="M94 0c-43 61-76 129-94 196">
          <text:p/>
        </draw:path>
        <draw:path draw:style-name="gr8" draw:text-style-name="P1" draw:layer="layout" svg:width="0.078cm" svg:height="0.172cm" svg:x="10.344cm" svg:y="2.838cm" svg:viewBox="0 0 79 173" svg:d="M79 173c0-83-28-144-79-173">
          <text:p/>
        </draw:path>
        <draw:path draw:style-name="gr8" draw:text-style-name="P1" draw:layer="layout" svg:width="0.343cm" svg:height="0.184cm" svg:x="10.001cm" svg:y="2.821cm" svg:viewBox="0 0 344 185" svg:d="M344 18c-92-54-237 17-344 167">
          <text:p/>
        </draw:path>
        <draw:path draw:style-name="gr8" draw:text-style-name="P1" draw:layer="layout" svg:width="0.173cm" svg:height="0.387cm" svg:x="10.249cm" svg:y="3.01cm" svg:viewBox="0 0 174 388" svg:d="M0 388c105-105 174-260 174-388">
          <text:p/>
        </draw:path>
        <draw:path draw:style-name="gr8" draw:text-style-name="P1" draw:layer="layout" svg:width="0.113cm" svg:height="0.026cm" svg:x="10.106cm" svg:y="2.538cm" svg:viewBox="0 0 114 27" svg:d="M114 27c-32-20-71-29-114-26">
          <text:p/>
        </draw:path>
        <draw:line draw:style-name="gr8" draw:text-style-name="P1" draw:layer="layout" svg:x1="10.32cm" svg:y1="2.662cm" svg:x2="10.106cm" svg:y2="2.539cm">
          <text:p/>
        </draw:line>
        <draw:line draw:style-name="gr8" draw:text-style-name="P1" draw:layer="layout" svg:x1="8cm" svg:y1="3.756cm" svg:x2="10.107cm" svg:y2="2.539cm">
          <text:p/>
        </draw:line>
        <draw:path draw:style-name="gr8" draw:text-style-name="P1" draw:layer="layout" svg:width="0.199cm" svg:height="0.333cm" svg:x="7.775cm" svg:y="5.356cm" svg:viewBox="0 0 200 334" svg:d="M194 0c16 53 0 130-40 200s-98 121-154 134">
          <text:p/>
        </draw:path>
        <draw:path draw:style-name="gr8" draw:text-style-name="P1" draw:layer="layout" svg:width="0.009cm" svg:height="0.005cm" svg:x="9.945cm" svg:y="2.872cm" svg:viewBox="0 0 10 6" svg:d="M0 6c3-2 7-4 10-6">
          <text:p/>
        </draw:path>
        <draw:path draw:style-name="gr8" draw:text-style-name="P1" draw:layer="layout" svg:width="0.158cm" svg:height="0.288cm" svg:x="9.928cm" svg:y="2.924cm" svg:viewBox="0 0 159 289" svg:d="M155 0c11 46-1 108-32 165s-76 103-123 124">
          <text:p/>
        </draw:path>
        <draw:path draw:style-name="gr8" draw:text-style-name="P1" draw:layer="layout" svg:width="0.033cm" svg:height="0.128cm" svg:x="8.157cm" svg:y="5.272cm" svg:viewBox="0 0 34 129" svg:d="M34 129c0-52-12-96-34-129">
          <text:p/>
        </draw:path>
        <draw:path draw:style-name="gr8" draw:text-style-name="P1" draw:layer="layout" svg:width="0.308cm" svg:height="0.223cm" svg:x="7.798cm" svg:y="5.672cm" svg:viewBox="0 0 309 224" svg:d="M0 224c101 5 225-85 309-224">
          <text:p/>
        </draw:path>
        <draw:path draw:style-name="gr8" draw:text-style-name="P1" draw:layer="layout" svg:width="0.084cm" svg:height="0.272cm" svg:x="8.106cm" svg:y="5.4cm" svg:viewBox="0 0 85 273" svg:d="M0 273c53-89 85-188 85-273">
          <text:p/>
        </draw:path>
        <draw:path draw:style-name="gr8" draw:text-style-name="P1" draw:layer="layout" svg:width="0.07cm" svg:height="0.011cm" svg:x="7.964cm" svg:y="5.352cm" svg:viewBox="0 0 71 12" svg:d="M0 6c26-9 52-7 71 6">
          <text:p/>
        </draw:path>
        <draw:path draw:style-name="gr8" draw:text-style-name="P1" draw:layer="layout" svg:width="0.266cm" svg:height="0.391cm" svg:x="7.815cm" svg:y="5.363cm" svg:viewBox="0 0 267 392" svg:d="M220 0c62 35 62 148 0 254-60 106-159 163-220 128">
          <text:p/>
        </draw:path>
        <draw:path draw:style-name="gr8" draw:text-style-name="P1" draw:layer="layout" svg:width="0.041cm" svg:height="0.059cm" svg:x="7.774cm" svg:y="5.685cm" svg:viewBox="0 0 42 60" svg:d="M42 60c-20-12-34-33-42-60">
          <text:p/>
        </draw:path>
        <draw:path draw:style-name="gr8" draw:text-style-name="P1" draw:layer="layout" svg:width="0.09cm" svg:height="0.015cm" svg:x="10.061cm" svg:y="2.919cm" svg:viewBox="0 0 91 16" svg:d="M0 16c33-19 66-21 91-6">
          <text:p/>
        </draw:path>
        <draw:path draw:style-name="gr8" draw:text-style-name="P1" draw:layer="layout" svg:width="0.158cm" svg:height="0.345cm" svg:x="10.034cm" svg:y="2.928cm" svg:viewBox="0 0 159 346" svg:d="M118 0c42 25 53 93 27 171s-85 147-145 175">
          <text:p/>
        </draw:path>
        <draw:path draw:style-name="gr8" draw:text-style-name="P1" draw:layer="layout" svg:width="0cm" svg:height="0.006cm" svg:x="9.91cm" svg:y="3.194cm" svg:viewBox="0 0 0 7" svg:d="M0 7c0-2 0-4 0-7">
          <text:p/>
        </draw:path>
        <draw:path draw:style-name="gr8" draw:text-style-name="P1" draw:layer="layout" svg:width="0.033cm" svg:height="0.127cm" svg:x="10.283cm" svg:y="2.821cm" svg:viewBox="0 0 34 128" svg:d="M34 128c0-51-11-96-34-128">
          <text:p/>
        </draw:path>
        <draw:path draw:style-name="gr8" draw:text-style-name="P1" draw:layer="layout" svg:width="0.173cm" svg:height="0.387cm" svg:x="10.143cm" svg:y="2.948cm" svg:viewBox="0 0 174 388" svg:d="M0 388c104-105 174-260 174-388">
          <text:p/>
        </draw:path>
        <draw:path draw:style-name="gr8" draw:text-style-name="P1" draw:layer="layout" svg:width="0.159cm" svg:height="0.266cm" svg:x="6.297cm" svg:y="7.756cm" svg:viewBox="0 0 160 267" svg:d="M160 267c-47 5-106-42-138-110-33-68-29-135 8-157">
          <text:p/>
        </draw:path>
        <draw:path draw:style-name="gr8" draw:text-style-name="P1" draw:layer="layout" svg:width="0.182cm" svg:height="0.266cm" svg:x="6.328cm" svg:y="7.749cm" svg:viewBox="0 0 183 267" svg:d="M0 7c42-24 110 15 151 86 42 73 42 151 0 174">
          <text:p/>
        </draw:path>
        <draw:path draw:style-name="gr8" draw:text-style-name="P1" draw:layer="layout" svg:width="0.021cm" svg:height="0.007cm" svg:x="6.457cm" svg:y="8.015cm" svg:viewBox="0 0 22 8" svg:d="M22 0c-6 5-13 7-22 8">
          <text:p/>
        </draw:path>
        <draw:path draw:style-name="gr8" draw:text-style-name="P1" draw:layer="layout" svg:width="0.293cm" svg:height="0.489cm" svg:x="6.209cm" svg:y="7.648cm" svg:viewBox="0 0 294 490" svg:d="M294 489c-84 9-192-78-253-203-60-124-53-246 16-286">
          <text:p/>
        </draw:path>
        <draw:path draw:style-name="gr8" draw:text-style-name="P1" draw:layer="layout" svg:width="0.332cm" svg:height="0.489cm" svg:x="6.266cm" svg:y="7.635cm" svg:viewBox="0 0 333 490" svg:d="M0 13c76-44 200 27 276 158 76 132 76 275 0 319">
          <text:p/>
        </draw:path>
        <draw:path draw:style-name="gr8" draw:text-style-name="P1" draw:layer="layout" svg:width="0.039cm" svg:height="0.012cm" svg:x="6.502cm" svg:y="8.124cm" svg:viewBox="0 0 40 13" svg:d="M40 0c-12 7-26 11-40 13">
          <text:p/>
        </draw:path>
        <draw:path draw:style-name="gr8" draw:text-style-name="P1" draw:layer="layout" svg:width="0.332cm" svg:height="0.489cm" svg:x="6.301cm" svg:y="7.614cm" svg:viewBox="0 0 333 490" svg:d="M0 13c76-44 200 27 276 159 76 131 76 273 0 318">
          <text:p/>
        </draw:path>
        <draw:path draw:style-name="gr8" draw:text-style-name="P1" draw:layer="layout" svg:width="0.302cm" svg:height="0.444cm" svg:x="6.434cm" svg:y="7.568cm" svg:viewBox="0 0 303 445" svg:d="M0 11c70-39 182 25 251 145s69 249 0 289">
          <text:p/>
        </draw:path>
        <draw:path draw:style-name="gr8" draw:text-style-name="P1" draw:layer="layout" svg:width="0.002cm" svg:height="0cm" svg:x="6.656cm" svg:y="8.028cm" svg:viewBox="0 0 3 0" svg:d="M3 0c-1 0-2 0-3 0">
          <text:p/>
        </draw:path>
        <draw:path draw:style-name="gr8" draw:text-style-name="P1" draw:layer="layout" svg:width="0.03cm" svg:height="0.028cm" svg:x="6.406cm" svg:y="7.567cm" svg:viewBox="0 0 31 29" svg:d="M0 29c8-12 18-21 31-29">
          <text:p/>
        </draw:path>
        <draw:path draw:style-name="gr8" draw:text-style-name="P1" draw:layer="layout" svg:width="0.313cm" svg:height="0.461cm" svg:x="6.436cm" svg:y="7.555cm" svg:viewBox="0 0 314 462" svg:d="M0 12c72-41 188 26 260 151 72 124 72 258 0 299">
          <text:p/>
        </draw:path>
        <draw:path draw:style-name="gr8" draw:text-style-name="P1" draw:layer="layout" svg:width="0.037cm" svg:height="0.012cm" svg:x="6.659cm" svg:y="8.016cm" svg:viewBox="0 0 38 13" svg:d="M38 0c-11 7-25 12-38 13">
          <text:p/>
        </draw:path>
        <draw:path draw:style-name="gr8" draw:text-style-name="P1" draw:layer="layout" svg:width="0.313cm" svg:height="0.462cm" svg:x="6.472cm" svg:y="7.535cm" svg:viewBox="0 0 314 463" svg:d="M0 13c71-42 187 25 260 150 72 125 72 259 0 300">
          <text:p/>
        </draw:path>
        <draw:path draw:style-name="gr8" draw:text-style-name="P1" draw:layer="layout" svg:width="0.159cm" svg:height="0.267cm" svg:x="6.297cm" svg:y="8.696cm" svg:viewBox="0 0 160 268" svg:d="M160 268c-47 4-106-43-138-111-33-68-29-135 8-157">
          <text:p/>
        </draw:path>
        <draw:path draw:style-name="gr8" draw:text-style-name="P1" draw:layer="layout" svg:width="0.182cm" svg:height="0.267cm" svg:x="6.328cm" svg:y="8.689cm" svg:viewBox="0 0 183 268" svg:d="M0 7c42-24 110 15 151 87 42 71 42 150 0 174">
          <text:p/>
        </draw:path>
        <draw:path draw:style-name="gr8" draw:text-style-name="P1" draw:layer="layout" svg:width="0.021cm" svg:height="0.007cm" svg:x="6.457cm" svg:y="8.956cm" svg:viewBox="0 0 22 8" svg:d="M22 0c-6 3-13 7-22 8">
          <text:p/>
        </draw:path>
        <draw:path draw:style-name="gr8" draw:text-style-name="P1" draw:layer="layout" svg:width="0.293cm" svg:height="0.489cm" svg:x="6.209cm" svg:y="8.588cm" svg:viewBox="0 0 294 490" svg:d="M294 489c-84 9-192-78-253-202-60-124-53-247 16-287">
          <text:p/>
        </draw:path>
        <draw:path draw:style-name="gr8" draw:text-style-name="P1" draw:layer="layout" svg:width="0.332cm" svg:height="0.489cm" svg:x="6.266cm" svg:y="8.575cm" svg:viewBox="0 0 333 490" svg:d="M0 13c76-45 200 27 276 159 76 131 76 273 0 318">
          <text:p/>
        </draw:path>
        <draw:path draw:style-name="gr8" draw:text-style-name="P1" draw:layer="layout" svg:width="0.039cm" svg:height="0.012cm" svg:x="6.502cm" svg:y="9.064cm" svg:viewBox="0 0 40 13" svg:d="M40 0c-12 8-26 12-40 13">
          <text:p/>
        </draw:path>
        <draw:path draw:style-name="gr8" draw:text-style-name="P1" draw:layer="layout" svg:width="0.332cm" svg:height="0.488cm" svg:x="6.301cm" svg:y="8.555cm" svg:viewBox="0 0 333 489" svg:d="M0 13c76-45 200 27 276 158 76 132 76 274 0 318">
          <text:p/>
        </draw:path>
        <draw:path draw:style-name="gr8" draw:text-style-name="P1" draw:layer="layout" svg:width="0.302cm" svg:height="0.445cm" svg:x="6.434cm" svg:y="8.508cm" svg:viewBox="0 0 303 446" svg:d="M0 12c70-40 182 25 251 145s69 249 0 289">
          <text:p/>
        </draw:path>
        <draw:path draw:style-name="gr8" draw:text-style-name="P1" draw:layer="layout" svg:width="0.002cm" svg:height="0cm" svg:x="6.656cm" svg:y="8.968cm" svg:viewBox="0 0 3 1" svg:d="M3 0c-1 0-2 1-3 1">
          <text:p/>
        </draw:path>
        <draw:path draw:style-name="gr8" draw:text-style-name="P1" draw:layer="layout" svg:width="0.03cm" svg:height="0.029cm" svg:x="6.406cm" svg:y="8.507cm" svg:viewBox="0 0 31 30" svg:d="M0 30c8-13 18-23 31-30">
          <text:p/>
        </draw:path>
        <draw:path draw:style-name="gr8" draw:text-style-name="P1" draw:layer="layout" svg:width="0.313cm" svg:height="0.462cm" svg:x="6.436cm" svg:y="8.495cm" svg:viewBox="0 0 314 463" svg:d="M0 12c72-41 188 27 260 151s72 258 0 300">
          <text:p/>
        </draw:path>
        <draw:path draw:style-name="gr8" draw:text-style-name="P1" draw:layer="layout" svg:width="0.037cm" svg:height="0.011cm" svg:x="6.659cm" svg:y="8.957cm" svg:viewBox="0 0 38 12" svg:d="M38 0c-11 7-25 11-38 12">
          <text:p/>
        </draw:path>
        <draw:path draw:style-name="gr8" draw:text-style-name="P1" draw:layer="layout" svg:width="0.313cm" svg:height="0.461cm" svg:x="6.472cm" svg:y="8.475cm" svg:viewBox="0 0 314 462" svg:d="M0 12c71-41 187 26 260 151 72 124 72 258 0 299">
          <text:p/>
        </draw:path>
        <draw:line draw:style-name="gr8" draw:text-style-name="P1" draw:layer="layout" svg:x1="7.519cm" svg:y1="6.011cm" svg:x2="7.732cm" svg:y2="6.135cm">
          <text:p/>
        </draw:line>
        <draw:line draw:style-name="gr8" draw:text-style-name="P1" draw:layer="layout" svg:x1="7.519cm" svg:y1="8.46cm" svg:x2="7.732cm" svg:y2="8.583cm">
          <text:p/>
        </draw:line>
        <draw:line draw:style-name="gr8" draw:text-style-name="P1" draw:layer="layout" svg:x1="10.527cm" svg:y1="9.44cm" svg:x2="10.527cm" svg:y2="3.727cm">
          <text:p/>
        </draw:line>
        <draw:line draw:style-name="gr8" draw:text-style-name="P1" draw:layer="layout" svg:x1="9.03cm" svg:y1="7.887cm" svg:x2="8.844cm" svg:y2="7.995cm">
          <text:p/>
        </draw:line>
        <draw:line draw:style-name="gr8" draw:text-style-name="P1" draw:layer="layout" svg:x1="8.487cm" svg:y1="7.047cm" svg:x2="8.345cm" svg:y2="7.129cm">
          <text:p/>
        </draw:line>
        <draw:line draw:style-name="gr8" draw:text-style-name="P1" draw:layer="layout" svg:x1="9.03cm" svg:y1="6.947cm" svg:x2="8.844cm" svg:y2="7.054cm">
          <text:p/>
        </draw:line>
        <draw:line draw:style-name="gr8" draw:text-style-name="P1" draw:layer="layout" svg:x1="8.487cm" svg:y1="6.106cm" svg:x2="8.345cm" svg:y2="6.189cm">
          <text:p/>
        </draw:line>
        <draw:path draw:style-name="gr8" draw:text-style-name="P1" draw:layer="layout" svg:width="0.633cm" svg:height="0.898cm" svg:x="8.212cm" svg:y="7.128cm" svg:viewBox="0 0 634 899" svg:d="M134 0c-21 12-40 27-57 46-18 19-33 42-47 72-13 31-25 70-29 126-2 38 1 86 13 142 12 57 35 123 68 186 34 65 78 126 123 172 45 47 89 80 128 102 55 32 98 44 134 50 35 5 64 3 89-1 29-5 55-15 78-28">
          <text:p/>
        </draw:path>
        <draw:path draw:style-name="gr8" draw:text-style-name="P1" draw:layer="layout" svg:width="0.633cm" svg:height="0.897cm" svg:x="8.212cm" svg:y="6.188cm" svg:viewBox="0 0 634 898" svg:d="M134 0c-21 12-40 27-57 46-18 19-33 41-47 72-13 31-25 69-29 126-2 38 1 86 13 142s35 122 68 186c34 65 78 126 123 172 45 47 89 80 128 102 55 31 98 43 134 49 35 5 64 4 89 0 29-6 55-15 78-29">
          <text:p/>
        </draw:path>
        <draw:line draw:style-name="gr8" draw:text-style-name="P1" draw:layer="layout" svg:x1="8.712cm" svg:y1="7.765cm" svg:x2="8.762cm" svg:y2="7.736cm">
          <text:p/>
        </draw:line>
        <draw:line draw:style-name="gr8" draw:text-style-name="P1" draw:layer="layout" svg:x1="8.712cm" svg:y1="6.825cm" svg:x2="8.762cm" svg:y2="6.796cm">
          <text:p/>
        </draw:line>
        <draw:line draw:style-name="gr8" draw:text-style-name="P1" draw:layer="layout" svg:x1="10.219cm" svg:y1="2.564cm" svg:x2="10.432cm" svg:y2="2.688cm">
          <text:p/>
        </draw:line>
        <draw:line draw:style-name="gr8" draw:text-style-name="P1" draw:layer="layout" svg:x1="6.266cm" svg:y1="7.649cm" svg:x2="6.302cm" svg:y2="7.627cm">
          <text:p/>
        </draw:line>
        <draw:line draw:style-name="gr8" draw:text-style-name="P1" draw:layer="layout" svg:x1="6.541cm" svg:y1="8.125cm" svg:x2="6.577cm" svg:y2="8.103cm">
          <text:p/>
        </draw:line>
        <draw:line draw:style-name="gr8" draw:text-style-name="P1" draw:layer="layout" svg:x1="6.371cm" svg:y1="7.617cm" svg:x2="6.435cm" svg:y2="7.579cm">
          <text:p/>
        </draw:line>
        <draw:line draw:style-name="gr8" draw:text-style-name="P1" draw:layer="layout" svg:x1="6.621cm" svg:y1="8.05cm" svg:x2="6.685cm" svg:y2="8.012cm">
          <text:p/>
        </draw:line>
        <draw:line draw:style-name="gr8" draw:text-style-name="P1" draw:layer="layout" svg:x1="6.436cm" svg:y1="7.568cm" svg:x2="6.473cm" svg:y2="7.547cm">
          <text:p/>
        </draw:line>
        <draw:line draw:style-name="gr8" draw:text-style-name="P1" draw:layer="layout" svg:x1="6.696cm" svg:y1="8.017cm" svg:x2="6.732cm" svg:y2="7.996cm">
          <text:p/>
        </draw:line>
        <draw:line draw:style-name="gr8" draw:text-style-name="P1" draw:layer="layout" svg:x1="6.266cm" svg:y1="8.589cm" svg:x2="6.302cm" svg:y2="8.568cm">
          <text:p/>
        </draw:line>
        <draw:line draw:style-name="gr8" draw:text-style-name="P1" draw:layer="layout" svg:x1="6.541cm" svg:y1="9.065cm" svg:x2="6.577cm" svg:y2="9.044cm">
          <text:p/>
        </draw:line>
        <draw:line draw:style-name="gr8" draw:text-style-name="P1" draw:layer="layout" svg:x1="6.371cm" svg:y1="8.557cm" svg:x2="6.435cm" svg:y2="8.52cm">
          <text:p/>
        </draw:line>
        <draw:line draw:style-name="gr8" draw:text-style-name="P1" draw:layer="layout" svg:x1="6.621cm" svg:y1="8.99cm" svg:x2="6.685cm" svg:y2="8.953cm">
          <text:p/>
        </draw:line>
        <draw:line draw:style-name="gr8" draw:text-style-name="P1" draw:layer="layout" svg:x1="6.436cm" svg:y1="8.508cm" svg:x2="6.473cm" svg:y2="8.487cm">
          <text:p/>
        </draw:line>
        <draw:line draw:style-name="gr8" draw:text-style-name="P1" draw:layer="layout" svg:x1="6.696cm" svg:y1="8.958cm" svg:x2="6.732cm" svg:y2="8.936cm">
          <text:p/>
        </draw:line>
        <draw:path draw:style-name="gr6" draw:text-style-name="P3" draw:layer="layout" svg:width="2.06cm" svg:height="6.997cm" svg:x="15.298cm" svg:y="2.952cm" svg:viewBox="0 0 2061 6998" svg:d="M1012 6998c154 0 307 0 446 0h75 72 68 64 59 54 48 42 37 30 24 17 10 3v-6998h-3-10-17-24-30-37-42-48-54-59-64-68-72-75c-139 0-292 0-446 0h-711-301v1358c0 67 0 128 0 173v69 81 90 96 100 101 99 94 87 77 65 51 36 20c0 105 0 236 0 380 0 26 0 52 0 78 0 53 0 106 0 160 0 107 0 216 0 324 0 81 0 162 0 242 0 54 0 107 0 159 0 26 0 52 0 78s0 52 0 77c0 115 0 220 0 309v22 38 54 68 80 90 97 101 103 101 96 89 79 66c0 45 0 109 0 181v1186 143h301z">
          <text:p/>
        </draw:path>
        <draw:polygon draw:style-name="gr7" draw:text-style-name="P1" draw:layer="layout" svg:width="0cm" svg:height="0cm" svg:x="16.362cm" svg:y="9.457cm" svg:viewBox="0 0 0 0" draw:points="0,0">
          <text:p/>
        </draw:polygon>
        <draw:path draw:style-name="gr6" draw:text-style-name="P3" draw:layer="layout" svg:width="1.76cm" svg:height="6.997cm" svg:x="15.598cm" svg:y="2.952cm" svg:viewBox="0 0 1761 6998" svg:d="M711 6998c154 0 307 0 447 0h75 72 68 64 59 54 48 42 37 30 24 17 10 3v-6998h-3-10-17-24-30-37-42-48-54-59-64-68-72-75c-140 0-293 0-447 0h-711v1358c0 67 0 128 0 173v60h711c86 0 171 7 247 22 48 10 92 22 132 38 73 29 133 68 180 126 17 21 31 45 44 71 10 23 18 48 24 75 5 25 8 51 8 77 0 29-3 57-9 83-6 28-15 54-27 77-30 61-73 106-125 141-76 51-171 80-282 96-61 9-126 13-192 13h-711v15 65 51 36 20 380c0 26 0 52 0 78 0 53 0 106 0 160 0 107 0 216 0 324 0 81 0 162 0 242 0 54 0 107 0 159 0 26 0 52 0 78s0 52 0 77v309 22 38 54 68 4h711c86 0 171 7 247 22 48 9 92 22 132 38 73 28 133 68 180 125 17 21 31 45 44 72 10 23 18 48 24 75 5 25 8 50 8 77 0 29-3 56-9 83-6 28-15 54-27 77-30 61-73 106-125 141-76 50-171 80-282 96-61 8-126 13-192 13h-711v13 66c0 45 0 109 0 181v1186 143z">
          <text:p/>
        </draw:path>
        <draw:polygon draw:style-name="gr7" draw:text-style-name="P1" draw:layer="layout" svg:width="0cm" svg:height="0cm" svg:x="16.362cm" svg:y="9.457cm" svg:viewBox="0 0 0 0" draw:points="0,0">
          <text:p/>
        </draw:polygon>
        <draw:path draw:style-name="gr6" draw:text-style-name="P3" draw:layer="layout" svg:width="1.345cm" svg:height="0.819cm" svg:x="15.598cm" svg:y="7.541cm" svg:viewBox="0 0 1346 820" svg:d="M711 820c66 0 131-5 192-13 111-16 206-46 281-96 53-35 96-80 126-141 12-23 21-49 27-77 6-27 9-54 9-83 0-27-3-52-8-77-6-27-14-52-24-75-13-28-27-52-44-73-47-57-108-97-180-125-40-16-84-29-132-38-76-15-161-22-247-22h-711v76 90 98 101 103 101 96 89 66z">
          <text:p/>
        </draw:path>
        <draw:polygon draw:style-name="gr7" draw:text-style-name="P1" draw:layer="layout" svg:width="0cm" svg:height="0cm" svg:x="16.362cm" svg:y="9.457cm" svg:viewBox="0 0 0 0" draw:points="0,0">
          <text:p/>
        </draw:polygon>
        <draw:path draw:style-name="gr6" draw:text-style-name="P3" draw:layer="layout" svg:width="1.345cm" svg:height="0.819cm" svg:x="15.598cm" svg:y="4.542cm" svg:viewBox="0 0 1346 820" svg:d="M711 820c66 0 131-4 192-13 111-16 206-46 281-97 53-35 96-80 126-141 12-23 21-49 27-77 6-26 9-54 9-83 0-26-3-52-8-77-6-27-14-52-24-75-13-26-27-50-44-71-47-58-108-97-180-126-40-16-84-28-132-38-76-15-161-22-247-22h-711v9 81 90 96 100 101 99 94 87 63z">
          <text:p/>
        </draw:path>
        <draw:polygon draw:style-name="gr7" draw:text-style-name="P1" draw:layer="layout" svg:width="0cm" svg:height="0cm" svg:x="16.362cm" svg:y="9.457cm" svg:viewBox="0 0 0 0" draw:points="0,0">
          <text:p/>
        </draw:polygon>
        <draw:path draw:style-name="gr6" draw:text-style-name="P3" draw:layer="layout" svg:width="1cm" svg:height="1cm" svg:x="15.809cm" svg:y="5.372cm" svg:viewBox="0 0 1001 1001" svg:d="M947 726c35-70 54-147 54-225 0-79-19-156-54-226-104-207-338-315-563-262-225 54-384 256-384 488 0 231 159 432 384 486 225 53 459-54 563-261z">
          <text:p/>
        </draw:path>
        <draw:polygon draw:style-name="gr7" draw:text-style-name="P1" draw:layer="layout" svg:width="0cm" svg:height="0cm" svg:x="16.362cm" svg:y="9.457cm" svg:viewBox="0 0 0 0" draw:points="0,0">
          <text:p/>
        </draw:polygon>
        <draw:path draw:style-name="gr6" draw:text-style-name="P3" draw:layer="layout" svg:width="1cm" svg:height="1cm" svg:x="15.809cm" svg:y="6.524cm" svg:viewBox="0 0 1001 1001" svg:d="M947 726c35-70 54-147 54-226 0-78-19-155-54-225-104-207-338-315-563-261s-384 255-384 486c0 232 159 433 384 487s459-55 563-261z">
          <text:p/>
        </draw:path>
        <draw:polygon draw:style-name="gr7" draw:text-style-name="P1" draw:layer="layout" svg:width="0cm" svg:height="0cm" svg:x="16.362cm" svg:y="9.457cm" svg:viewBox="0 0 0 0" draw:points="0,0">
          <text:p/>
        </draw:polygon>
        <draw:path draw:style-name="gr6" draw:text-style-name="P3" draw:layer="layout" svg:width="0.3cm" svg:height="2.596cm" svg:x="15.298cm" svg:y="2.952cm" svg:viewBox="0 0 301 2597" svg:d="M301 0v1358c0 67 0 128 0 173v60 9 81 90 96 100 101 99 94 87 62 15 65 51 36 20h-301v-20-36-51-65-77-87-94-99-101-100-96-90-81-69c0-45 0-106 0-173v-1358z">
          <text:p/>
        </draw:path>
        <draw:polygon draw:style-name="gr7" draw:text-style-name="P1" draw:layer="layout" svg:width="0cm" svg:height="0cm" svg:x="16.362cm" svg:y="9.457cm" svg:viewBox="0 0 0 0" draw:points="0,0">
          <text:p/>
        </draw:polygon>
        <draw:path draw:style-name="gr6" draw:text-style-name="P3" draw:layer="layout" svg:width="0.3cm" svg:height="2.451cm" svg:x="15.298cm" svg:y="7.355cm" svg:viewBox="0 0 301 2452" svg:d="M301 2452v-1186c0-73 0-137 0-182v-66-13-66-89-96-101-103-101-97-90-76-4-68-54-38-22h-301v22 38 54 68 80 90 97 101 103 101 96 89 79 66c0 45 0 109 0 182v1186z">
          <text:p/>
        </draw:path>
        <draw:polygon draw:style-name="gr7" draw:text-style-name="P1" draw:layer="layout" svg:width="0cm" svg:height="0cm" svg:x="16.362cm" svg:y="9.457cm" svg:viewBox="0 0 0 0" draw:points="0,0">
          <text:p/>
        </draw:polygon>
        <draw:path draw:style-name="gr6" draw:text-style-name="P3" draw:layer="layout" svg:width="0.3cm" svg:height="1.807cm" svg:x="15.298cm" svg:y="5.548cm" svg:viewBox="0 0 301 1808" svg:d="M0 0h301v380c0 26 0 52 0 78 0 53 0 106 0 160 0 107 0 217 0 325 0 81 0 162 0 242 0 54 0 107 0 159 0 26 0 52 0 78s0 52 0 77v309h-301c0-89 0-194 0-309 0-25 0-51 0-77s0-52 0-78c0-52 0-105 0-159 0-80 0-161 0-242 0-108 0-218 0-325 0-54 0-107 0-160 0-26 0-52 0-78 0-144 0-275 0-380z">
          <text:p/>
        </draw:path>
        <draw:polygon draw:style-name="gr7" draw:text-style-name="P1" draw:layer="layout" svg:width="0cm" svg:height="0cm" svg:x="16.362cm" svg:y="9.457cm" svg:viewBox="0 0 0 0" draw:points="0,0">
          <text:p/>
        </draw:polygon>
        <draw:path draw:style-name="gr6" draw:text-style-name="P3" draw:layer="layout" svg:width="0.67cm" svg:height="0.67cm" svg:x="15.974cm" svg:y="6.688cm" svg:viewBox="0 0 671 671" svg:d="M671 335c0 186-150 336-336 336-185 0-335-150-335-336 0-185 150-335 335-335 186 0 336 150 336 335z">
          <text:p/>
        </draw:path>
        <draw:polygon draw:style-name="gr7" draw:text-style-name="P1" draw:layer="layout" svg:width="0cm" svg:height="0cm" svg:x="16.362cm" svg:y="9.457cm" svg:viewBox="0 0 0 0" draw:points="0,0">
          <text:p/>
        </draw:polygon>
        <draw:path draw:style-name="gr6" draw:text-style-name="P3" draw:layer="layout" svg:width="0.67cm" svg:height="0.669cm" svg:x="15.974cm" svg:y="5.537cm" svg:viewBox="0 0 671 670" svg:d="M671 336c0 185-150 334-336 334-185 0-335-149-335-334s150-336 335-336c186 0 336 151 336 336z">
          <text:p/>
        </draw:path>
        <draw:polygon draw:style-name="gr7" draw:text-style-name="P1" draw:layer="layout" svg:width="0cm" svg:height="0cm" svg:x="16.362cm" svg:y="9.457cm" svg:viewBox="0 0 0 0" draw:points="0,0">
          <text:p/>
        </draw:polygon>
        <draw:path draw:style-name="gr6" draw:text-style-name="P3" draw:layer="layout" svg:width="0.47cm" svg:height="0.471cm" svg:x="16.074cm" svg:y="6.788cm" svg:viewBox="0 0 471 472" svg:d="M376 425c60-45 95-115 95-189 0-101-66-192-163-224-96-32-204 4-263 87-68 94-58 223 25 305 84 82 213 91 306 21z">
          <text:p/>
        </draw:path>
        <draw:polygon draw:style-name="gr7" draw:text-style-name="P1" draw:layer="layout" svg:width="0cm" svg:height="0cm" svg:x="16.362cm" svg:y="9.457cm" svg:viewBox="0 0 0 0" draw:points="0,0">
          <text:p/>
        </draw:polygon>
        <draw:path draw:style-name="gr6" draw:text-style-name="P3" draw:layer="layout" svg:width="0.47cm" svg:height="0.471cm" svg:x="16.074cm" svg:y="6.788cm" svg:viewBox="0 0 471 472" svg:d="M45 99c-68 94-58 223 25 305 84 82 213 91 306 21 60-45 95-115 95-189 0-28-5-51-11-70s-13-35-22-49c-17-29-38-51-64-71-20-14-43-27-75-37-20-6-47-10-75-8-32 2-56 9-76 17-31 13-55 30-75 49-11 9-20 20-28 32z">
          <text:p/>
        </draw:path>
        <draw:polygon draw:style-name="gr7" draw:text-style-name="P1" draw:layer="layout" svg:width="0cm" svg:height="0cm" svg:x="16.362cm" svg:y="9.457cm" svg:viewBox="0 0 0 0" draw:points="0,0">
          <text:p/>
        </draw:polygon>
        <draw:path draw:style-name="gr6" draw:text-style-name="P3" draw:layer="layout" svg:width="0.47cm" svg:height="0.47cm" svg:x="16.074cm" svg:y="5.637cm" svg:viewBox="0 0 471 471" svg:d="M471 236c0 129-105 235-235 235-131 0-236-106-236-235 0-131 105-236 236-236 130 0 235 105 235 236z">
          <text:p/>
        </draw:path>
        <draw:polygon draw:style-name="gr7" draw:text-style-name="P1" draw:layer="layout" svg:width="0cm" svg:height="0cm" svg:x="16.362cm" svg:y="9.457cm" svg:viewBox="0 0 0 0" draw:points="0,0">
          <text:p/>
        </draw:polygon>
        <draw:path draw:style-name="gr6" draw:text-style-name="P3" draw:layer="layout" svg:width="0.47cm" svg:height="0.47cm" svg:x="16.074cm" svg:y="5.637cm" svg:viewBox="0 0 471 471" svg:d="M471 236c0 27-5 49-10 68-6 19-13 34-21 48-17 30-38 52-64 72-20 15-43 28-74 37-21 6-48 11-76 9-31-1-56-8-75-16-32-12-56-28-76-46-23-22-42-47-57-82-8-21-16-46-18-81-1-40 7-72 16-96 15-36 34-62 57-84 20-19 44-35 75-48 20-8 44-15 76-17 28-2 55 3 75 8 32 10 55 22 75 37 26 19 47 41 64 70 9 15 16 30 22 49s11 42 11 72z">
          <text:p/>
        </draw:path>
        <draw:polygon draw:style-name="gr7" draw:text-style-name="P1" draw:layer="layout" svg:width="0cm" svg:height="0cm" svg:x="16.362cm" svg:y="9.457cm" svg:viewBox="0 0 0 0" draw:points="0,0">
          <text:p/>
        </draw:polygon>
        <draw:polygon draw:style-name="gr6" draw:text-style-name="P3" draw:layer="layout" svg:width="0.3cm" svg:height="0.143cm" svg:x="15.298cm" svg:y="9.806cm" svg:viewBox="0 0 301 144" draw:points="301,144 301,0 0,0 0,144">
          <text:p/>
        </draw:polygon>
        <draw:polygon draw:style-name="gr7" draw:text-style-name="P1" draw:layer="layout" svg:width="0cm" svg:height="0cm" svg:x="16.362cm" svg:y="9.457cm" svg:viewBox="0 0 0 0" draw:points="0,0">
          <text:p/>
        </draw:polygon>
        <draw:path draw:style-name="gr6" draw:text-style-name="P3" draw:layer="layout" svg:width="0.47cm" svg:height="0.47cm" svg:x="16.074cm" svg:y="5.637cm" svg:viewBox="0 0 471 471" svg:d="M471 236c0 129-105 235-235 235-131 0-236-106-236-235 0-131 105-236 236-236 130 0 235 105 235 236 0-30-5-53-11-72s-13-34-22-49c-17-29-38-51-64-70-20-15-43-27-75-37-20-5-47-10-75-8-32 2-56 9-76 17-31 13-55 29-75 48-23 22-42 48-57 84-9 24-17 56-16 96 2 35 10 60 18 81 15 35 34 60 57 82 20 18 44 34 76 46 19 8 44 15 75 16 28 2 55-3 76-9 31-9 54-22 74-37 26-20 47-42 64-72 8-14 15-29 21-48 5-19 10-41 10-68z">
          <text:p/>
        </draw:path>
        <draw:polygon draw:style-name="gr7" draw:text-style-name="P1" draw:layer="layout" svg:width="0cm" svg:height="0cm" svg:x="16.362cm" svg:y="9.457cm" svg:viewBox="0 0 0 0" draw:points="0,0">
          <text:p/>
        </draw:polygon>
        <draw:path draw:style-name="gr6" draw:text-style-name="P3" draw:layer="layout" svg:width="0.425cm" svg:height="0.235cm" svg:x="16.119cm" svg:y="6.788cm" svg:viewBox="0 0 426 236" svg:d="M0 98c8-12 17-23 28-32 20-19 43-36 74-49 20-7 44-14 76-16 28-2 55 2 76 8 32 9 55 22 75 36 26 20 47 42 64 72 9 14 16 30 22 49s11 42 11 70c0-101-66-193-163-224-97-32-204 3-263 86z">
          <text:p/>
        </draw:path>
        <draw:polygon draw:style-name="gr7" draw:text-style-name="P1" draw:layer="layout" svg:width="0cm" svg:height="0cm" svg:x="16.362cm" svg:y="9.457cm" svg:viewBox="0 0 0 0" draw:points="0,0">
          <text:p/>
        </draw:polygon>
        <draw:line draw:style-name="gr8" draw:text-style-name="P1" draw:layer="layout" svg:x1="15.298cm" svg:y1="2.952cm" svg:x2="15.298cm" svg:y2="4.309cm">
          <text:p/>
        </draw:line>
        <draw:line draw:style-name="gr8" draw:text-style-name="P1" draw:layer="layout" svg:x1="15.598cm" svg:y1="2.952cm" svg:x2="15.298cm" svg:y2="2.952cm">
          <text:p/>
        </draw:line>
        <draw:line draw:style-name="gr8" draw:text-style-name="P1" draw:layer="layout" svg:x1="15.598cm" svg:y1="2.952cm" svg:x2="15.598cm" svg:y2="4.309cm">
          <text:p/>
        </draw:line>
        <draw:path draw:style-name="gr8" draw:text-style-name="P1" draw:layer="layout" svg:width="0cm" svg:height="0.172cm" svg:x="15.598cm" svg:y="4.309cm" svg:viewBox="0 0 0 173" svg:d="M0 0c0 67 0 128 0 173">
          <text:p/>
        </draw:path>
        <draw:path draw:style-name="gr8" draw:text-style-name="P1" draw:layer="layout" svg:width="0cm" svg:height="0.172cm" svg:x="15.298cm" svg:y="4.309cm" svg:viewBox="0 0 0 173" svg:d="M0 0c0 67 0 128 0 173">
          <text:p/>
        </draw:path>
        <draw:polyline draw:style-name="gr8" draw:text-style-name="P1" draw:layer="layout" svg:width="0cm" svg:height="1.065cm" svg:x="15.598cm" svg:y="4.482cm" svg:viewBox="0 0 0 1066" draw:points="0,0 0,69 0,150 0,240 0,336 0,436 0,537 0,636 0,730 0,817 0,894 0,959 0,1010 0,1046 0,1066">
          <text:p/>
        </draw:polyline>
        <draw:polyline draw:style-name="gr8" draw:text-style-name="P1" draw:layer="layout" svg:width="0cm" svg:height="1.065cm" svg:x="15.298cm" svg:y="4.482cm" svg:viewBox="0 0 0 1066" draw:points="0,0 0,69 0,150 0,240 0,336 0,436 0,537 0,636 0,730 0,817 0,894 0,959 0,1010 0,1046 0,1066">
          <text:p/>
        </draw:polyline>
        <draw:line draw:style-name="gr8" draw:text-style-name="P1" draw:layer="layout" svg:x1="15.298cm" svg:y1="5.548cm" svg:x2="15.598cm" svg:y2="5.548cm">
          <text:p/>
        </draw:line>
        <draw:line draw:style-name="gr8" draw:text-style-name="P1" draw:layer="layout" svg:x1="15.298cm" svg:y1="9.806cm" svg:x2="15.298cm" svg:y2="8.62cm">
          <text:p/>
        </draw:line>
        <draw:line draw:style-name="gr8" draw:text-style-name="P1" draw:layer="layout" svg:x1="15.598cm" svg:y1="9.806cm" svg:x2="15.298cm" svg:y2="9.806cm">
          <text:p/>
        </draw:line>
        <draw:line draw:style-name="gr8" draw:text-style-name="P1" draw:layer="layout" svg:x1="15.598cm" svg:y1="9.806cm" svg:x2="15.598cm" svg:y2="8.62cm">
          <text:p/>
        </draw:line>
        <draw:line draw:style-name="gr8" draw:text-style-name="P1" draw:layer="layout" svg:x1="15.598cm" svg:y1="9.949cm" svg:x2="15.298cm" svg:y2="9.949cm">
          <text:p/>
        </draw:line>
        <draw:line draw:style-name="gr8" draw:text-style-name="P1" draw:layer="layout" svg:x1="15.598cm" svg:y1="9.949cm" svg:x2="15.598cm" svg:y2="9.806cm">
          <text:p/>
        </draw:line>
        <draw:line draw:style-name="gr8" draw:text-style-name="P1" draw:layer="layout" svg:x1="15.298cm" svg:y1="9.949cm" svg:x2="15.298cm" svg:y2="9.806cm">
          <text:p/>
        </draw:line>
        <draw:path draw:style-name="gr8" draw:text-style-name="P1" draw:layer="layout" svg:width="0cm" svg:height="0.18cm" svg:x="15.298cm" svg:y="8.439cm" svg:viewBox="0 0 0 181" svg:d="M0 181c0-72 0-136 0-181">
          <text:p/>
        </draw:path>
        <draw:path draw:style-name="gr8" draw:text-style-name="P1" draw:layer="layout" svg:width="0cm" svg:height="0.18cm" svg:x="15.598cm" svg:y="8.439cm" svg:viewBox="0 0 0 181" svg:d="M0 181c0-72 0-136 0-181">
          <text:p/>
        </draw:path>
        <draw:polyline draw:style-name="gr8" draw:text-style-name="P1" draw:layer="layout" svg:width="0cm" svg:height="1.083cm" svg:x="15.598cm" svg:y="7.355cm" svg:viewBox="0 0 0 1084" draw:points="0,0 0,22 0,60 0,114 0,182 0,262 0,352 0,449 0,550 0,653 0,754 0,850 0,939 0,1018 0,1084">
          <text:p/>
        </draw:polyline>
        <draw:line draw:style-name="gr8" draw:text-style-name="P1" draw:layer="layout" svg:x1="15.298cm" svg:y1="7.355cm" svg:x2="15.598cm" svg:y2="7.355cm">
          <text:p/>
        </draw:line>
        <draw:polyline draw:style-name="gr8" draw:text-style-name="P1" draw:layer="layout" svg:width="0cm" svg:height="1.083cm" svg:x="15.298cm" svg:y="7.355cm" svg:viewBox="0 0 0 1084" draw:points="0,0 0,22 0,60 0,114 0,182 0,262 0,352 0,449 0,550 0,653 0,754 0,850 0,939 0,1018 0,1084">
          <text:p/>
        </draw:polyline>
        <draw:path draw:style-name="gr8" draw:text-style-name="P1" draw:layer="layout" svg:width="0cm" svg:height="0.308cm" svg:x="15.298cm" svg:y="7.046cm" svg:viewBox="0 0 0 309" svg:d="M0 0c0 115 0 220 0 309">
          <text:p/>
        </draw:path>
        <draw:path draw:style-name="gr8" draw:text-style-name="P1" draw:layer="layout" svg:width="0cm" svg:height="0.308cm" svg:x="15.598cm" svg:y="7.046cm" svg:viewBox="0 0 0 309" svg:d="M0 0c0 115 0 220 0 309">
          <text:p/>
        </draw:path>
        <draw:path draw:style-name="gr8" draw:text-style-name="P1" draw:layer="layout" svg:width="0cm" svg:height="1.117cm" svg:x="15.298cm" svg:y="5.928cm" svg:viewBox="0 0 0 1118" svg:d="M0 0c0 26 0 52 0 78 0 53 0 106 0 160 0 107 0 216 0 324 0 81 0 162 0 242 0 54 0 107 0 159 0 26 0 52 0 78s0 52 0 77">
          <text:p/>
        </draw:path>
        <draw:path draw:style-name="gr8" draw:text-style-name="P1" draw:layer="layout" svg:width="0cm" svg:height="1.117cm" svg:x="15.598cm" svg:y="5.928cm" svg:viewBox="0 0 0 1118" svg:d="M0 0c0 26 0 52 0 78 0 53 0 106 0 160 0 107 0 216 0 324 0 81 0 162 0 242 0 54 0 107 0 159 0 26 0 52 0 78s0 52 0 77">
          <text:p/>
        </draw:path>
        <draw:path draw:style-name="gr8" draw:text-style-name="P1" draw:layer="layout" svg:width="0cm" svg:height="0.379cm" svg:x="15.298cm" svg:y="5.548cm" svg:viewBox="0 0 0 380" svg:d="M0 0c0 105 0 236 0 380">
          <text:p/>
        </draw:path>
        <draw:path draw:style-name="gr8" draw:text-style-name="P1" draw:layer="layout" svg:width="0cm" svg:height="0.379cm" svg:x="15.598cm" svg:y="5.548cm" svg:viewBox="0 0 0 380" svg:d="M0 0c0 105 0 236 0 380">
          <text:p/>
        </draw:path>
        <draw:line draw:style-name="gr8" draw:text-style-name="P1" draw:layer="layout" svg:x1="15.598cm" svg:y1="5.548cm" svg:x2="15.598cm" svg:y2="5.928cm">
          <text:p/>
        </draw:line>
        <draw:line draw:style-name="gr8" draw:text-style-name="P1" draw:layer="layout" svg:x1="15.598cm" svg:y1="7.046cm" svg:x2="15.598cm" svg:y2="7.355cm">
          <text:p/>
        </draw:line>
        <draw:path draw:style-name="gr8" draw:text-style-name="P1" draw:layer="layout" svg:width="0.095cm" svg:height="0.189cm" svg:x="16.449cm" svg:y="7.023cm" svg:viewBox="0 0 96 190" svg:d="M96 0c0 29-5 51-10 70-6 19-13 34-21 48-18 29-39 52-65 72">
          <text:p/>
        </draw:path>
        <draw:path draw:style-name="gr8" draw:text-style-name="P1" draw:layer="layout" svg:width="0.425cm" svg:height="0.235cm" svg:x="16.119cm" svg:y="6.788cm" svg:viewBox="0 0 426 236" svg:d="M0 98c8-12 17-23 28-32 20-19 43-36 74-49 20-7 44-14 76-16 28-2 55 2 76 8 32 9 55 22 75 36 26 20 47 42 64 72 9 14 16 30 22 49s11 42 11 70">
          <text:p/>
        </draw:path>
        <draw:path draw:style-name="gr8" draw:text-style-name="P1" draw:layer="layout" svg:width="0.47cm" svg:height="0.47cm" svg:x="16.074cm" svg:y="5.637cm" svg:viewBox="0 0 471 471" svg:d="M471 236c0 27-5 49-10 68-6 19-13 34-21 48-17 30-38 52-64 72-20 15-43 28-74 37-21 6-48 11-76 9-31-1-56-8-75-16-32-12-56-28-76-46-23-22-42-47-57-82-8-21-16-46-18-81-1-40 7-72 16-96 15-36 34-62 57-84 20-19 44-35 75-48 20-8 44-15 76-17 28-2 55 3 75 8 32 10 55 22 75 37 26 19 47 41 64 70 9 15 16 30 22 49s11 42 11 72z">
          <text:p/>
        </draw:path>
        <draw:line draw:style-name="gr8" draw:text-style-name="P1" draw:layer="layout" svg:x1="16.309cm" svg:y1="8.36cm" svg:x2="15.598cm" svg:y2="8.36cm">
          <text:p/>
        </draw:line>
        <draw:line draw:style-name="gr8" draw:text-style-name="P1" draw:layer="layout" svg:x1="16.309cm" svg:y1="9.949cm" svg:x2="15.598cm" svg:y2="9.949cm">
          <text:p/>
        </draw:line>
        <draw:line draw:style-name="gr8" draw:text-style-name="P1" draw:layer="layout" svg:x1="16.309cm" svg:y1="7.541cm" svg:x2="15.598cm" svg:y2="7.541cm">
          <text:p/>
        </draw:line>
        <draw:path draw:style-name="gr8" draw:text-style-name="P1" draw:layer="layout" svg:width="0.634cm" svg:height="0.409cm" svg:x="16.309cm" svg:y="7.541cm" svg:viewBox="0 0 635 410" svg:d="M635 410c0-27-3-52-8-77-6-27-14-52-24-75-13-27-27-51-44-72-47-57-108-97-180-125-40-16-84-29-132-39-76-15-161-22-247-22">
          <text:p/>
        </draw:path>
        <draw:path draw:style-name="gr8" draw:text-style-name="P1" draw:layer="layout" svg:width="0.634cm" svg:height="0.41cm" svg:x="16.309cm" svg:y="7.95cm" svg:viewBox="0 0 635 411" svg:d="M0 411c66 0 131-5 192-13 111-16 206-46 281-96 53-35 96-80 126-141 12-23 21-49 27-77 6-27 9-54 9-84">
          <text:p/>
        </draw:path>
        <draw:line draw:style-name="gr8" draw:text-style-name="P1" draw:layer="layout" svg:x1="16.309cm" svg:y1="5.361cm" svg:x2="15.598cm" svg:y2="5.361cm">
          <text:p/>
        </draw:line>
        <draw:line draw:style-name="gr8" draw:text-style-name="P1" draw:layer="layout" svg:x1="16.309cm" svg:y1="4.542cm" svg:x2="15.598cm" svg:y2="4.542cm">
          <text:p/>
        </draw:line>
        <draw:path draw:style-name="gr8" draw:text-style-name="P1" draw:layer="layout" svg:width="0.634cm" svg:height="0.409cm" svg:x="16.309cm" svg:y="4.542cm" svg:viewBox="0 0 635 410" svg:d="M635 410c0-26-3-52-8-77-6-27-14-52-24-75-13-26-27-50-44-71-47-59-108-98-180-127-40-16-84-28-132-38-76-15-161-22-247-22">
          <text:p/>
        </draw:path>
        <draw:path draw:style-name="gr8" draw:text-style-name="P1" draw:layer="layout" svg:width="0.634cm" svg:height="0.41cm" svg:x="16.309cm" svg:y="4.951cm" svg:viewBox="0 0 635 411" svg:d="M0 411c66 0 131-4 192-13 111-16 206-45 281-96 53-35 96-80 126-142 12-23 21-49 27-77 6-26 9-54 9-83">
          <text:p/>
        </draw:path>
        <draw:line draw:style-name="gr8" draw:text-style-name="P1" draw:layer="layout" svg:x1="15.598cm" svg:y1="2.952cm" svg:x2="16.309cm" svg:y2="2.952cm">
          <text:p/>
        </draw:line>
        <draw:path draw:style-name="gr8" draw:text-style-name="P1" draw:layer="layout" svg:width="0.054cm" svg:height="0.226cm" svg:x="16.755cm" svg:y="5.646cm" svg:viewBox="0 0 55 227" svg:d="M0 0c11 22 23 47 32 77 6 19 11 39 15 61 4 26 8 56 8 89">
          <text:p/>
        </draw:path>
        <draw:path draw:style-name="gr8" draw:text-style-name="P1" draw:layer="layout" svg:width="0.054cm" svg:height="0.225cm" svg:x="16.755cm" svg:y="5.872cm" svg:viewBox="0 0 55 226" svg:d="M0 226c11-22 23-47 32-77 6-17 11-38 15-61 4-25 8-56 8-88">
          <text:p/>
        </draw:path>
        <draw:path draw:style-name="gr8" draw:text-style-name="P1" draw:layer="layout" svg:width="0.054cm" svg:height="0.225cm" svg:x="16.755cm" svg:y="6.798cm" svg:viewBox="0 0 55 226" svg:d="M0 0c11 22 23 47 32 78 6 17 11 37 15 60 4 25 8 56 8 88">
          <text:p/>
        </draw:path>
        <draw:path draw:style-name="gr8" draw:text-style-name="P1" draw:layer="layout" svg:width="0.054cm" svg:height="0.226cm" svg:x="16.755cm" svg:y="7.023cm" svg:viewBox="0 0 55 227" svg:d="M0 227c11-22 23-47 32-77 6-18 11-38 15-60 4-27 8-57 8-90">
          <text:p/>
        </draw:path>
        <draw:path draw:style-name="gr8" draw:text-style-name="P1" draw:layer="layout" svg:width="0.445cm" svg:height="0cm" svg:x="16.309cm" svg:y="9.949cm" svg:viewBox="0 0 446 0" svg:d="M0 0c154 0 307 0 446 0">
          <text:p/>
        </draw:path>
        <draw:polyline draw:style-name="gr8" draw:text-style-name="P1" draw:layer="layout" svg:width="0.602cm" svg:height="0cm" svg:x="16.755cm" svg:y="9.949cm" svg:viewBox="0 0 603 0" draw:points="0,0 75,0 147,0 215,0 279,0 338,0 392,0 440,0 482,0 519,0 549,0 573,0 590,0 600,0 603,0">
          <text:p/>
        </draw:polyline>
        <draw:polyline draw:style-name="gr8" draw:text-style-name="P1" draw:layer="layout" svg:width="0.602cm" svg:height="0cm" svg:x="16.755cm" svg:y="2.952cm" svg:viewBox="0 0 603 0" draw:points="0,0 75,0 147,0 215,0 279,0 338,0 392,0 440,0 482,0 519,0 549,0 573,0 590,0 600,0 603,0">
          <text:p/>
        </draw:polyline>
        <draw:path draw:style-name="gr8" draw:text-style-name="P1" draw:layer="layout" svg:width="0.445cm" svg:height="0cm" svg:x="16.309cm" svg:y="2.952cm" svg:viewBox="0 0 446 0" svg:d="M0 0c154 0 307 0 446 0">
          <text:p/>
        </draw:path>
        <draw:path draw:style-name="gr8" draw:text-style-name="P1" draw:layer="layout" svg:width="1cm" svg:height="0.999cm" svg:x="15.809cm" svg:y="6.524cm" svg:viewBox="0 0 1001 1000" svg:d="M1001 499c0 276-224 501-501 501-276 0-500-225-500-501s224-499 500-499c277 0 501 223 501 499z">
          <text:p/>
        </draw:path>
        <draw:path draw:style-name="gr8" draw:text-style-name="P1" draw:layer="layout" svg:width="1cm" svg:height="0.999cm" svg:x="15.809cm" svg:y="5.372cm" svg:viewBox="0 0 1001 1000" svg:d="M1001 501c0 276-224 499-501 499-276 0-500-223-500-499s224-501 500-501c277 0 501 225 501 501z">
          <text:p/>
        </draw:path>
        <draw:path draw:style-name="gr8" draw:text-style-name="P1" draw:layer="layout" svg:width="0.67cm" svg:height="0.67cm" svg:x="15.974cm" svg:y="6.688cm" svg:viewBox="0 0 671 671" svg:d="M671 335c0 186-150 336-336 336-185 0-335-150-335-336 0-185 150-335 335-335 186 0 336 150 336 335z">
          <text:p/>
        </draw:path>
        <draw:path draw:style-name="gr8" draw:text-style-name="P1" draw:layer="layout" svg:width="0.67cm" svg:height="0.669cm" svg:x="15.974cm" svg:y="5.537cm" svg:viewBox="0 0 671 670" svg:d="M671 336c0 185-150 334-336 334-185 0-335-149-335-334s150-336 335-336c186 0 336 151 336 336z">
          <text:p/>
        </draw:path>
        <draw:path draw:style-name="gr8" draw:text-style-name="P1" draw:layer="layout" svg:width="0.47cm" svg:height="0.47cm" svg:x="16.074cm" svg:y="6.788cm" svg:viewBox="0 0 471 471" svg:d="M471 236c0 130-105 235-235 235-131 0-236-105-236-235 0-129 105-236 236-236 130 0 235 107 235 236z">
          <text:p/>
        </draw:path>
        <draw:path draw:style-name="gr8" draw:text-style-name="P1" draw:layer="layout" svg:width="0.47cm" svg:height="0.47cm" svg:x="16.074cm" svg:y="5.637cm" svg:viewBox="0 0 471 471" svg:d="M471 236c0 129-105 235-235 235-131 0-236-106-236-235 0-131 105-236 236-236 130 0 235 105 235 236z">
          <text:p/>
        </draw:path>
        <draw:line draw:style-name="gr8" draw:text-style-name="P1" draw:layer="layout" svg:x1="17.358cm" svg:y1="9.949cm" svg:x2="17.358cm" svg:y2="2.952cm">
          <text:p/>
        </draw:line>
        <draw:polygon draw:style-name="gr7" draw:text-style-name="P1" draw:layer="layout" svg:width="0cm" svg:height="0cm" svg:x="16.362cm" svg:y="9.457cm" svg:viewBox="0 0 0 0" draw:points="0,0">
          <text:p/>
        </draw:polygon>
        <draw:polyline draw:style-name="gr9" draw:text-style-name="P1" draw:layer="layout" svg:width="3.352cm" svg:height="2.334cm" svg:x="16.491cm" svg:y="6.02cm" svg:viewBox="0 0 3353 2335" draw:points="3353,2335 2853,2335 0,0">
          <text:p/>
        </draw:polyline>
        <draw:polygon draw:style-name="gr10" draw:text-style-name="P2" draw:layer="layout" svg:width="0.439cm" svg:height="0.381cm" svg:x="16.491cm" svg:y="6.02cm" svg:viewBox="0 0 440 382" draw:points="0,0 334,382 440,253">
          <text:p/>
        </draw:polygon>
        <draw:polygon draw:style-name="gr7" draw:text-style-name="P1" draw:layer="layout" svg:width="0cm" svg:height="0cm" svg:x="16.362cm" svg:y="9.457cm" svg:viewBox="0 0 0 0" draw:points="0,0">
          <text:p/>
        </draw:polygon>
        <draw:polyline draw:style-name="gr9" draw:text-style-name="P1" draw:layer="layout" svg:width="3.367cm" svg:height="1.26cm" svg:x="16.524cm" svg:y="7.118cm" svg:viewBox="0 0 3368 1261" draw:points="3368,1261 2868,1261 0,0">
          <text:p/>
        </draw:polyline>
        <draw:polygon draw:style-name="gr10" draw:text-style-name="P2" draw:layer="layout" svg:width="0.491cm" svg:height="0.277cm" svg:x="16.524cm" svg:y="7.118cm" svg:viewBox="0 0 492 278" draw:points="0,0 425,278 492,125">
          <text:p/>
        </draw:polygon>
        <draw:path draw:style-name="gr6" draw:text-style-name="P3" draw:layer="layout" svg:width="1.576cm" svg:height="3.753cm" svg:x="2.685cm" svg:y="14.917cm" svg:viewBox="0 0 1577 3754" svg:d="M671 3666c54 31 120 55 193 70 145 31 306 22 441-22 134-45 227-121 254-209 6-18 9-36 9-54v-730c11-50 11-97 0-134v-1993c0-35-11-70-31-103l-62-35c54-65 91-148 99-223 9-75-11-134-54-159-17-10-36-14-57-13l-106-61c21-1 40 3 56 12l107 62c-17-10-36-14-57-13l-187 108-150 86 132 74 1-1c-1 1-1 1-1 2l46-97c-20 29-36 62-45 95l75-131c-11 11-21 23-30 36l141-92c-34-2-75 19-111 56l142-48c-9-5-19-8-31-8l70 94c0-40-14-71-39-86l-48 280c52-53 87-130 87-194l-87 194 47 27c54-65 91-148 99-223 9-75-11-134-54-159l-107-62c-16-9-35-13-56-12l-1054 608-179 656c-8 33-24 67-44 97-47 71-76 152-80 224-3 71 19 126 62 151l106 61c23 13 51 17 81 12 5 11 10 24 14 37 38 128 34 291-13 465-15 55-37 111-64 163-81 58-148 160-174 264-27 104-7 190 50 223l68 40c4 5 7 10 9 16l164 390v58l106 62 10-7z">
          <text:p/>
        </draw:path>
        <draw:polygon draw:style-name="gr7" draw:text-style-name="P1" draw:layer="layout" svg:width="0cm" svg:height="0cm" svg:x="3.994cm" svg:y="17.776cm" svg:viewBox="0 0 0 0" draw:points="0,0">
          <text:p/>
        </draw:polygon>
        <draw:path draw:style-name="gr6" draw:text-style-name="P3" draw:layer="layout" svg:width="1.148cm" svg:height="3.159cm" svg:x="3.104cm" svg:y="15.511cm" svg:viewBox="0 0 1149 3160" svg:d="M252 3072c54 31 120 55 193 70 145 31 306 22 440-22 135-45 228-121 255-209 6-18 9-36 9-54v-730-134-1993c0 18-3 36-9 53-27 88-120 165-255 209-134 45-295 53-440 23-73-15-139-39-193-71l-252-145v649l44 25 208 120c30 18 64 36 98 54 19 10 37 20 56 31 37 21 72 44 100 72 9 10 18 21 25 32 12 19 20 41 20 64 0 25-9 47-22 63-18 23-43 39-70 48-40 13-87 13-133 1-26-7-51-17-74-31v3l-252-148v247c8-20 17-34 28-46 8-9 18-17 28-23l71-41c9-5 20-9 31-10 28-4 61 4 94 23 16 9 33 20 49 32 20 15 38 29 54 44 39 35 69 70 90 107 5 10 11 21 16 34 3 8 6 17 8 26 3 11 4 24 4 37 0 14-1 25-4 35-2 9-5 17-8 23-5 12-11 21-16 29-13 16-28 30-47 41l-92 53c-12 7-25 12-39 14-2 0-4 1-5 1 22 14 45 30 66 47s40 34 56 51c25 26 45 52 61 79 5 11 11 22 16 35 3 8 6 17 8 26 3 11 4 24 4 37 0 14-1 25-4 36-2 8-5 16-8 23-5 11-11 20-16 28-13 16-28 30-47 41l-78 45c29 15 58 31 86 47 37 21 72 44 100 72 9 10 18 21 25 32 12 19 20 41 20 64 0 25-9 47-22 64-18 23-43 38-70 47-40 13-87 13-133 1-26-7-51-17-74-30l-252-145v648z">
          <text:p/>
        </draw:path>
        <draw:polygon draw:style-name="gr7" draw:text-style-name="P1" draw:layer="layout" svg:width="0cm" svg:height="0cm" svg:x="3.994cm" svg:y="17.776cm" svg:viewBox="0 0 0 0" draw:points="0,0">
          <text:p/>
        </draw:polygon>
        <draw:path draw:style-name="gr6" draw:text-style-name="P3" draw:layer="layout" svg:width="1.264cm" svg:height="0.897cm" svg:x="2.988cm" svg:y="14.917cm" svg:viewBox="0 0 1265 898" svg:d="M106 669l10-6 253 146c54 32 120 56 193 71 145 30 306 22 440-23 134-44 227-122 254-210 6-17 9-35 9-53 0-35-11-70-31-103l-62-35-47-27-53-31-54-31-53-31-10-5-131-76 152-87-3 1c2-1 3-2 5-3-2 1-3 2-5 3l3-1 184-107-106-61-1054 608z">
          <text:p/>
        </draw:path>
        <draw:polygon draw:style-name="gr7" draw:text-style-name="P1" draw:layer="layout" svg:width="0cm" svg:height="0cm" svg:x="3.994cm" svg:y="17.776cm" svg:viewBox="0 0 0 0" draw:points="0,0">
          <text:p/>
        </draw:polygon>
        <draw:path draw:style-name="gr6" draw:text-style-name="P3" draw:layer="layout" svg:width="0.389cm" svg:height="2.863cm" svg:x="2.791cm" svg:y="15.58cm" svg:viewBox="0 0 390 2864" svg:d="M314 2209c48-66 76-145 76-211 0-4 0-8-1-12-16-20-32-44-45-68-6-12-12-24-17-36l-13-8v-31c-9-36-11-66-10-89 1-22 5-39 10-52v-330c-9-35-11-65-10-88 1-22 5-39 10-53v-247c48-65 76-144 76-210 0-42-11-77-32-99l-44-25v-650l-10 6-178 658c-10 33-26 66-46 96-47 71-76 152-80 224-3 72 19 127 62 151 23 13 51 17 82 12 15-3 30-8 46-15 33 24 59 63 74 113 38 128 34 290-13 464-15 55-37 111-64 163-82 58-149 160-175 264-27 104-7 190 50 223 9 5 18 9 27 11 7 2 13 4 19 8 14 7 25 20 32 37l164 390v59l10-7z">
          <text:p/>
        </draw:path>
        <draw:polygon draw:style-name="gr7" draw:text-style-name="P1" draw:layer="layout" svg:width="0cm" svg:height="0cm" svg:x="3.994cm" svg:y="17.776cm" svg:viewBox="0 0 0 0" draw:points="0,0">
          <text:p/>
        </draw:polygon>
        <draw:path draw:style-name="gr6" draw:text-style-name="P3" draw:layer="layout" svg:width="0.795cm" svg:height="0.46cm" svg:x="3.329cm" svg:y="15.281cm" svg:viewBox="0 0 796 461" svg:d="M796 235c0-1 0-3 0-4 0-127-178-231-397-231-221 0-399 104-399 231 0 1 0 3 0 4 1 14 4 28 8 42 30 83 135 149 276 174 140 24 292 2 396-58 55-32 92-72 108-116 5-14 8-28 8-42z">
          <text:p/>
        </draw:path>
        <draw:polygon draw:style-name="gr7" draw:text-style-name="P1" draw:layer="layout" svg:width="0cm" svg:height="0cm" svg:x="3.994cm" svg:y="17.776cm" svg:viewBox="0 0 0 0" draw:points="0,0">
          <text:p/>
        </draw:polygon>
        <draw:path draw:style-name="gr6" draw:text-style-name="P3" draw:layer="layout" svg:width="0.779cm" svg:height="0.368cm" svg:x="3.337cm" svg:y="15.373cm" svg:viewBox="0 0 780 369" svg:d="M0 185c30 83 135 149 276 174 140 24 292 2 396-58 55-32 92-72 108-116-38-108-200-185-389-185s-353 77-391 185z">
          <text:p/>
        </draw:path>
        <draw:polygon draw:style-name="gr7" draw:text-style-name="P1" draw:layer="layout" svg:width="0cm" svg:height="0cm" svg:x="3.994cm" svg:y="17.776cm" svg:viewBox="0 0 0 0" draw:points="0,0">
          <text:p/>
        </draw:polygon>
        <draw:path draw:style-name="gr6" draw:text-style-name="P3" draw:layer="layout" svg:width="0.483cm" svg:height="0.502cm" svg:x="3.094cm" svg:y="16.689cm" svg:viewBox="0 0 484 503" svg:d="M409 433c19-11 34-25 47-41 5-8 11-17 16-29 3-6 6-14 8-23 3-10 4-21 4-35 0-13-1-26-4-37-2-9-5-18-8-26-5-13-11-24-16-34-21-37-51-72-90-107-16-16-34-30-54-45-16-12-33-23-49-32-33-19-66-27-94-23-11 1-22 5-31 10l-71 41c-10 6-20 14-29 23-11 12-20 27-28 47-5 14-9 31-10 53-1 23 1 53 10 88 7 24 17 50 30 76 18 31 39 61 60 83 22 23 43 40 62 51 1 1 3 2 4 3 28 16 49 22 67 25 15 2 28 2 40 0 1 0 3-1 5-1 14-2 27-7 39-14z">
          <text:p/>
        </draw:path>
        <draw:polygon draw:style-name="gr7" draw:text-style-name="P1" draw:layer="layout" svg:width="0cm" svg:height="0cm" svg:x="3.994cm" svg:y="17.776cm" svg:viewBox="0 0 0 0" draw:points="0,0">
          <text:p/>
        </draw:polygon>
        <draw:path draw:style-name="gr6" draw:text-style-name="P3" draw:layer="layout" svg:width="0.483cm" svg:height="0.499cm" svg:x="3.094cm" svg:y="17.161cm" svg:viewBox="0 0 484 500" svg:d="M409 431c19-11 34-25 47-41 5-8 11-17 16-28 3-7 6-15 8-23 3-11 4-22 4-36 0-13-1-26-4-37-2-9-5-18-8-26-5-13-11-24-16-34-16-27-36-53-61-79-16-17-35-34-56-51s-44-34-66-48c-12 2-25 2-40 0-18-3-39-9-67-25-1-1-3-2-4-3-9 2-17 5-24 10l-71 40c-10 7-20 15-29 24-11 12-20 26-28 47-5 13-9 30-10 52-1 23 1 53 10 89 4 12 8 25 13 39 5 12 11 24 17 36 14 24 30 48 46 68 28 33 57 55 80 69 28 16 49 22 67 25 18 2 32 2 45-1 14-2 27-7 39-14l14-8z">
          <text:p/>
        </draw:path>
        <draw:polygon draw:style-name="gr7" draw:text-style-name="P1" draw:layer="layout" svg:width="0cm" svg:height="0cm" svg:x="3.994cm" svg:y="17.776cm" svg:viewBox="0 0 0 0" draw:points="0,0">
          <text:p/>
        </draw:polygon>
        <draw:path draw:style-name="gr6" draw:text-style-name="P3" draw:layer="layout" svg:width="0.551cm" svg:height="0.494cm" svg:x="3.104cm" svg:y="16.254cm" svg:viewBox="0 0 552 495" svg:d="M252 455c23 14 48 24 74 31 46 12 93 12 133-1 28-9 53-25 71-48 13-16 22-38 22-63 0-23-8-45-20-64-7-11-16-22-25-32-28-29-64-52-101-73-19-11-37-21-56-31-34-18-68-36-98-54l-208-120c21 22 32 57 32 99 0 66-28 145-76 211z">
          <text:p/>
        </draw:path>
        <draw:polygon draw:style-name="gr7" draw:text-style-name="P1" draw:layer="layout" svg:width="0cm" svg:height="0cm" svg:x="3.994cm" svg:y="17.776cm" svg:viewBox="0 0 0 0" draw:points="0,0">
          <text:p/>
        </draw:polygon>
        <draw:path draw:style-name="gr6" draw:text-style-name="P3" draw:layer="layout" svg:width="0.409cm" svg:height="1.189cm" svg:x="2.685cm" svg:y="15.525cm" svg:viewBox="0 0 410 1190" svg:d="M410 61l-107-61-179 657c-8 33-24 67-44 97-47 71-76 152-80 224-3 71 19 126 62 151l106 61c-43-24-65-79-62-151 4-72 33-153 80-224 20-30 36-63 45-96z">
          <text:p/>
        </draw:path>
        <draw:polygon draw:style-name="gr7" draw:text-style-name="P1" draw:layer="layout" svg:width="0cm" svg:height="0cm" svg:x="3.994cm" svg:y="17.776cm" svg:viewBox="0 0 0 0" draw:points="0,0">
          <text:p/>
        </draw:polygon>
        <draw:path draw:style-name="gr6" draw:text-style-name="P3" draw:layer="layout" svg:width="0.551cm" svg:height="0.407cm" svg:x="3.104cm" svg:y="17.565cm" svg:viewBox="0 0 552 408" svg:d="M252 369c23 13 48 23 74 30 46 12 93 12 133-1 28-9 53-24 71-47 13-17 22-39 22-64 0-23-8-45-20-64-7-11-16-22-25-32-28-28-64-51-101-72-28-16-57-33-86-48l-14 8c-12 7-25 12-39 14-13 4-27 4-45 1s-39-9-67-25c-23-14-52-36-80-69 1 4 1 8 1 12 0 66-28 146-76 212z">
          <text:p/>
        </draw:path>
        <draw:polygon draw:style-name="gr7" draw:text-style-name="P1" draw:layer="layout" svg:width="0cm" svg:height="0cm" svg:x="3.994cm" svg:y="17.776cm" svg:viewBox="0 0 0 0" draw:points="0,0">
          <text:p/>
        </draw:polygon>
        <draw:path draw:style-name="gr6" draw:text-style-name="P3" draw:layer="layout" svg:width="0.209cm" svg:height="0.74cm" svg:x="2.871cm" svg:y="16.711cm" svg:viewBox="0 0 210 741" svg:d="M63 15c15-3 30-8 46-15 33 24 60 63 75 113 38 128 34 290-13 464-15 55-38 112-65 164l-106-61c27-53 49-109 64-164 47-174 51-337 13-464-4-13-9-26-14-37z">
          <text:p/>
        </draw:path>
        <draw:polygon draw:style-name="gr7" draw:text-style-name="P1" draw:layer="layout" svg:width="0cm" svg:height="0cm" svg:x="3.994cm" svg:y="17.776cm" svg:viewBox="0 0 0 0" draw:points="0,0">
          <text:p/>
        </draw:polygon>
        <draw:path draw:style-name="gr6" draw:text-style-name="P3" draw:layer="layout" svg:width="0.265cm" svg:height="0.342cm" svg:x="2.871cm" svg:y="16.284cm" svg:viewBox="0 0 266 343" svg:d="M234 211c20-39 32-81 32-117s-12-65-32-81c-2-1-5-3-7-5-1 0-2-1-3-1-9-5-18-7-28-7-5-1-11 0-16 0-27 4-55 19-81 42-47 41-83 103-95 164-9 43-4 80 12 106 6 9 13 17 22 22 51 29 133-16 186-104 3-6 7-13 10-19z">
          <text:p/>
        </draw:path>
        <draw:polygon draw:style-name="gr7" draw:text-style-name="P1" draw:layer="layout" svg:width="0cm" svg:height="0cm" svg:x="3.994cm" svg:y="17.776cm" svg:viewBox="0 0 0 0" draw:points="0,0">
          <text:p/>
        </draw:polygon>
        <draw:path draw:style-name="gr6" draw:text-style-name="P3" draw:layer="layout" svg:width="0.265cm" svg:height="0.342cm" svg:x="2.871cm" svg:y="17.508cm" svg:viewBox="0 0 266 343" svg:d="M154 225l54 30c5-8 11-16 16-24 3-6 7-12 10-19 20-39 32-81 32-117s-12-65-32-81c-2-2-5-4-7-5-1-1-2-2-3-2-9-4-18-7-28-7-29-2-65 13-97 42-47 42-83 105-95 166-9 42-4 79 12 104 6 9 13 17 22 22 45 26 116-7 170-79z">
          <text:p/>
        </draw:path>
        <draw:polygon draw:style-name="gr7" draw:text-style-name="P1" draw:layer="layout" svg:width="0cm" svg:height="0cm" svg:x="3.994cm" svg:y="17.776cm" svg:viewBox="0 0 0 0" draw:points="0,0">
          <text:p/>
        </draw:polygon>
        <draw:path draw:style-name="gr6" draw:text-style-name="P3" draw:layer="layout" svg:width="0.292cm" svg:height="0.548cm" svg:x="2.685cm" svg:y="17.39cm" svg:viewBox="0 0 293 549" svg:d="M187 0l106 61c-81 58-148 160-174 264-27 105-7 191 50 224l-38-21-69-40c-57-33-77-120-50-224 26-104 94-206 175-264z">
          <text:p/>
        </draw:path>
        <draw:polygon draw:style-name="gr7" draw:text-style-name="P1" draw:layer="layout" svg:width="0cm" svg:height="0cm" svg:x="3.994cm" svg:y="17.776cm" svg:viewBox="0 0 0 0" draw:points="0,0">
          <text:p/>
        </draw:polygon>
        <draw:path draw:style-name="gr6" draw:text-style-name="P3" draw:layer="layout" svg:width="0.237cm" svg:height="0.306cm" svg:x="3.131cm" svg:y="17.296cm" svg:viewBox="0 0 238 307" svg:d="M238 221c0-1 0-1 0-1 0-8-1-15-2-22-8-63-47-131-97-169-6-5-13-10-19-13-67-38-120-8-120 68 0 75 53 168 120 206 65 38 118 7 118-69z">
          <text:p/>
        </draw:path>
        <draw:polygon draw:style-name="gr7" draw:text-style-name="P1" draw:layer="layout" svg:width="0cm" svg:height="0cm" svg:x="3.994cm" svg:y="17.776cm" svg:viewBox="0 0 0 0" draw:points="0,0">
          <text:p/>
        </draw:polygon>
        <draw:path draw:style-name="gr6" draw:text-style-name="P3" draw:layer="layout" svg:width="0.237cm" svg:height="0.306cm" svg:x="3.131cm" svg:y="17.296cm" svg:viewBox="0 0 238 307" svg:d="M238 221c0-1 0-1 0-1 0-8-1-15-2-22-8-63-47-131-97-169-16-6-31-6-43 1-32 19-32 80 0 136 33 56 85 87 118 68l24-14-24 14c11-7 19-20 22-36-3 16-11 29-22 36-33 19-85-12-118-68-32-56-32-117 0-136 12-7 27-7 43-1-6-5-13-10-19-13-67-38-120-8-120 68 0 75 53 168 120 206 65 38 118 7 118-69z">
          <text:p/>
        </draw:path>
        <draw:polygon draw:style-name="gr7" draw:text-style-name="P1" draw:layer="layout" svg:width="0cm" svg:height="0cm" svg:x="3.994cm" svg:y="17.776cm" svg:viewBox="0 0 0 0" draw:points="0,0">
          <text:p/>
        </draw:polygon>
        <draw:path draw:style-name="gr6" draw:text-style-name="P3" draw:layer="layout" svg:width="0.237cm" svg:height="0.306cm" svg:x="3.131cm" svg:y="16.825cm" svg:viewBox="0 0 238 307" svg:d="M238 222v-1c0-7-1-14-2-22-8-62-47-131-97-170-6-5-13-9-19-13-67-37-120-7-120 69s53 168 120 206c65 38 118 7 118-69z">
          <text:p/>
        </draw:path>
        <draw:polygon draw:style-name="gr7" draw:text-style-name="P1" draw:layer="layout" svg:width="0cm" svg:height="0cm" svg:x="3.994cm" svg:y="17.776cm" svg:viewBox="0 0 0 0" draw:points="0,0">
          <text:p/>
        </draw:polygon>
        <draw:path draw:style-name="gr6" draw:text-style-name="P3" draw:layer="layout" svg:width="0.237cm" svg:height="0.306cm" svg:x="3.131cm" svg:y="16.825cm" svg:viewBox="0 0 238 307" svg:d="M238 222v-1c0-7-1-14-2-22-8-62-47-131-97-170-16-5-31-5-43 2-32 19-32 80 0 137 33 56 85 86 118 67l24-13-24 13c11-6 19-19 22-36-3 17-11 30-22 36-33 19-85-11-118-67-32-57-32-118 0-137 12-7 27-7 43-2-6-5-13-9-19-13-67-37-120-7-120 69s53 168 120 206c65 38 118 7 118-69z">
          <text:p/>
        </draw:path>
        <draw:polygon draw:style-name="gr7" draw:text-style-name="P1" draw:layer="layout" svg:width="0cm" svg:height="0cm" svg:x="3.994cm" svg:y="17.776cm" svg:viewBox="0 0 0 0" draw:points="0,0">
          <text:p/>
        </draw:polygon>
        <draw:path draw:style-name="gr6" draw:text-style-name="P3" draw:layer="layout" svg:width="0.784cm" svg:height="0.182cm" svg:x="3.335cm" svg:y="15.299cm" svg:viewBox="0 0 785 183" svg:d="M785 183c-13-43-47-83-98-117-167-88-422-88-590 0-51 34-85 74-97 117 77-83 229-136 393-136s314 53 392 136z">
          <text:p/>
        </draw:path>
        <draw:polygon draw:style-name="gr7" draw:text-style-name="P1" draw:layer="layout" svg:width="0cm" svg:height="0cm" svg:x="3.994cm" svg:y="17.776cm" svg:viewBox="0 0 0 0" draw:points="0,0">
          <text:p/>
        </draw:polygon>
        <draw:path draw:style-name="gr6" draw:text-style-name="P3" draw:layer="layout" svg:width="0.279cm" svg:height="0.467cm" svg:x="2.815cm" svg:y="17.917cm" svg:viewBox="0 0 280 468" svg:d="M280 468l-106-61-165-391c-2-6-5-11-9-16l38 21c9 5 18 9 27 11 7 2 13 4 19 8 13 7 25 20 32 38z">
          <text:p/>
        </draw:path>
        <draw:polygon draw:style-name="gr7" draw:text-style-name="P1" draw:layer="layout" svg:width="0cm" svg:height="0cm" svg:x="3.994cm" svg:y="17.776cm" svg:viewBox="0 0 0 0" draw:points="0,0">
          <text:p/>
        </draw:polygon>
        <draw:path draw:style-name="gr6" draw:text-style-name="P3" draw:layer="layout" svg:width="0.795cm" svg:height="0.211cm" svg:x="3.329cm" svg:y="15.346cm" svg:viewBox="0 0 796 212" svg:d="M796 170c0-11-2-23-5-34-78-84-228-136-392-136-165 0-316 52-393 136-3 11-5 23-6 34 1 14 4 28 8 42 38-107 201-185 391-185 189 0 351 78 389 185 5-14 8-28 8-42z">
          <text:p/>
        </draw:path>
        <draw:polygon draw:style-name="gr7" draw:text-style-name="P1" draw:layer="layout" svg:width="0cm" svg:height="0cm" svg:x="3.994cm" svg:y="17.776cm" svg:viewBox="0 0 0 0" draw:points="0,0">
          <text:p/>
        </draw:polygon>
        <draw:path draw:style-name="gr6" draw:text-style-name="P3" draw:layer="layout" svg:width="0.212cm" svg:height="0.312cm" svg:x="2.871cm" svg:y="16.284cm" svg:viewBox="0 0 213 313" svg:d="M213 64c0-26-6-48-17-64-5-1-12 0-17 0-26 4-54 19-80 42 0 0 1-1 2-1 12-3 24-2 33 5 30 17 30 74 0 127-30 52-80 81-110 63-9-5-16-14-20-27 0-1 0-1 0-2-9 43-4 80 12 105 50 3 112-42 154-112 27-44 43-93 43-136z">
          <text:p/>
        </draw:path>
        <draw:polygon draw:style-name="gr7" draw:text-style-name="P1" draw:layer="layout" svg:width="0cm" svg:height="0cm" svg:x="3.994cm" svg:y="17.776cm" svg:viewBox="0 0 0 0" draw:points="0,0">
          <text:p/>
        </draw:polygon>
        <draw:path draw:style-name="gr6" draw:text-style-name="P3" draw:layer="layout" svg:width="0.212cm" svg:height="0.311cm" svg:x="2.871cm" svg:y="17.508cm" svg:viewBox="0 0 213 312" svg:d="M154 224c37-49 59-109 59-159 0-27-6-49-17-65-30-2-65 13-97 42 0 0 1 0 2-1 12-3 24-1 33 4 30 18 30 75 0 128s-80 81-110 63c-9-5-16-14-20-27v-1c-9 42-4 79 12 104 43 2 97-32 138-88z">
          <text:p/>
        </draw:path>
        <draw:polygon draw:style-name="gr7" draw:text-style-name="P1" draw:layer="layout" svg:width="0cm" svg:height="0cm" svg:x="3.994cm" svg:y="17.776cm" svg:viewBox="0 0 0 0" draw:points="0,0">
          <text:p/>
        </draw:polygon>
        <draw:path draw:style-name="gr6" draw:text-style-name="P3" draw:layer="layout" svg:width="0.151cm" svg:height="0.33cm" svg:x="3.104cm" svg:y="16.951cm" svg:viewBox="0 0 152 331" svg:d="M0 0c7 24 17 50 30 76 17 31 38 61 59 83 22 23 44 40 63 51-9 2-17 5-24 10l-72 40c-10 6-20 14-28 23-11 12-20 26-28 48z">
          <text:p/>
        </draw:path>
        <draw:polygon draw:style-name="gr7" draw:text-style-name="P1" draw:layer="layout" svg:width="0cm" svg:height="0cm" svg:x="3.994cm" svg:y="17.776cm" svg:viewBox="0 0 0 0" draw:points="0,0">
          <text:p/>
        </draw:polygon>
        <draw:path draw:style-name="gr6" draw:text-style-name="P3" draw:layer="layout" svg:width="0.141cm" svg:height="0.257cm" svg:x="4.005cm" svg:y="15.058cm" svg:viewBox="0 0 142 258" svg:d="M142 64c0-26-6-48-18-64-34-2-75 19-111 56 4-2 7-3 11-5 13-4 25-3 34 3 21 12 27 46 14 85s-42 74-72 87l54 32c52-53 88-130 88-194z">
          <text:p/>
        </draw:path>
        <draw:polygon draw:style-name="gr7" draw:text-style-name="P1" draw:layer="layout" svg:width="0cm" svg:height="0cm" svg:x="3.994cm" svg:y="17.776cm" svg:viewBox="0 0 0 0" draw:points="0,0">
          <text:p/>
        </draw:polygon>
        <draw:path draw:style-name="gr6" draw:text-style-name="P3" draw:layer="layout" svg:width="0.14cm" svg:height="0.288cm" svg:x="4.059cm" svg:y="15.058cm" svg:viewBox="0 0 141 289" svg:d="M0 258l54 31c52-53 87-130 87-194 0-40-14-71-39-87-9-5-19-8-31-8 11 17 17 39 17 65 0 64-35 141-88 193z">
          <text:p/>
        </draw:path>
        <draw:polygon draw:style-name="gr7" draw:text-style-name="P1" draw:layer="layout" svg:width="0cm" svg:height="0cm" svg:x="3.994cm" svg:y="17.776cm" svg:viewBox="0 0 0 0" draw:points="0,0">
          <text:p/>
        </draw:polygon>
        <draw:path draw:style-name="gr6" draw:text-style-name="P3" draw:layer="layout" svg:width="0.153cm" svg:height="0.201cm" svg:x="2.875cm" svg:y="16.324cm" svg:viewBox="0 0 154 202" svg:d="M98 2c8 27 0 65-21 100-20 35-49 61-77 67l98-167c12-3 24-2 33 4 30 17 30 74 0 127s-81 82-111 64c-9-5-16-14-20-28z">
          <text:p/>
        </draw:path>
        <draw:polygon draw:style-name="gr7" draw:text-style-name="P1" draw:layer="layout" svg:width="0cm" svg:height="0cm" svg:x="3.994cm" svg:y="17.776cm" svg:viewBox="0 0 0 0" draw:points="0,0">
          <text:p/>
        </draw:polygon>
        <draw:path draw:style-name="gr6" draw:text-style-name="P3" draw:layer="layout" svg:width="0.153cm" svg:height="0.201cm" svg:x="2.875cm" svg:y="17.548cm" svg:viewBox="0 0 154 202" svg:d="M98 1c8 27 0 66-21 100-20 35-49 62-77 68l98-168c12-3 24-1 33 4 30 18 30 74 0 127-30 54-81 82-111 64-9-5-16-14-20-27z">
          <text:p/>
        </draw:path>
        <draw:polygon draw:style-name="gr7" draw:text-style-name="P1" draw:layer="layout" svg:width="0cm" svg:height="0cm" svg:x="3.994cm" svg:y="17.776cm" svg:viewBox="0 0 0 0" draw:points="0,0">
          <text:p/>
        </draw:polygon>
        <draw:path draw:style-name="gr6" draw:text-style-name="P3" draw:layer="layout" svg:width="0.132cm" svg:height="0.177cm" svg:x="3.952cm" svg:y="15.107cm" svg:viewBox="0 0 133 178" svg:d="M78 2c13-4 25-3 34 3 21 12 27 46 14 85-13 40-42 75-72 88l-54-31c23-10 46-34 62-63 15-28 21-59 16-82z">
          <text:p/>
        </draw:path>
        <draw:polygon draw:style-name="gr7" draw:text-style-name="P1" draw:layer="layout" svg:width="0cm" svg:height="0cm" svg:x="3.994cm" svg:y="17.776cm" svg:viewBox="0 0 0 0" draw:points="0,0">
          <text:p/>
        </draw:polygon>
        <draw:path draw:style-name="gr6" draw:text-style-name="P3" draw:layer="layout" svg:width="0.191cm" svg:height="0.119cm" svg:x="2.887cm" svg:y="17.731cm" svg:viewBox="0 0 192 120" svg:d="M0 89c6 9 13 17 22 22 45 26 117-7 170-79l-53-32c-41 57-96 91-139 89z">
          <text:p/>
        </draw:path>
        <draw:polygon draw:style-name="gr7" draw:text-style-name="P1" draw:layer="layout" svg:width="0cm" svg:height="0cm" svg:x="3.994cm" svg:y="17.776cm" svg:viewBox="0 0 0 0" draw:points="0,0">
          <text:p/>
        </draw:polygon>
        <draw:polygon draw:style-name="gr6" draw:text-style-name="P3" draw:layer="layout" svg:width="0.106cm" svg:height="0.12cm" svg:x="2.988cm" svg:y="18.323cm" svg:viewBox="0 0 107 121" draw:points="107,121 107,61 0,0 0,58">
          <text:p/>
        </draw:polygon>
        <draw:polygon draw:style-name="gr7" draw:text-style-name="P1" draw:layer="layout" svg:width="0cm" svg:height="0cm" svg:x="3.994cm" svg:y="17.776cm" svg:viewBox="0 0 0 0" draw:points="0,0">
          <text:p/>
        </draw:polygon>
        <draw:path draw:style-name="gr6" draw:text-style-name="P3" draw:layer="layout" svg:width="0.088cm" svg:height="0.144cm" svg:x="3.943cm" svg:y="15.109cm" svg:viewBox="0 0 89 145" svg:d="M0 140c0-1 0-2 0-3 9-34 25-67 45-96 9-13 20-25 31-36 4-2 7-3 11-5 5 23-1 54-16 82-17 29-39 53-62 63l-9-7z">
          <text:p/>
        </draw:path>
        <draw:polygon draw:style-name="gr7" draw:text-style-name="P1" draw:layer="layout" svg:width="0cm" svg:height="0cm" svg:x="3.994cm" svg:y="17.776cm" svg:viewBox="0 0 0 0" draw:points="0,0">
          <text:p/>
        </draw:polygon>
        <draw:path draw:style-name="gr6" draw:text-style-name="P3" draw:layer="layout" svg:width="0.589cm" svg:height="0.075cm" svg:x="3.432cm" svg:y="15.29cm" svg:viewBox="0 0 590 76" svg:d="M590 76c-4-3-9-6-13-8-155-91-408-91-563 0-5 2-9 5-14 8 167-89 423-89 590 0z">
          <text:p/>
        </draw:path>
        <draw:polygon draw:style-name="gr7" draw:text-style-name="P1" draw:layer="layout" svg:width="0cm" svg:height="0cm" svg:x="3.994cm" svg:y="17.776cm" svg:viewBox="0 0 0 0" draw:points="0,0">
          <text:p/>
        </draw:polygon>
        <draw:path draw:style-name="gr6" draw:text-style-name="P3" draw:layer="layout" svg:width="0.008cm" svg:height="0.134cm" svg:x="4.252cm" svg:y="17.503cm" svg:viewBox="0 0 9 135" svg:d="M0 135v-135c12 37 12 84 0 135z">
          <text:p/>
        </draw:path>
        <draw:polygon draw:style-name="gr7" draw:text-style-name="P1" draw:layer="layout" svg:width="0cm" svg:height="0cm" svg:x="3.994cm" svg:y="17.776cm" svg:viewBox="0 0 0 0" draw:points="0,0">
          <text:p/>
        </draw:polygon>
        <draw:path draw:style-name="gr6" draw:text-style-name="P3" draw:layer="layout" svg:width="0.013cm" svg:height="0.039cm" svg:x="3.104cm" svg:y="17.422cm" svg:viewBox="0 0 14 40" svg:d="M0 0c4 12 8 25 14 40l-14-8z">
          <text:p/>
        </draw:path>
        <draw:polygon draw:style-name="gr7" draw:text-style-name="P1" draw:layer="layout" svg:width="0cm" svg:height="0cm" svg:x="3.994cm" svg:y="17.776cm" svg:viewBox="0 0 0 0" draw:points="0,0">
          <text:p/>
        </draw:polygon>
        <draw:line draw:style-name="gr8" draw:text-style-name="P1" draw:layer="layout" svg:x1="2.989cm" svg:y1="15.525cm" svg:x2="2.809cm" svg:y2="16.182cm">
          <text:p/>
        </draw:line>
        <draw:line draw:style-name="gr8" draw:text-style-name="P1" draw:layer="layout" svg:x1="3.095cm" svg:y1="15.587cm" svg:x2="2.988cm" svg:y2="15.525cm">
          <text:p/>
        </draw:line>
        <draw:line draw:style-name="gr8" draw:text-style-name="P1" draw:layer="layout" svg:x1="3.095cm" svg:y1="15.586cm" svg:x2="2.916cm" svg:y2="16.244cm">
          <text:p/>
        </draw:line>
        <draw:path draw:style-name="gr8" draw:text-style-name="P1" draw:layer="layout" svg:width="0.045cm" svg:height="0.096cm" svg:x="2.871cm" svg:y="16.243cm" svg:viewBox="0 0 46 97" svg:d="M46 0c-9 34-25 67-46 97">
          <text:p/>
        </draw:path>
        <draw:path draw:style-name="gr8" draw:text-style-name="P1" draw:layer="layout" svg:width="0.044cm" svg:height="0.097cm" svg:x="2.765cm" svg:y="16.181cm" svg:viewBox="0 0 45 98" svg:d="M45 0c-8 33-25 67-45 98">
          <text:p/>
        </draw:path>
        <draw:path draw:style-name="gr8" draw:text-style-name="P1" draw:layer="layout" svg:width="0.08cm" svg:height="0.375cm" svg:x="2.791cm" svg:y="16.339cm" svg:viewBox="0 0 81 376" svg:d="M81 0c-47 71-77 152-81 224-3 72 20 128 63 152">
          <text:p/>
        </draw:path>
        <draw:path draw:style-name="gr8" draw:text-style-name="P1" draw:layer="layout" svg:width="0.127cm" svg:height="0.018cm" svg:x="2.853cm" svg:y="16.711cm" svg:viewBox="0 0 128 19" svg:d="M0 4c34 21 79 20 128-4">
          <text:p/>
        </draw:path>
        <draw:path draw:style-name="gr8" draw:text-style-name="P1" draw:layer="layout" svg:width="0.08cm" svg:height="0.375cm" svg:x="2.685cm" svg:y="16.278cm" svg:viewBox="0 0 81 376" svg:d="M81 0c-48 72-77 153-81 225-3 71 19 126 63 151">
          <text:p/>
        </draw:path>
        <draw:line draw:style-name="gr8" draw:text-style-name="P1" draw:layer="layout" svg:x1="2.989cm" svg:y1="18.324cm" svg:x2="2.824cm" svg:y2="17.933cm">
          <text:p/>
        </draw:line>
        <draw:line draw:style-name="gr8" draw:text-style-name="P1" draw:layer="layout" svg:x1="3.095cm" svg:y1="18.385cm" svg:x2="2.988cm" svg:y2="18.323cm">
          <text:p/>
        </draw:line>
        <draw:line draw:style-name="gr8" draw:text-style-name="P1" draw:layer="layout" svg:x1="3.095cm" svg:y1="18.385cm" svg:x2="2.93cm" svg:y2="17.994cm">
          <text:p/>
        </draw:line>
        <draw:line draw:style-name="gr8" draw:text-style-name="P1" draw:layer="layout" svg:x1="3.095cm" svg:y1="18.444cm" svg:x2="2.988cm" svg:y2="18.381cm">
          <text:p/>
        </draw:line>
        <draw:line draw:style-name="gr8" draw:text-style-name="P1" draw:layer="layout" svg:x1="3.094cm" svg:y1="18.443cm" svg:x2="3.094cm" svg:y2="18.384cm">
          <text:p/>
        </draw:line>
        <draw:line draw:style-name="gr8" draw:text-style-name="P1" draw:layer="layout" svg:x1="2.988cm" svg:y1="18.381cm" svg:x2="2.988cm" svg:y2="18.323cm">
          <text:p/>
        </draw:line>
        <draw:path draw:style-name="gr8" draw:text-style-name="P1" draw:layer="layout" svg:width="0.009cm" svg:height="0.016cm" svg:x="2.815cm" svg:y="17.917cm" svg:viewBox="0 0 10 17" svg:d="M10 17c-2-7-6-12-10-17">
          <text:p/>
        </draw:path>
        <draw:path draw:style-name="gr8" draw:text-style-name="P1" draw:layer="layout" svg:width="0.031cm" svg:height="0.037cm" svg:x="2.899cm" svg:y="17.957cm" svg:viewBox="0 0 32 38" svg:d="M32 38c-8-17-19-30-32-38">
          <text:p/>
        </draw:path>
        <draw:path draw:style-name="gr8" draw:text-style-name="P1" draw:layer="layout" svg:width="0.019cm" svg:height="0.008cm" svg:x="2.88cm" svg:y="17.949cm" svg:viewBox="0 0 20 9" svg:d="M20 9c-6-4-13-7-20-9">
          <text:p/>
        </draw:path>
        <draw:path draw:style-name="gr8" draw:text-style-name="P1" draw:layer="layout" svg:width="0.186cm" svg:height="0.487cm" svg:x="2.791cm" svg:y="17.451cm" svg:viewBox="0 0 187 488" svg:d="M187 0c-81 58-149 160-175 264-27 105-7 191 50 224">
          <text:p/>
        </draw:path>
        <draw:path draw:style-name="gr8" draw:text-style-name="P1" draw:layer="layout" svg:width="0.027cm" svg:height="0.011cm" svg:x="2.853cm" svg:y="17.938cm" svg:viewBox="0 0 28 12" svg:d="M0 0c9 5 18 10 28 12">
          <text:p/>
        </draw:path>
        <draw:line draw:style-name="gr8" draw:text-style-name="P1" draw:layer="layout" svg:x1="2.871cm" svg:y1="17.39cm" svg:x2="2.978cm" svg:y2="17.452cm">
          <text:p/>
        </draw:line>
        <draw:path draw:style-name="gr8" draw:text-style-name="P1" draw:layer="layout" svg:width="0.186cm" svg:height="0.487cm" svg:x="2.685cm" svg:y="17.39cm" svg:viewBox="0 0 187 488" svg:d="M187 0c-82 58-149 160-175 264-28 104-7 191 50 224">
          <text:p/>
        </draw:path>
        <draw:path draw:style-name="gr8" draw:text-style-name="P1" draw:layer="layout" svg:width="0.064cm" svg:height="0.163cm" svg:x="2.871cm" svg:y="17.227cm" svg:viewBox="0 0 65 164" svg:d="M65 0c-15 55-38 111-65 164">
          <text:p/>
        </draw:path>
        <draw:path draw:style-name="gr8" draw:text-style-name="P1" draw:layer="layout" svg:width="0.064cm" svg:height="0.163cm" svg:x="2.977cm" svg:y="17.288cm" svg:viewBox="0 0 65 164" svg:d="M65 0c-16 55-38 112-65 164">
          <text:p/>
        </draw:path>
        <draw:path draw:style-name="gr8" draw:text-style-name="P1" draw:layer="layout" svg:width="0.039cm" svg:height="0.464cm" svg:x="2.935cm" svg:y="16.763cm" svg:viewBox="0 0 40 465" svg:d="M14 0c39 127 34 291-14 465">
          <text:p/>
        </draw:path>
        <draw:path draw:style-name="gr8" draw:text-style-name="P1" draw:layer="layout" svg:width="0.038cm" svg:height="0.464cm" svg:x="3.041cm" svg:y="16.824cm" svg:viewBox="0 0 39 465" svg:d="M13 0c39 129 35 291-13 465">
          <text:p/>
        </draw:path>
        <draw:path draw:style-name="gr8" draw:text-style-name="P1" draw:layer="layout" svg:width="0.014cm" svg:height="0.037cm" svg:x="2.934cm" svg:y="16.726cm" svg:viewBox="0 0 15 38" svg:d="M0 0c5 11 10 24 15 38">
          <text:p/>
        </draw:path>
        <draw:path draw:style-name="gr8" draw:text-style-name="P1" draw:layer="layout" svg:width="0.074cm" svg:height="0.113cm" svg:x="2.98cm" svg:y="16.711cm" svg:viewBox="0 0 75 114" svg:d="M0 0c34 24 60 64 75 114">
          <text:p/>
        </draw:path>
        <draw:line draw:style-name="gr8" draw:text-style-name="P1" draw:layer="layout" svg:x1="3.105cm" svg:y1="18.436cm" svg:x2="3.094cm" svg:y2="18.444cm">
          <text:p/>
        </draw:line>
        <draw:line draw:style-name="gr8" draw:text-style-name="P1" draw:layer="layout" svg:x1="3.104cm" svg:y1="17.788cm" svg:x2="3.104cm" svg:y2="18.436cm">
          <text:p/>
        </draw:line>
        <draw:path draw:style-name="gr8" draw:text-style-name="P1" draw:layer="layout" svg:width="0.076cm" svg:height="0.211cm" svg:x="3.104cm" svg:y="17.577cm" svg:viewBox="0 0 77 212" svg:d="M0 212c49-67 77-146 77-212">
          <text:p/>
        </draw:path>
        <draw:path draw:style-name="gr8" draw:text-style-name="P1" draw:layer="layout" svg:width="0cm" svg:height="0.011cm" svg:x="3.179cm" svg:y="17.565cm" svg:viewBox="0 0 1 12" svg:d="M1 12c0-4 0-8-1-12">
          <text:p/>
        </draw:path>
        <draw:line draw:style-name="gr8" draw:text-style-name="P1" draw:layer="layout" svg:x1="3.104cm" svg:y1="16.563cm" svg:x2="3.104cm" svg:y2="16.81cm">
          <text:p/>
        </draw:line>
        <draw:line draw:style-name="gr8" draw:text-style-name="P1" draw:layer="layout" svg:x1="3.104cm" svg:y1="16.951cm" svg:x2="3.104cm" svg:y2="17.281cm">
          <text:p/>
        </draw:line>
        <draw:line draw:style-name="gr8" draw:text-style-name="P1" draw:layer="layout" svg:x1="3.104cm" svg:y1="17.422cm" svg:x2="3.104cm" svg:y2="17.453cm">
          <text:p/>
        </draw:line>
        <draw:path draw:style-name="gr8" draw:text-style-name="P1" draw:layer="layout" svg:width="0.076cm" svg:height="0.21cm" svg:x="3.104cm" svg:y="16.353cm" svg:viewBox="0 0 77 211" svg:d="M0 211c49-65 77-145 77-211">
          <text:p/>
        </draw:path>
        <draw:path draw:style-name="gr8" draw:text-style-name="P1" draw:layer="layout" svg:width="0.032cm" svg:height="0.099cm" svg:x="3.148cm" svg:y="16.254cm" svg:viewBox="0 0 33 100" svg:d="M33 100c0-43-12-78-33-100">
          <text:p/>
        </draw:path>
        <draw:line draw:style-name="gr8" draw:text-style-name="P1" draw:layer="layout" svg:x1="3.104cm" svg:y1="15.58cm" svg:x2="3.104cm" svg:y2="16.229cm">
          <text:p/>
        </draw:line>
        <draw:line draw:style-name="gr8" draw:text-style-name="P1" draw:layer="layout" svg:x1="3.094cm" svg:y1="15.587cm" svg:x2="3.105cm" svg:y2="15.58cm">
          <text:p/>
        </draw:line>
        <draw:path draw:style-name="gr8" draw:text-style-name="P1" draw:layer="layout" svg:width="0.044cm" svg:height="0.008cm" svg:x="3.05cm" svg:y="16.284cm" svg:viewBox="0 0 45 9" svg:d="M45 9c-13-8-29-10-45-8">
          <text:p/>
        </draw:path>
        <draw:path draw:style-name="gr8" draw:text-style-name="P1" draw:layer="layout" svg:width="0.007cm" svg:height="0.005cm" svg:x="3.097cm" svg:y="16.292cm" svg:viewBox="0 0 8 6" svg:d="M8 6c-2-1-5-3-8-6">
          <text:p/>
        </draw:path>
        <draw:path draw:style-name="gr8" draw:text-style-name="P1" draw:layer="layout" svg:width="0.003cm" svg:height="0.001cm" svg:x="3.094cm" svg:y="16.291cm" svg:viewBox="0 0 4 2" svg:d="M4 2c-1 0-2-2-4-2">
          <text:p/>
        </draw:path>
        <draw:path draw:style-name="gr8" draw:text-style-name="P1" draw:layer="layout" svg:width="0.032cm" svg:height="0.081cm" svg:x="3.104cm" svg:y="16.297cm" svg:viewBox="0 0 33 82" svg:d="M33 82c0-37-12-66-33-82">
          <text:p/>
        </draw:path>
        <draw:path draw:style-name="gr8" draw:text-style-name="P1" draw:layer="layout" svg:width="0.032cm" svg:height="0.117cm" svg:x="3.104cm" svg:y="16.378cm" svg:viewBox="0 0 33 118" svg:d="M0 118c21-39 33-81 33-118">
          <text:p/>
        </draw:path>
        <draw:path draw:style-name="gr8" draw:text-style-name="P1" draw:layer="layout" svg:width="0.01cm" svg:height="0.019cm" svg:x="3.094cm" svg:y="16.495cm" svg:viewBox="0 0 11 20" svg:d="M0 20c4-6 8-14 11-20">
          <text:p/>
        </draw:path>
        <draw:path draw:style-name="gr8" draw:text-style-name="P1" draw:layer="layout" svg:width="0.179cm" svg:height="0.333cm" svg:x="2.871cm" svg:y="16.284cm" svg:viewBox="0 0 180 334" svg:d="M180 0c-59 9-126 72-159 153-34 80-27 155 17 181">
          <text:p/>
        </draw:path>
        <draw:path draw:style-name="gr8" draw:text-style-name="P1" draw:layer="layout" svg:width="0.185cm" svg:height="0.112cm" svg:x="2.909cm" svg:y="16.514cm" svg:viewBox="0 0 186 113" svg:d="M0 104c51 29 133-16 186-104">
          <text:p/>
        </draw:path>
        <draw:path draw:style-name="gr8" draw:text-style-name="P1" draw:layer="layout" svg:width="0.016cm" svg:height="0.024cm" svg:x="3.078cm" svg:y="17.738cm" svg:viewBox="0 0 17 25" svg:d="M0 25c6-8 12-16 17-25">
          <text:p/>
        </draw:path>
        <draw:polyline draw:style-name="gr8" draw:text-style-name="P1" draw:layer="layout" svg:width="0cm" svg:height="0cm" svg:x="3.078cm" svg:y="17.762cm" svg:viewBox="0 0 0 0" draw:points="0,0">
          <text:p/>
        </draw:polyline>
        <draw:path draw:style-name="gr8" draw:text-style-name="P1" draw:layer="layout" svg:width="0.223cm" svg:height="0.333cm" svg:x="2.871cm" svg:y="17.508cm" svg:viewBox="0 0 224 334" svg:d="M224 7c-53-27-137 23-187 112s-50 184 1 215">
          <text:p/>
        </draw:path>
        <draw:path draw:style-name="gr8" draw:text-style-name="P1" draw:layer="layout" svg:width="0.169cm" svg:height="0.088cm" svg:x="2.909cm" svg:y="17.762cm" svg:viewBox="0 0 170 89" svg:d="M0 80c46 26 117-7 170-80">
          <text:p/>
        </draw:path>
        <draw:path draw:style-name="gr8" draw:text-style-name="P1" draw:layer="layout" svg:width="0.007cm" svg:height="0.005cm" svg:x="3.097cm" svg:y="17.517cm" svg:viewBox="0 0 8 6" svg:d="M8 6c-2-2-5-4-8-6">
          <text:p/>
        </draw:path>
        <draw:path draw:style-name="gr8" draw:text-style-name="P1" draw:layer="layout" svg:width="0.003cm" svg:height="0.003cm" svg:x="3.094cm" svg:y="17.515cm" svg:viewBox="0 0 4 4" svg:d="M4 4c-1-2-2-4-4-4">
          <text:p/>
        </draw:path>
        <draw:path draw:style-name="gr8" draw:text-style-name="P1" draw:layer="layout" svg:width="0.032cm" svg:height="0.08cm" svg:x="3.104cm" svg:y="17.522cm" svg:viewBox="0 0 33 81" svg:d="M33 81c0-36-12-65-33-81">
          <text:p/>
        </draw:path>
        <draw:path draw:style-name="gr8" draw:text-style-name="P1" draw:layer="layout" svg:width="0.032cm" svg:height="0.117cm" svg:x="3.104cm" svg:y="17.602cm" svg:viewBox="0 0 33 118" svg:d="M0 118c21-40 33-82 33-118">
          <text:p/>
        </draw:path>
        <draw:path draw:style-name="gr8" draw:text-style-name="P1" draw:layer="layout" svg:width="0.01cm" svg:height="0.019cm" svg:x="3.094cm" svg:y="17.719cm" svg:viewBox="0 0 11 20" svg:d="M0 20c4-7 8-13 11-20">
          <text:p/>
        </draw:path>
        <draw:path draw:style-name="gr8" draw:text-style-name="P1" draw:layer="layout" svg:width="0.779cm" svg:height="0.184cm" svg:x="3.337cm" svg:y="15.373cm" svg:viewBox="0 0 780 185" svg:d="M0 185c38-108 202-185 391-185s351 77 389 185">
          <text:p/>
        </draw:path>
        <draw:path draw:style-name="gr8" draw:text-style-name="P1" draw:layer="layout" svg:width="0.116cm" svg:height="0.162cm" svg:x="4.008cm" svg:y="15.511cm" svg:viewBox="0 0 117 163" svg:d="M0 163c74-44 117-102 117-163">
          <text:p/>
        </draw:path>
        <draw:path draw:style-name="gr8" draw:text-style-name="P1" draw:layer="layout" svg:width="0.795cm" svg:height="0.23cm" svg:x="3.329cm" svg:y="15.281cm" svg:viewBox="0 0 796 231" svg:d="M796 231c0-128-178-231-397-231-221 0-399 103-399 231">
          <text:p/>
        </draw:path>
        <draw:path draw:style-name="gr8" draw:text-style-name="P1" draw:layer="layout" svg:width="0.679cm" svg:height="0.229cm" svg:x="3.329cm" svg:y="15.511cm" svg:viewBox="0 0 680 230" svg:d="M0 0c0 93 97 177 246 213 148 35 320 16 434-51">
          <text:p/>
        </draw:path>
        <draw:path draw:style-name="gr8" draw:text-style-name="P1" draw:layer="layout" svg:width="0.116cm" svg:height="0.158cm" svg:x="4.008cm" svg:y="15.357cm" svg:viewBox="0 0 117 159" svg:d="M117 159c-2-59-45-117-117-159">
          <text:p/>
        </draw:path>
        <draw:path draw:style-name="gr8" draw:text-style-name="P1" draw:layer="layout" svg:width="0.562cm" svg:height="0.067cm" svg:x="3.446cm" svg:y="15.29cm" svg:viewBox="0 0 563 68" svg:d="M563 68c-155-91-408-91-563 0">
          <text:p/>
        </draw:path>
        <draw:path draw:style-name="gr8" draw:text-style-name="P1" draw:layer="layout" svg:width="0.117cm" svg:height="0.158cm" svg:x="3.329cm" svg:y="15.357cm" svg:viewBox="0 0 118 159" svg:d="M118 0c-74 42-116 100-118 159">
          <text:p/>
        </draw:path>
        <draw:path draw:style-name="gr8" draw:text-style-name="P1" draw:layer="layout" svg:width="0.589cm" svg:height="0.066cm" svg:x="3.432cm" svg:y="15.299cm" svg:viewBox="0 0 590 67" svg:d="M590 67c-167-89-423-89-590 0">
          <text:p/>
        </draw:path>
        <draw:path draw:style-name="gr8" draw:text-style-name="P1" draw:layer="layout" svg:width="0.784cm" svg:height="0.135cm" svg:x="3.335cm" svg:y="15.346cm" svg:viewBox="0 0 785 136" svg:d="M785 136c-78-84-228-136-392-136s-316 52-393 136">
          <text:p/>
        </draw:path>
        <draw:line draw:style-name="gr8" draw:text-style-name="P1" draw:layer="layout" svg:x1="3.357cm" svg:y1="17.934cm" svg:x2="3.104cm" svg:y2="17.788cm">
          <text:p/>
        </draw:line>
        <draw:line draw:style-name="gr8" draw:text-style-name="P1" draw:layer="layout" svg:x1="3.357cm" svg:y1="18.583cm" svg:x2="3.104cm" svg:y2="18.436cm">
          <text:p/>
        </draw:line>
        <draw:line draw:style-name="gr8" draw:text-style-name="P1" draw:layer="layout" svg:x1="3.118cm" svg:y1="17.462cm" svg:x2="3.104cm" svg:y2="17.453cm">
          <text:p/>
        </draw:line>
        <draw:path draw:style-name="gr8" draw:text-style-name="P1" draw:layer="layout" svg:width="0.145cm" svg:height="0.168cm" svg:x="3.51cm" svg:y="17.683cm" svg:viewBox="0 0 146 169" svg:d="M146 169c0-23-8-45-20-64-7-11-16-22-25-32-28-28-64-52-101-73">
          <text:p/>
        </draw:path>
        <draw:path draw:style-name="gr8" draw:text-style-name="P1" draw:layer="layout" svg:width="0.086cm" svg:height="0.047cm" svg:x="3.424cm" svg:y="17.636cm" svg:viewBox="0 0 87 48" svg:d="M87 48c-28-16-57-32-87-48">
          <text:p/>
        </draw:path>
        <draw:path draw:style-name="gr8" draw:text-style-name="P1" draw:layer="layout" svg:width="0.299cm" svg:height="0.121cm" svg:x="3.356cm" svg:y="17.851cm" svg:viewBox="0 0 300 122" svg:d="M0 82c23 14 48 24 74 31 47 12 94 12 134-1 27-9 52-25 70-48 13-17 22-39 22-64">
          <text:p/>
        </draw:path>
        <draw:line draw:style-name="gr8" draw:text-style-name="P1" draw:layer="layout" svg:x1="3.357cm" svg:y1="16.709cm" svg:x2="3.104cm" svg:y2="16.563cm">
          <text:p/>
        </draw:line>
        <draw:path draw:style-name="gr8" draw:text-style-name="P1" draw:layer="layout" svg:width="0.024cm" svg:height="0.01cm" svg:x="3.231cm" svg:y="17.161cm" svg:viewBox="0 0 25 11" svg:d="M25 0c-10 2-18 5-25 11">
          <text:p/>
        </draw:path>
        <draw:path draw:style-name="gr8" draw:text-style-name="P1" draw:layer="layout" svg:width="0.031cm" svg:height="0.01cm" svg:x="3.231cm" svg:y="16.69cm" svg:viewBox="0 0 32 11" svg:d="M32 0c-11 1-22 6-32 11">
          <text:p/>
        </draw:path>
        <draw:path draw:style-name="gr8" draw:text-style-name="P1" draw:layer="layout" svg:width="0.094cm" svg:height="0.024cm" svg:x="3.262cm" svg:y="16.689cm" svg:viewBox="0 0 95 25" svg:d="M95 25c-33-19-67-28-95-24">
          <text:p/>
        </draw:path>
        <draw:line draw:style-name="gr8" draw:text-style-name="P1" draw:layer="layout" svg:x1="3.357cm" svg:y1="16.375cm" svg:x2="3.104cm" svg:y2="16.229cm">
          <text:p/>
        </draw:line>
        <draw:path draw:style-name="gr8" draw:text-style-name="P1" draw:layer="layout" svg:width="0.145cm" svg:height="0.168cm" svg:x="3.51cm" svg:y="16.459cm" svg:viewBox="0 0 146 169" svg:d="M146 169c0-23-8-45-20-64-7-11-16-23-25-33-28-28-64-51-101-72">
          <text:p/>
        </draw:path>
        <draw:path draw:style-name="gr8" draw:text-style-name="P1" draw:layer="layout" svg:width="0.154cm" svg:height="0.085cm" svg:x="3.356cm" svg:y="16.374cm" svg:viewBox="0 0 155 86" svg:d="M155 86c-19-11-37-21-57-31-34-19-68-37-98-55">
          <text:p/>
        </draw:path>
        <draw:path draw:style-name="gr8" draw:text-style-name="P1" draw:layer="layout" svg:width="0.299cm" svg:height="0.121cm" svg:x="3.356cm" svg:y="16.627cm" svg:viewBox="0 0 300 122" svg:d="M0 81c23 14 48 24 74 31 47 13 94 13 134-1 27-9 52-25 70-48 13-16 22-38 22-63">
          <text:p/>
        </draw:path>
        <draw:line draw:style-name="gr8" draw:text-style-name="P1" draw:layer="layout" svg:x1="3.104cm" svg:y1="15.58cm" svg:x2="3.357cm" svg:y2="15.726cm">
          <text:p/>
        </draw:line>
        <draw:path draw:style-name="gr8" draw:text-style-name="P1" draw:layer="layout" svg:width="0.193cm" svg:height="0.183cm" svg:x="3.356cm" svg:y="16.713cm" svg:viewBox="0 0 194 184" svg:d="M0 0c17 9 34 20 50 32 20 15 38 29 54 44 39 35 69 71 90 108">
          <text:p/>
        </draw:path>
        <draw:path draw:style-name="gr8" draw:text-style-name="P1" draw:layer="layout" svg:width="0.028cm" svg:height="0.097cm" svg:x="3.549cm" svg:y="16.896cm" svg:viewBox="0 0 29 98" svg:d="M0 0c5 10 11 21 16 35 3 8 7 17 9 26 3 11 4 24 4 37">
          <text:p/>
        </draw:path>
        <draw:path draw:style-name="gr8" draw:text-style-name="P1" draw:layer="layout" svg:width="0.028cm" svg:height="0.087cm" svg:x="3.549cm" svg:y="16.993cm" svg:viewBox="0 0 29 88" svg:d="M0 88c5-8 11-18 16-30 3-6 7-14 9-23 3-10 4-21 4-35">
          <text:p/>
        </draw:path>
        <draw:path draw:style-name="gr8" draw:text-style-name="P1" draw:layer="layout" svg:width="0.047cm" svg:height="0.041cm" svg:x="3.502cm" svg:y="17.08cm" svg:viewBox="0 0 48 42" svg:d="M0 42c20-12 35-26 48-42">
          <text:p/>
        </draw:path>
        <draw:path draw:style-name="gr8" draw:text-style-name="P1" draw:layer="layout" svg:width="0.184cm" svg:height="0.177cm" svg:x="3.366cm" svg:y="17.189cm" svg:viewBox="0 0 185 178" svg:d="M0 0c23 14 46 30 67 47s40 34 56 51c25 26 45 53 62 80">
          <text:p/>
        </draw:path>
        <draw:path draw:style-name="gr8" draw:text-style-name="P1" draw:layer="layout" svg:width="0.028cm" svg:height="0.097cm" svg:x="3.549cm" svg:y="17.366cm" svg:viewBox="0 0 29 98" svg:d="M0 0c5 10 11 21 16 34 3 8 7 18 9 27 3 11 4 24 4 37">
          <text:p/>
        </draw:path>
        <draw:path draw:style-name="gr8" draw:text-style-name="P1" draw:layer="layout" svg:width="0.028cm" svg:height="0.087cm" svg:x="3.549cm" svg:y="17.463cm" svg:viewBox="0 0 29 88" svg:d="M0 88c5-8 11-17 16-28 3-7 7-15 9-24 3-11 4-22 4-36">
          <text:p/>
        </draw:path>
        <draw:path draw:style-name="gr8" draw:text-style-name="P1" draw:layer="layout" svg:width="0.047cm" svg:height="0.041cm" svg:x="3.502cm" svg:y="17.55cm" svg:viewBox="0 0 48 42" svg:d="M0 42c20-11 35-26 48-42">
          <text:p/>
        </draw:path>
        <draw:path draw:style-name="gr8" draw:text-style-name="P1" draw:layer="layout" svg:width="0.193cm" svg:height="0.07cm" svg:x="3.356cm" svg:y="18.582cm" svg:viewBox="0 0 194 71" svg:d="M0 0c55 32 121 56 194 71">
          <text:p/>
        </draw:path>
        <draw:path draw:style-name="gr8" draw:text-style-name="P1" draw:layer="layout" svg:width="0.694cm" svg:height="0.249cm" svg:x="3.549cm" svg:y="18.421cm" svg:viewBox="0 0 695 250" svg:d="M0 232c145 31 307 22 441-22 134-45 227-122 254-210">
          <text:p/>
        </draw:path>
        <draw:path draw:style-name="gr8" draw:text-style-name="P1" draw:layer="layout" svg:width="0.01cm" svg:height="0.054cm" svg:x="4.243cm" svg:y="18.367cm" svg:viewBox="0 0 11 55" svg:d="M0 55c7-19 11-37 11-55">
          <text:p/>
        </draw:path>
        <draw:path draw:style-name="gr8" draw:text-style-name="P1" draw:layer="layout" svg:width="0.01cm" svg:height="0.053cm" svg:x="4.243cm" svg:y="15.511cm" svg:viewBox="0 0 11 54" svg:d="M0 54c7-18 11-36 11-54">
          <text:p/>
        </draw:path>
        <draw:path draw:style-name="gr8" draw:text-style-name="P1" draw:layer="layout" svg:width="0.031cm" svg:height="0.103cm" svg:x="4.221cm" svg:y="15.408cm" svg:viewBox="0 0 32 104" svg:d="M32 104c0-35-12-71-32-104">
          <text:p/>
        </draw:path>
        <draw:path draw:style-name="gr8" draw:text-style-name="P1" draw:layer="layout" svg:width="0.694cm" svg:height="0.25cm" svg:x="3.549cm" svg:y="15.564cm" svg:viewBox="0 0 695 251" svg:d="M0 232c145 31 307 23 441-23 134-44 227-121 254-209">
          <text:p/>
        </draw:path>
        <draw:path draw:style-name="gr8" draw:text-style-name="P1" draw:layer="layout" svg:width="0.193cm" svg:height="0.071cm" svg:x="3.356cm" svg:y="15.725cm" svg:viewBox="0 0 194 72" svg:d="M0 0c55 32 121 56 194 72">
          <text:p/>
        </draw:path>
        <draw:line draw:style-name="gr8" draw:text-style-name="P1" draw:layer="layout" svg:x1="3.811cm" svg:y1="15.172cm" svg:x2="4.222cm" svg:y2="15.409cm">
          <text:p/>
        </draw:line>
        <draw:path draw:style-name="gr8" draw:text-style-name="P1" draw:layer="layout" svg:width="0.118cm" svg:height="0.205cm" svg:x="3.25cm" svg:y="17.312cm" svg:viewBox="0 0 119 206" svg:d="M119 206c0-76-54-168-119-206">
          <text:p/>
        </draw:path>
        <draw:path draw:style-name="gr8" draw:text-style-name="P1" draw:layer="layout" svg:width="0.237cm" svg:height="0.306cm" svg:x="3.131cm" svg:y="17.296cm" svg:viewBox="0 0 238 307" svg:d="M120 16c-67-38-120-8-120 68 0 75 53 168 120 206 65 38 118 7 118-69">
          <text:p/>
        </draw:path>
        <draw:path draw:style-name="gr8" draw:text-style-name="P1" draw:layer="layout" svg:width="0.118cm" svg:height="0.205cm" svg:x="3.25cm" svg:y="16.841cm" svg:viewBox="0 0 119 206" svg:d="M119 206c0-75-54-168-119-206">
          <text:p/>
        </draw:path>
        <draw:path draw:style-name="gr8" draw:text-style-name="P1" draw:layer="layout" svg:width="0.237cm" svg:height="0.306cm" svg:x="3.131cm" svg:y="16.825cm" svg:viewBox="0 0 238 307" svg:d="M120 16c-67-37-120-7-120 69s53 168 120 206c65 38 118 7 118-69">
          <text:p/>
        </draw:path>
        <draw:path draw:style-name="gr8" draw:text-style-name="P1" draw:layer="layout" svg:width="0.043cm" svg:height="0.005cm" svg:x="3.226cm" svg:y="17.321cm" svg:viewBox="0 0 44 6" svg:d="M44 5c-17-7-32-7-44 1">
          <text:p/>
        </draw:path>
        <draw:path draw:style-name="gr8" draw:text-style-name="P1" draw:layer="layout" svg:width="0.142cm" svg:height="0.209cm" svg:x="3.202cm" svg:y="17.326cm" svg:viewBox="0 0 143 210" svg:d="M24 0c-32 19-32 81 0 137 33 56 85 86 119 68">
          <text:p/>
        </draw:path>
        <draw:path draw:style-name="gr8" draw:text-style-name="P1" draw:layer="layout" svg:width="0.022cm" svg:height="0.036cm" svg:x="3.344cm" svg:y="17.494cm" svg:viewBox="0 0 23 37" svg:d="M0 37c12-7 20-21 23-37">
          <text:p/>
        </draw:path>
        <draw:path draw:style-name="gr8" draw:text-style-name="P1" draw:layer="layout" svg:width="0.043cm" svg:height="0.005cm" svg:x="3.226cm" svg:y="16.85cm" svg:viewBox="0 0 44 6" svg:d="M44 4c-17-6-32-6-44 2">
          <text:p/>
        </draw:path>
        <draw:path draw:style-name="gr8" draw:text-style-name="P1" draw:layer="layout" svg:width="0.142cm" svg:height="0.209cm" svg:x="3.202cm" svg:y="16.856cm" svg:viewBox="0 0 143 210" svg:d="M24 0c-32 19-32 79 0 137 33 56 85 86 119 67">
          <text:p/>
        </draw:path>
        <draw:path draw:style-name="gr8" draw:text-style-name="P1" draw:layer="layout" svg:width="0.022cm" svg:height="0.036cm" svg:x="3.344cm" svg:y="17.023cm" svg:viewBox="0 0 23 37" svg:d="M0 37c12-6 20-20 23-37">
          <text:p/>
        </draw:path>
        <draw:path draw:style-name="gr8" draw:text-style-name="P1" draw:layer="layout" svg:width="0.058cm" svg:height="0.159cm" svg:x="3.025cm" svg:y="17.572cm" svg:viewBox="0 0 59 160" svg:d="M0 160c37-50 59-110 59-160">
          <text:p/>
        </draw:path>
        <draw:path draw:style-name="gr8" draw:text-style-name="P1" draw:layer="layout" svg:width="0.017cm" svg:height="0.064cm" svg:x="3.066cm" svg:y="17.508cm" svg:viewBox="0 0 18 65" svg:d="M18 65c0-26-7-49-18-65">
          <text:p/>
        </draw:path>
        <draw:path draw:style-name="gr8" draw:text-style-name="P1" draw:layer="layout" svg:width="0.138cm" svg:height="0.088cm" svg:x="2.887cm" svg:y="17.731cm" svg:viewBox="0 0 139 89" svg:d="M0 89c43 2 98-33 139-89">
          <text:p/>
        </draw:path>
        <draw:path draw:style-name="gr8" draw:text-style-name="P1" draw:layer="layout" svg:width="0.035cm" svg:height="0.006cm" svg:x="2.97cm" svg:y="17.548cm" svg:viewBox="0 0 36 7" svg:d="M0 3c13-5 26-4 36 4">
          <text:p/>
        </draw:path>
        <draw:path draw:style-name="gr8" draw:text-style-name="P1" draw:layer="layout" svg:width="0.133cm" svg:height="0.195cm" svg:x="2.895cm" svg:y="17.553cm" svg:viewBox="0 0 134 196" svg:d="M111 0c30 18 30 74 0 128-30 53-81 81-111 63">
          <text:p/>
        </draw:path>
        <draw:path draw:style-name="gr8" draw:text-style-name="P1" draw:layer="layout" svg:width="0.02cm" svg:height="0.028cm" svg:x="2.875cm" svg:y="17.715cm" svg:viewBox="0 0 21 29" svg:d="M21 29c-11-5-18-16-21-29">
          <text:p/>
        </draw:path>
        <draw:line draw:style-name="gr8" draw:text-style-name="P1" draw:layer="layout" svg:x1="3.025cm" svg:y1="17.732cm" svg:x2="3.079cm" svg:y2="17.763cm">
          <text:p/>
        </draw:line>
        <draw:line draw:style-name="gr8" draw:text-style-name="P1" draw:layer="layout" svg:x1="3.079cm" svg:y1="17.763cm" svg:x2="3.025cm" svg:y2="17.731cm">
          <text:p/>
        </draw:line>
        <draw:path draw:style-name="gr8" draw:text-style-name="P1" draw:layer="layout" svg:width="0.1cm" svg:height="0.167cm" svg:x="2.875cm" svg:y="17.549cm" svg:viewBox="0 0 101 168" svg:d="M98 0c8 27 0 66-20 100-20 36-50 62-78 68">
          <text:p/>
        </draw:path>
        <draw:path draw:style-name="gr8" draw:text-style-name="P1" draw:layer="layout" svg:width="0.008cm" svg:height="0.134cm" svg:x="4.252cm" svg:y="17.503cm" svg:viewBox="0 0 9 135" svg:d="M0 135c12-51 12-98 0-135">
          <text:p/>
        </draw:path>
        <draw:path draw:style-name="gr8" draw:text-style-name="P1" draw:layer="layout" svg:width="0.101cm" svg:height="0.382cm" svg:x="4.159cm" svg:y="14.991cm" svg:viewBox="0 0 102 383" svg:d="M0 383c55-65 92-148 100-223 9-75-11-135-54-160">
          <text:p/>
        </draw:path>
        <draw:path draw:style-name="gr8" draw:text-style-name="P1" draw:layer="layout" svg:width="0.057cm" svg:height="0.013cm" svg:x="4.147cm" svg:y="14.978cm" svg:viewBox="0 0 58 14" svg:d="M58 14c-17-11-37-15-58-14">
          <text:p/>
        </draw:path>
        <draw:line draw:style-name="gr8" draw:text-style-name="P1" draw:layer="layout" svg:x1="3.811cm" svg:y1="15.173cm" svg:x2="4.148cm" svg:y2="14.978cm">
          <text:p/>
        </draw:line>
        <draw:path draw:style-name="gr8" draw:text-style-name="P1" draw:layer="layout" svg:width="0.046cm" svg:height="0.097cm" svg:x="3.942cm" svg:y="15.15cm" svg:viewBox="0 0 47 98" svg:d="M47 0c-22 30-38 65-47 98">
          <text:p/>
        </draw:path>
        <draw:path draw:style-name="gr8" draw:text-style-name="P1" draw:layer="layout" svg:width="0.04cm" svg:height="0.086cm" svg:x="4.16cm" svg:y="15.066cm" svg:viewBox="0 0 41 87" svg:d="M41 87c0-40-15-72-41-87">
          <text:p/>
        </draw:path>
        <draw:path draw:style-name="gr8" draw:text-style-name="P1" draw:layer="layout" svg:width="0.172cm" svg:height="0.092cm" svg:x="3.988cm" svg:y="15.058cm" svg:viewBox="0 0 173 93" svg:d="M173 9c-46-27-119 9-173 84">
          <text:p/>
        </draw:path>
        <draw:path draw:style-name="gr8" draw:text-style-name="P1" draw:layer="layout" svg:width="0.087cm" svg:height="0.194cm" svg:x="4.112cm" svg:y="15.152cm" svg:viewBox="0 0 88 195" svg:d="M0 195c52-54 88-131 88-195">
          <text:p/>
        </draw:path>
        <draw:path draw:style-name="gr8" draw:text-style-name="P1" draw:layer="layout" svg:width="0.056cm" svg:height="0.012cm" svg:x="4.041cm" svg:y="14.917cm" svg:viewBox="0 0 57 13" svg:d="M57 13c-16-10-35-14-57-13">
          <text:p/>
        </draw:path>
        <draw:line draw:style-name="gr8" draw:text-style-name="P1" draw:layer="layout" svg:x1="4.148cm" svg:y1="14.979cm" svg:x2="4.041cm" svg:y2="14.917cm">
          <text:p/>
        </draw:line>
        <draw:line draw:style-name="gr8" draw:text-style-name="P1" draw:layer="layout" svg:x1="2.988cm" svg:y1="15.526cm" svg:x2="4.042cm" svg:y2="14.917cm">
          <text:p/>
        </draw:line>
        <draw:path draw:style-name="gr8" draw:text-style-name="P1" draw:layer="layout" svg:width="0.1cm" svg:height="0.167cm" svg:x="2.875cm" svg:y="16.325cm" svg:viewBox="0 0 101 168" svg:d="M98 0c8 28 0 66-20 101s-50 61-78 67">
          <text:p/>
        </draw:path>
        <draw:path draw:style-name="gr8" draw:text-style-name="P1" draw:layer="layout" svg:width="0.005cm" svg:height="0.003cm" svg:x="3.96cm" svg:y="15.083cm" svg:viewBox="0 0 6 4" svg:d="M0 4c3-1 4-3 6-4">
          <text:p/>
        </draw:path>
        <draw:path draw:style-name="gr8" draw:text-style-name="P1" draw:layer="layout" svg:width="0.079cm" svg:height="0.144cm" svg:x="3.952cm" svg:y="15.109cm" svg:viewBox="0 0 80 145" svg:d="M78 0c5 23-1 54-17 82-16 29-38 53-61 63">
          <text:p/>
        </draw:path>
        <draw:path draw:style-name="gr8" draw:text-style-name="P1" draw:layer="layout" svg:width="0.017cm" svg:height="0.063cm" svg:x="3.066cm" svg:y="16.284cm" svg:viewBox="0 0 18 64" svg:d="M18 64c0-25-7-47-18-64">
          <text:p/>
        </draw:path>
        <draw:path draw:style-name="gr8" draw:text-style-name="P1" draw:layer="layout" svg:width="0.154cm" svg:height="0.113cm" svg:x="2.887cm" svg:y="16.483cm" svg:viewBox="0 0 155 114" svg:d="M0 114c50 3 113-43 155-114">
          <text:p/>
        </draw:path>
        <draw:path draw:style-name="gr8" draw:text-style-name="P1" draw:layer="layout" svg:width="0.042cm" svg:height="0.136cm" svg:x="3.041cm" svg:y="16.347cm" svg:viewBox="0 0 43 137" svg:d="M0 137c27-44 43-94 43-137">
          <text:p/>
        </draw:path>
        <draw:path draw:style-name="gr8" draw:text-style-name="P1" draw:layer="layout" svg:width="0.035cm" svg:height="0.006cm" svg:x="2.97cm" svg:y="16.324cm" svg:viewBox="0 0 36 7" svg:d="M0 3c13-5 26-3 36 4">
          <text:p/>
        </draw:path>
        <draw:path draw:style-name="gr8" draw:text-style-name="P1" draw:layer="layout" svg:width="0.133cm" svg:height="0.195cm" svg:x="2.895cm" svg:y="16.329cm" svg:viewBox="0 0 134 196" svg:d="M111 0c30 17 30 74 0 127s-81 82-111 64">
          <text:p/>
        </draw:path>
        <draw:path draw:style-name="gr8" draw:text-style-name="P1" draw:layer="layout" svg:width="0.02cm" svg:height="0.029cm" svg:x="2.875cm" svg:y="16.49cm" svg:viewBox="0 0 21 30" svg:d="M21 30c-11-6-18-16-21-30">
          <text:p/>
        </draw:path>
        <draw:path draw:style-name="gr8" draw:text-style-name="P1" draw:layer="layout" svg:width="0.045cm" svg:height="0.007cm" svg:x="4.018cm" svg:y="15.107cm" svg:viewBox="0 0 46 8" svg:d="M0 8c18-10 34-10 46-2">
          <text:p/>
        </draw:path>
        <draw:path draw:style-name="gr8" draw:text-style-name="P1" draw:layer="layout" svg:width="0.079cm" svg:height="0.172cm" svg:x="4.005cm" svg:y="15.112cm" svg:viewBox="0 0 80 173" svg:d="M59 0c21 12 27 46 14 85-13 40-42 75-73 88">
          <text:p/>
        </draw:path>
        <draw:path draw:style-name="gr8" draw:text-style-name="P1" draw:layer="layout" svg:width="0cm" svg:height="0.002cm" svg:x="3.943cm" svg:y="15.245cm" svg:viewBox="0 0 0 3" svg:d="M0 3c0-1 0-2 0-3">
          <text:p/>
        </draw:path>
        <draw:path draw:style-name="gr8" draw:text-style-name="P1" draw:layer="layout" svg:width="0.017cm" svg:height="0.064cm" svg:x="4.129cm" svg:y="15.058cm" svg:viewBox="0 0 18 65" svg:d="M18 65c0-26-6-49-18-65">
          <text:p/>
        </draw:path>
        <draw:path draw:style-name="gr8" draw:text-style-name="P1" draw:layer="layout" svg:width="0.087cm" svg:height="0.193cm" svg:x="4.059cm" svg:y="15.122cm" svg:viewBox="0 0 88 194" svg:d="M0 194c53-52 88-129 88-194">
          <text:p/>
        </draw:path>
        <draw:line draw:style-name="gr8" draw:text-style-name="P1" draw:layer="layout" svg:x1="2.747cm" svg:y1="16.653cm" svg:x2="2.854cm" svg:y2="16.715cm">
          <text:p/>
        </draw:line>
        <draw:line draw:style-name="gr8" draw:text-style-name="P1" draw:layer="layout" svg:x1="2.747cm" svg:y1="17.877cm" svg:x2="2.854cm" svg:y2="17.939cm">
          <text:p/>
        </draw:line>
        <draw:line draw:style-name="gr8" draw:text-style-name="P1" draw:layer="layout" svg:x1="4.252cm" svg:y1="18.367cm" svg:x2="4.252cm" svg:y2="15.511cm">
          <text:p/>
        </draw:line>
        <draw:line draw:style-name="gr8" draw:text-style-name="P1" draw:layer="layout" svg:x1="3.503cm" svg:y1="17.591cm" svg:x2="3.41cm" svg:y2="17.645cm">
          <text:p/>
        </draw:line>
        <draw:line draw:style-name="gr8" draw:text-style-name="P1" draw:layer="layout" svg:x1="3.232cm" svg:y1="17.171cm" svg:x2="3.16cm" svg:y2="17.212cm">
          <text:p/>
        </draw:line>
        <draw:line draw:style-name="gr8" draw:text-style-name="P1" draw:layer="layout" svg:x1="3.503cm" svg:y1="17.121cm" svg:x2="3.41cm" svg:y2="17.175cm">
          <text:p/>
        </draw:line>
        <draw:line draw:style-name="gr8" draw:text-style-name="P1" draw:layer="layout" svg:x1="3.232cm" svg:y1="16.7cm" svg:x2="3.16cm" svg:y2="16.742cm">
          <text:p/>
        </draw:line>
        <draw:path draw:style-name="gr8" draw:text-style-name="P1" draw:layer="layout" svg:width="0.316cm" svg:height="0.449cm" svg:x="3.094cm" svg:y="17.211cm" svg:viewBox="0 0 317 450" svg:d="M66 0c-10 6-20 14-28 23-9 10-17 23-24 38-6 15-12 34-14 62-1 20 0 43 6 72 6 28 18 60 34 92 17 32 40 63 62 86 22 24 44 40 63 51 28 16 49 22 68 25 18 2 32 2 45-1 14-2 27-7 39-14">
          <text:p/>
        </draw:path>
        <draw:path draw:style-name="gr8" draw:text-style-name="P1" draw:layer="layout" svg:width="0.316cm" svg:height="0.449cm" svg:x="3.094cm" svg:y="16.741cm" svg:viewBox="0 0 317 450" svg:d="M66 0c-10 6-20 14-28 23-9 9-17 21-24 37-6 16-12 35-14 63-1 19 0 43 6 71 6 29 18 61 34 93 17 32 40 63 62 86s44 40 63 51c28 16 49 22 68 25 18 2 32 1 45-1 14-2 27-7 39-14">
          <text:p/>
        </draw:path>
        <draw:line draw:style-name="gr8" draw:text-style-name="P1" draw:layer="layout" svg:x1="3.344cm" svg:y1="17.531cm" svg:x2="3.369cm" svg:y2="17.516cm">
          <text:p/>
        </draw:line>
        <draw:line draw:style-name="gr8" draw:text-style-name="P1" draw:layer="layout" svg:x1="3.344cm" svg:y1="17.06cm" svg:x2="3.369cm" svg:y2="17.045cm">
          <text:p/>
        </draw:line>
        <draw:line draw:style-name="gr8" draw:text-style-name="P1" draw:layer="layout" svg:x1="4.097cm" svg:y1="14.929cm" svg:x2="4.205cm" svg:y2="14.992cm">
          <text:p/>
        </draw:line>
        <draw:frame draw:style-name="gr11" draw:text-style-name="P5" draw:layer="layout" svg:width="9.04cm" svg:height="0.623cm" svg:x="19.431cm" svg:y="7.366cm">
          <draw:text-box>
            <text:p text:style-name="P4"><text:span text:style-name="T1">2X M3 Brass Inserts [HD-MS0030]</text:span></text:p>
          </draw:text-box>
        </draw:frame>
        <draw:frame draw:style-name="gr12" draw:text-style-name="P6" draw:layer="layout" svg:width="0.119cm" svg:height="0.141cm" svg:x="26.64cm" svg:y="9.941cm">
          <draw:text-box>
            <text:p text:style-name="P4"><text:span text:style-name="T2"><text:s/></text:span></text:p>
          </draw:text-box>
        </draw:frame>
        <draw:frame draw:style-name="gr13" draw:text-style-name="P7" draw:layer="layout" svg:width="0.665cm" svg:height="0.78cm" svg:x="27.634cm" svg:y="19.23cm">
          <draw:text-box>
            <text:p text:style-name="P4"><text:span text:style-name="T3">X</text:span></text:p>
          </draw:text-box>
        </draw:frame>
        <draw:frame draw:style-name="gr12" draw:text-style-name="P6" draw:layer="layout" svg:width="0.119cm" svg:height="0.141cm" svg:x="28.044cm" svg:y="19.737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5T13:59:47.231272141</dc:date>
    <meta:editing-duration>PT1M8S</meta:editing-duration>
    <meta:editing-cycles>1</meta:editing-cycles>
    <meta:document-statistic meta:object-count="762"/>
    <meta:generator>LibreOffice/5.2.7.2$Linux_X86_64 LibreOffice_project/20m0$Build-2</meta:generator>
  </office:meta>
</office:document-meta>
</file>